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A0000001A142B7AEB4BBE71FA5.png" manifest:media-type="image/png"/>
  <manifest:file-entry manifest:full-path="Pictures/1000020100000121000001D8A161984EFB076DC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2" style:family="graphic" style:parent-style-name="standard">
      <style:graphic-properties draw:stroke="none" draw:fill="solid" draw:fill-color="#000000"/>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solid" svg:stroke-width="0.034cm" svg:stroke-color="#370700" draw:stroke-linejoin="miter" svg:stroke-linecap="butt" draw:fill="none" fo:padding-top="0.017cm" fo:padding-bottom="0.017cm" fo:padding-left="0.017cm" fo:padding-right="0.017cm"/>
    </style:style>
    <style:style style:name="gr5" style:family="graphic" style:parent-style-name="standard">
      <style:graphic-properties draw:stroke="solid" svg:stroke-width="0.034cm" svg:stroke-color="#000137"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fff"/>
    </style:style>
    <style:style style:name="gr7" style:family="graphic" style:parent-style-name="standard">
      <style:graphic-properties draw:stroke="solid" svg:stroke-width="0cm" svg:stroke-color="#000000" draw:stroke-linejoin="bevel" svg:stroke-linecap="square" draw:fill="none"/>
    </style:style>
    <style:style style:name="gr8" style:family="graphic" style:parent-style-name="standard">
      <style:graphic-properties draw:stroke="solid" svg:stroke-width="0.039cm" svg:stroke-color="#000000" draw:stroke-linejoin="bevel" svg:stroke-linecap="round" draw:fill="none" fo:padding-top="0.019cm" fo:padding-bottom="0.019cm" fo:padding-left="0.019cm" fo:padding-right="0.019cm"/>
    </style:style>
    <style:style style:name="gr9" style:family="graphic" style:parent-style-name="standard">
      <style:graphic-properties draw:stroke="solid" svg:stroke-width="0.049cm" svg:stroke-color="#000000" draw:stroke-linejoin="bevel" svg:stroke-linecap="round" draw:fill="none" fo:padding-top="0.024cm" fo:padding-bottom="0.024cm" fo:padding-left="0.024cm" fo:padding-right="0.024cm"/>
    </style:style>
    <style:style style:name="gr10" style:family="graphic" style:parent-style-name="standard">
      <style:graphic-properties draw:stroke="solid" svg:stroke-width="0.049cm" svg:stroke-color="#ff0000" draw:stroke-linejoin="bevel" svg:stroke-linecap="round" draw:fill="solid" draw:fill-color="#000000" fo:padding-top="0.024cm" fo:padding-bottom="0.024cm" fo:padding-left="0.024cm" fo:padding-right="0.024cm"/>
    </style:style>
    <style:style style:name="gr11" style:family="graphic" style:parent-style-name="standard">
      <style:graphic-properties draw:stroke="none" draw:fill="none" draw:textarea-horizontal-align="left" draw:textarea-vertical-align="top" draw:auto-grow-height="true" draw:auto-grow-width="true" fo:min-height="0.665cm" fo:min-width="0.665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119cm" fo:min-width="0.119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532cm" fo:min-width="0.532cm" fo:padding-top="0cm" fo:padding-bottom="0cm" fo:padding-left="0cm" fo:padding-right="0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ffffff"/>
    </style:style>
    <style:style style:name="P4" style:family="paragraph">
      <style:paragraph-properties fo:text-align="start" style:writing-mode="lr-tb"/>
    </style:style>
    <style:style style:name="P5" style:family="paragraph">
      <loext:graphic-properties draw:fill="none"/>
      <style:text-properties fo:font-size="18.8999996185303pt" style:font-size-asian="18.8999996185303pt" style:font-size-complex="18.8999996185303pt"/>
    </style:style>
    <style:style style:name="P6" style:family="paragraph">
      <loext:graphic-properties draw:fill="none"/>
      <style:text-properties fo:font-size="3.40000009536743pt" style:font-size-asian="3.40000009536743pt" style:font-size-complex="3.40000009536743pt"/>
    </style:style>
    <style:style style:name="P7" style:family="paragraph">
      <loext:graphic-properties draw:fill="none"/>
      <style:text-properties fo:font-size="15.1000003814697pt" style:font-size-asian="15.1000003814697pt" style:font-size-complex="15.1000003814697pt"/>
    </style:style>
    <style:style style:name="T1" style:family="text">
      <style:text-properties fo:color="#000000" style:font-name="osifont1" fo:font-size="18.8999996185303pt" style:font-size-asian="18.8999996185303pt" style:font-name-complex="osifont1" style:font-size-complex="18.8999996185303pt"/>
    </style:style>
    <style:style style:name="T2" style:family="text">
      <style:text-properties fo:color="#000000" style:font-name="DejaVuSans1" fo:font-size="3.40000009536743pt" style:font-size-asian="3.40000009536743pt" style:font-name-complex="DejaVuSans1" style:font-size-complex="3.40000009536743pt"/>
    </style:style>
    <style:style style:name="T3" style:family="text">
      <style:text-properties fo:color="#000000" style:font-name="osifont1" fo:font-size="15.1000003814697pt" style:font-size-asian="15.1000003814697pt" style:font-name-complex="osifont1" style:font-size-complex="15.100000381469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line draw:style-name="gr1" draw:text-style-name="P1" draw:layer="layout" svg:x1="0.999cm" svg:y1="19.991cm" svg:x2="28.658cm" svg:y2="19.991cm">
          <text:p/>
        </draw:line>
        <draw:line draw:style-name="gr1" draw:text-style-name="P1" draw:layer="layout" svg:x1="28.702cm" svg:y1="19.976cm" svg:x2="28.702cm" svg:y2="0.969cm">
          <text:p/>
        </draw:line>
        <draw:line draw:style-name="gr1" draw:text-style-name="P1" draw:layer="layout" svg:x1="28.708cm" svg:y1="0.985cm" svg:x2="1.014cm" svg:y2="0.985cm">
          <text:p/>
        </draw:line>
        <draw:line draw:style-name="gr1" draw:text-style-name="P1" draw:layer="layout" svg:x1="1.014cm" svg:y1="0.97cm" svg:x2="1.014cm" svg:y2="19.976cm">
          <text:p/>
        </draw:line>
        <draw:line draw:style-name="gr1" draw:text-style-name="P1" draw:layer="layout" svg:x1="14.858cm" svg:y1="0.985cm" svg:x2="14.858cm" svg:y2="0.014cm">
          <text:p/>
        </draw:line>
        <draw:line draw:style-name="gr1" draw:text-style-name="P1" draw:layer="layout" svg:x1="14.861cm" svg:y1="20.256cm" svg:x2="14.861cm" svg:y2="20.975cm">
          <text:p/>
        </draw:line>
        <draw:line draw:style-name="gr1" draw:text-style-name="P1" draw:layer="layout" svg:x1="1.016cm" svg:y1="10.478cm" svg:x2="0.017cm" svg:y2="10.478cm">
          <text:p/>
        </draw:line>
        <draw:line draw:style-name="gr1" draw:text-style-name="P1" draw:layer="layout" svg:x1="28.704cm" svg:y1="10.477cm" svg:x2="29.67cm" svg:y2="10.477cm">
          <text:p/>
        </draw:line>
        <draw:line draw:style-name="gr1" draw:text-style-name="P1" draw:layer="layout" svg:x1="24.09cm" svg:y1="20.235cm" svg:x2="24.09cm" svg:y2="20.746cm">
          <text:p/>
        </draw:line>
        <draw:line draw:style-name="gr1" draw:text-style-name="P1" draw:layer="layout" svg:x1="5.631cm" svg:y1="19.991cm" svg:x2="5.631cm" svg:y2="20.741cm">
          <text:p/>
        </draw:line>
        <draw:line draw:style-name="gr1" draw:text-style-name="P1" draw:layer="layout" svg:x1="19.475cm" svg:y1="20.235cm" svg:x2="19.475cm" svg:y2="20.746cm">
          <text:p/>
        </draw:line>
        <draw:line draw:style-name="gr1" draw:text-style-name="P1" draw:layer="layout" svg:x1="10.246cm" svg:y1="19.991cm" svg:x2="10.246cm" svg:y2="20.741cm">
          <text:p/>
        </draw:line>
        <draw:line draw:style-name="gr1" draw:text-style-name="P1" draw:layer="layout" svg:x1="10.243cm" svg:y1="0.984cm" svg:x2="10.243cm" svg:y2="0.231cm">
          <text:p/>
        </draw:line>
        <draw:line draw:style-name="gr1" draw:text-style-name="P1" draw:layer="layout" svg:x1="19.473cm" svg:y1="0.984cm" svg:x2="19.473cm" svg:y2="0.231cm">
          <text:p/>
        </draw:line>
        <draw:line draw:style-name="gr1" draw:text-style-name="P1" draw:layer="layout" svg:x1="5.629cm" svg:y1="0.984cm" svg:x2="5.629cm" svg:y2="0.231cm">
          <text:p/>
        </draw:line>
        <draw:line draw:style-name="gr1" draw:text-style-name="P1" draw:layer="layout" svg:x1="24.087cm" svg:y1="0.984cm" svg:x2="24.087cm" svg:y2="0.231cm">
          <text:p/>
        </draw:line>
        <draw:line draw:style-name="gr1" draw:text-style-name="P1" draw:layer="layout" svg:x1="0.999cm" svg:y1="5.73cm" svg:x2="0.249cm" svg:y2="5.73cm">
          <text:p/>
        </draw:line>
        <draw:line draw:style-name="gr1" draw:text-style-name="P1" draw:layer="layout" svg:x1="0.999cm" svg:y1="15.225cm" svg:x2="0.249cm" svg:y2="15.225cm">
          <text:p/>
        </draw:line>
        <draw:line draw:style-name="gr1" draw:text-style-name="P1" draw:layer="layout" svg:x1="28.705cm" svg:y1="5.73cm" svg:x2="29.454cm" svg:y2="5.73cm">
          <text:p/>
        </draw:line>
        <draw:line draw:style-name="gr1" draw:text-style-name="P1" draw:layer="layout" svg:x1="28.705cm" svg:y1="15.225cm" svg:x2="29.454cm" svg:y2="15.225cm">
          <text:p/>
        </draw:line>
        <draw:line draw:style-name="gr1" draw:text-style-name="P1" draw:layer="layout" svg:x1="13.709cm" svg:y1="20.241cm" svg:x2="28.707cm" svg:y2="20.241cm">
          <text:p/>
        </draw:line>
        <draw:line draw:style-name="gr1" draw:text-style-name="P1" draw:layer="layout" svg:x1="18.709cm" svg:y1="19.991cm" svg:x2="18.709cm" svg:y2="20.491cm">
          <text:p/>
        </draw:line>
        <draw:line draw:style-name="gr1" draw:text-style-name="P1" draw:layer="layout" svg:x1="23.707cm" svg:y1="19.991cm" svg:x2="23.707cm" svg:y2="20.491cm">
          <text:p/>
        </draw:line>
        <draw:line draw:style-name="gr1" draw:text-style-name="P1" draw:layer="layout" svg:x1="25.706cm" svg:y1="19.991cm" svg:x2="25.706cm" svg:y2="20.241cm">
          <text:p/>
        </draw:line>
        <draw:line draw:style-name="gr1" draw:text-style-name="P1" draw:layer="layout" svg:x1="24.706cm" svg:y1="19.991cm" svg:x2="24.706cm" svg:y2="20.241cm">
          <text:p/>
        </draw:line>
        <draw:line draw:style-name="gr1" draw:text-style-name="P1" draw:layer="layout" svg:x1="22.707cm" svg:y1="19.991cm" svg:x2="22.707cm" svg:y2="20.241cm">
          <text:p/>
        </draw:line>
        <draw:line draw:style-name="gr1" draw:text-style-name="P1" draw:layer="layout" svg:x1="20.708cm" svg:y1="19.991cm" svg:x2="20.708cm" svg:y2="20.241cm">
          <text:p/>
        </draw:line>
        <draw:line draw:style-name="gr1" draw:text-style-name="P1" draw:layer="layout" svg:x1="21.708cm" svg:y1="19.991cm" svg:x2="21.708cm" svg:y2="20.241cm">
          <text:p/>
        </draw:line>
        <draw:line draw:style-name="gr1" draw:text-style-name="P1" draw:layer="layout" svg:x1="13.711cm" svg:y1="19.991cm" svg:x2="13.711cm" svg:y2="20.491cm">
          <text:p/>
        </draw:line>
        <draw:line draw:style-name="gr1" draw:text-style-name="P1" draw:layer="layout" svg:x1="28.7cm" svg:y1="19.991cm" svg:x2="28.7cm" svg:y2="20.491cm">
          <text:p/>
        </draw:line>
        <draw:line draw:style-name="gr1" draw:text-style-name="P1" draw:layer="layout" svg:x1="17.709cm" svg:y1="19.991cm" svg:x2="17.709cm" svg:y2="20.241cm">
          <text:p/>
        </draw:line>
        <draw:line draw:style-name="gr1" draw:text-style-name="P1" draw:layer="layout" svg:x1="16.71cm" svg:y1="19.991cm" svg:x2="16.71cm" svg:y2="20.241cm">
          <text:p/>
        </draw:line>
        <draw:line draw:style-name="gr1" draw:text-style-name="P1" draw:layer="layout" svg:x1="19.709cm" svg:y1="19.991cm" svg:x2="19.709cm" svg:y2="20.241cm">
          <text:p/>
        </draw:line>
        <draw:line draw:style-name="gr1" draw:text-style-name="P1" draw:layer="layout" svg:x1="14.711cm" svg:y1="19.991cm" svg:x2="14.711cm" svg:y2="20.241cm">
          <text:p/>
        </draw:line>
        <draw:line draw:style-name="gr1" draw:text-style-name="P1" draw:layer="layout" svg:x1="27.705cm" svg:y1="19.991cm" svg:x2="27.705cm" svg:y2="20.241cm">
          <text:p/>
        </draw:line>
        <draw:line draw:style-name="gr1" draw:text-style-name="P1" draw:layer="layout" svg:x1="15.71cm" svg:y1="19.991cm" svg:x2="15.71cm" svg:y2="20.241cm">
          <text:p/>
        </draw:line>
        <draw:line draw:style-name="gr1" draw:text-style-name="P1" draw:layer="layout" svg:x1="26.706cm" svg:y1="19.991cm" svg:x2="26.706cm" svg:y2="20.241cm">
          <text:p/>
        </draw:line>
        <draw:path draw:style-name="gr2" draw:text-style-name="P2" draw:layer="layout" svg:width="0.35cm" svg:height="0.246cm" svg:x="12.361cm" svg:y="0.453cm" svg:viewBox="0 0 351 247" svg:d="M0 130v117h351v-117l-11-55-34-41-55-25-75-9-77 8-30 10-24 14-34 41-8 27zM43 133l7-38 23-26 42-16 61-5 59 6 41 15 25 27 8 37v67h-266z">
          <text:p/>
        </draw:path>
        <draw:path draw:style-name="gr2" draw:text-style-name="P2" draw:layer="layout" svg:width="0.363cm" svg:height="0.26cm" svg:x="12.354cm" svg:y="0.446cm" svg:viewBox="0 0 364 261" svg:d="M13 137v117h-6v-6h351v6h-7v-117h7l-7 1-11-55 7-1-5 4-34-41 5-4-3 6-55-25 3-6-1 6-75-9 1-6v6l-77 8-1-6 2 6-30 10-2-6 3 5-24 15-3-6 5 4-33 41-5-4 6 2-8 26-6-1h6l-3 30h-6zM0 136l3-30v-1h1l8-27v-1l1-1 33-41v-1l1-1 25-14h1l30-10 1-1h1l77-8h1 1l75 9h1l1 1 55 25 1 1 1 1 34 41 1 1v2l11 54v1 1 117 7h-6-351-7v-7-117zM42 139l8-38v-2l1-1 24-27 1-1h1l42-16h1l62-5h1l59 5h1l1 1 41 15 2 1 1 1 25 27 1 1v2l8 37v1 67 7h-6-267-7v-7-67zM55 140v67h-6v-7h267v7h-7v-67h7l-6 2-8-38 6-1-5 4-25-26 5-5-2 6-42-15 3-6-1 6-59-5 1-7v7l-62 5v-7l2 6-41 16-3-6 5 4-23 26-5-4 7 1-8 39-6-2z">
          <text:p/>
        </draw:path>
        <draw:polygon draw:style-name="gr2" draw:text-style-name="P2" draw:layer="layout" svg:width="0.35cm" svg:height="0.222cm" svg:x="7.746cm" svg:y="0.477cm" svg:viewBox="0 0 351 223" draw:points="351,223 351,0 309,0 309,177 190,177 190,20 148,20 148,177 43,177 43,4 0,4 0,223">
          <text:p/>
        </draw:polygon>
        <draw:path draw:style-name="gr2" draw:text-style-name="P2" draw:layer="layout" svg:width="0.363cm" svg:height="0.235cm" svg:x="7.74cm" svg:y="0.471cm" svg:viewBox="0 0 364 236" svg:d="M351 229v-223h6v7h-42v-7h6v177 6h-6-119-6v-6-157h6v6h-42v-6h7v157 6h-7-104-8v-6-173h8v7h-44v-7h7v219h-7v-6h351v6zM357 236h-351-6v-7-219-6h6 44 6v6 173h-6v-7h104v7h-6v-157-7h6 42 7v7 157h-7v-7h119v7h-7v-177-6h7 42 7v6 223 7z">
          <text:p/>
        </draw:path>
        <draw:polygon draw:style-name="gr2" draw:text-style-name="P2" draw:layer="layout" svg:width="0.369cm" svg:height="0.255cm" svg:x="16.976cm" svg:y="0.444cm" svg:viewBox="0 0 370 256" draw:points="230,49 272,59 302,75 321,98 327,126 318,158 291,184 247,202 185,208 123,202 78,185 51,159 41,126 46,101 61,81 83,65 114,54 114,6 67,21 30,47 8,83 0,126 12,179 47,221 105,247 185,256 264,247 322,221 357,179 370,126 360,79 333,41 289,14 230,0">
          <text:p/>
        </draw:polygon>
        <draw:path draw:style-name="gr2" draw:text-style-name="P2" draw:layer="layout" svg:width="0.382cm" svg:height="0.27cm" svg:x="16.969cm" svg:y="0.436cm" svg:viewBox="0 0 383 271" svg:d="M238 50l43 10h1v1l31 17h1l1 1 18 23 1 2 1 1 6 27v2l-1 1-9 33v2l-1 1-28 26-1 1h-1l-44 17-1 1h-1l-61 5h-1-1l-61-5-1-1-45-16-1-1-1-1-27-25-2-2v-1l-10-34v-1-2l5-24v-1l1-1 14-21 1-1 1-1 23-16h1l31-12 2 7h-6v-48h6l2 6-47 15-2-6 3 5-36 26-4-5 6 3-24 36-5-3 6 1-8 43-6-1 6-2 12 54-6 1 5-4 36 41-5 4 3-6 58 27-3 6 1-6 79 9-1 6-1-6 79-9 1 6-3-6 58-27 3 6-5-4 36-41 4 4-6-1 12-54 7 2-7 1-9-47 6-1-5 4-27-38 5-4-3 6-44-27 3-6-1 7-60-15 2-6h6v49h-6zM230 57v-49-8l8 2 60 14h1l1 1 44 26 1 1 1 1 26 38 1 1v1l10 47v2 1l-12 54-1 1-1 1-35 41-1 1-2 1-58 27h-1l-1 1-78 9h-1-1l-78-9-1-1h-1l-58-27-2-1-1-1-36-41-1-1v-1l-13-54v-1-2l8-42v-2l1-1 24-35v-2h1l37-26 1-1h1l48-16 8-2v9 48 4l-4 2-32 11-2-6 4 5-23 16-3-5 5 3-14 21-6-4 7 2-5 24-7-1 7-2 9 33-6 2 4-5 28 26-5 5 2-6 45 16-2 6 1-6 61 5-1 7-1-7 62-5 1 6-3-6 45-17 2 6-5-5 28-25 4 4-6-1 9-33 6 2-6 1-6-27 6-2-5 4-19-23 5-4-3 6-30-17 3-5-1 6-43-10-5-1z">
          <text:p/>
        </draw:path>
        <draw:polygon draw:style-name="gr2" draw:text-style-name="P2" draw:layer="layout" svg:width="0.35cm" svg:height="0.228cm" svg:x="3.131cm" svg:y="0.471cm" svg:viewBox="0 0 351 229" draw:points="351,229 351,182 190,182 190,34 148,34 148,182 43,182 43,0 0,0 0,229">
          <text:p/>
        </draw:polygon>
        <draw:path draw:style-name="gr2" draw:text-style-name="P2" draw:layer="layout" svg:width="0.363cm" svg:height="0.241cm" svg:x="3.125cm" svg:y="0.465cm" svg:viewBox="0 0 364 242" svg:d="M351 235v-47h6v7h-162-6v-7-148h6v7h-41v-7h6v148 7h-6-105-7v-7-182h7v7h-43v-7h7v229h-7v-6h351v6zM357 242h-351-6v-7-229-6h6 43 6v6 182h-6v-6h105v6h-7v-148-6h7 41 7v6 148h-7v-6h162 7v6 47 7z">
          <text:p/>
        </draw:path>
        <draw:path draw:style-name="gr2" draw:text-style-name="P2" draw:layer="layout" svg:width="0.35cm" svg:height="0.242cm" svg:x="21.59cm" svg:y="0.457cm" svg:viewBox="0 0 351 243" svg:d="M161 63l-29-36-20-9-24-3-38 7-27 20-17 31-6 45v125h351v-132l-7-47-21-35-32-22-45-7-30 4-25 12-18 20zM145 127v70h-103v-74l3-27 9-19 16-12 23-4 23 5 16 12 10 21zM309 116v81h-121v-76l3-32 11-23 18-13 27-5 28 5 19 12 12 21z">
          <text:p/>
        </draw:path>
        <draw:path draw:style-name="gr2" draw:text-style-name="P2" draw:layer="layout" svg:width="0.363cm" svg:height="0.256cm" svg:x="21.584cm" svg:y="0.45cm" svg:viewBox="0 0 364 257" svg:d="M162 74l-29-35 5-5-3 6-20-9 3-6-1 7-24-3 1-7 1 7-38 6-1-6 4 5-27 20-4-5 6 3-17 31-6-3 7 1-6 45-7-1h7v125h-7v-6h351v6h-6v-132h6l-6 1-7-47 6-1-6 3-20-35 5-3-3 5-34-21 4-6-1 7-45-8 1-6 1 6-29 5-1-7 2 6-24 12-3-6 5 5-19 19-4-4 6 3-12 26-4 10zM161 67l12-27v-1h1l18-20 1-1h1l25-13h1 1l29-5h1 1l45 8h1l1 1 34 22h1l1 2 21 34v2l1 1 7 47v1 132 7h-7-351-6v-7-125-1l6-45v-1l1-1 16-31 1-2 1-1 27-19 2-1h1l38-7h1 1l24 3h1 1l20 10h1l1 1 29 36-5 4zM158 134v70 6h-7-103-6v-6-74l3-28v-1-1l9-19 1-1 1-1 16-12 1-1h2l23-4h1 1l23 4 2 1 1 1 16 12 2 1v1l10 21 1 1v1zM145 135l-3-29h6l-5 2-10-20 5-3-4 5-16-12 4-5-1 6-23-4 1-7 1 7-23 4-1-7 4 5-16 12-4-5 6 3-9 19-6-3 7 1-3 27-7-1h7v74h-7v-7h103v7h-6v-70h6zM322 123v81 6h-8-120-7v-6-76-1l4-32v-1-1l11-22 1-2 1-1 18-14h1l2-1 26-4h1 1l28 4h1l2 1 19 13 1 1 1 1 11 21 2 1v2l4 29zM308 124l-4-30 7-1-6 4-12-22 6-3-3 6-20-13 4-5-1 6-28-4 1-7 1 7-26 4-1-6 4 5-18 13-4-5 6 3-11 23-6-3 7 1-4 31h-6 6v76h-6v-7h120v7h-6v-81h6z">
          <text:p/>
        </draw:path>
        <draw:path draw:style-name="gr2" draw:text-style-name="P2" draw:layer="layout" svg:width="0.35cm" svg:height="0.307cm" svg:x="26.205cm" svg:y="0.392cm" svg:viewBox="0 0 351 308" svg:d="M351 308v-46l-103-37v-140l103-37v-48l-351 129v52zM205 209l-155-54 155-54z">
          <text:p/>
        </draw:path>
        <draw:path draw:style-name="gr2" draw:text-style-name="P2" draw:layer="layout" svg:width="0.364cm" svg:height="0.325cm" svg:x="26.198cm" svg:y="0.383cm" svg:viewBox="0 0 365 326" svg:d="M352 317v-46h6l-2 6-103-37-4-1v-5-141-4l4-2 103-37 2 7h-6v-48h6l3 6-352 129-2-6h6v52h-6l2-6 352 127-3 6zM356 323l-351-127-5-2v-4-52-4l5-2 351-129 9-3v9 48 4l-5 2-102 37-3-7h7v141h-7l3-6 102 37 5 1v5 46 9zM211 224l-156-54-17-6 17-6 156-55 8-3v10 108 9zM206 218v-108h7l2 6-156 54-2-6 2-6 156 54-2 6z">
          <text:p/>
        </draw:path>
        <draw:polygon draw:style-name="gr2" draw:text-style-name="P2" draw:layer="layout" svg:width="0.363cm" svg:height="0.245cm" svg:x="0.33cm" svg:y="7.996cm" svg:viewBox="0 0 364 246" draw:points="244,246 247,246 296,238 332,214 355,176 364,127 355,74 333,35 298,10 252,0 222,4 197,16 179,34 165,58 138,25 94,14 55,21 25,43 7,78 0,127 8,172 30,208 66,230 113,238 116,238 116,193 84,189 61,175 47,154 41,124 46,98 56,79 73,67 96,62 121,67 138,79 148,100 151,129 150,149 190,149 189,124 194,92 206,69 226,54 252,49 281,55 303,70 317,93 321,123 316,155 301,179 277,194 244,200">
          <text:p/>
        </draw:polygon>
        <draw:path draw:style-name="gr2" draw:text-style-name="P2" draw:layer="layout" svg:width="0.375cm" svg:height="0.257cm" svg:x="0.324cm" svg:y="7.99cm" svg:viewBox="0 0 376 258" svg:d="M250 245h3v7l-1-6 48-9 2 7-4-6 36-23 4 5-6-3 24-38 5 4-6-1 8-50 7 2-7 1-8-54 6-1-6 3-22-39 6-3-4 5-35-25 4-5-2 6-45-9 1-7 1 7-31 4-1-7 3 6-24 11-3-5 5 4-19 18-4-4 5 3-13 24-5 8-6-7-27-33 5-4-2 6-43-11 1-6 2 6-40 8-1-7 4 5-30 22-4-5 6 3-19 35-5-3 6 1-6 49h-7l7-2 8 46-7 1 6-4 22 35-6 4 4-6 35 23-3 5 1-6 47 7-1 7v-7h3v7h-6v-45h6l-1 6-32-4h-1-1l-24-13-1-1-1-2-14-21-1-1v-1l-5-30v-1-1l4-27v-1l1-1 10-20 1-1 1-1 18-11 1-1h1l23-5h1 2l24 5h2l1 1 17 12 1 1 1 1 10 21v1 3l3 28v1 20h-7v-7h40v7h-6l-1-25v-1l4-33v-1l1-1 12-23 1-2 1-1 20-14 1-1h1l27-5h1 1l30 6h1l1 1 22 14 1 1 1 1 13 23 1 2v1l5 31v1 1l-5 32-1 2v1l-15 23-1 1-2 1-24 15h-1-1l-33 6-1-6h6v46h-6zM243 252v-46-6l6-1 33-5 1 6-3-6 24-14 3 5-5-3 15-23 5 3-6-1 5-32 6 1-6 1-5-31 7-1-6 3-13-23 5-3-4 5-21-15 3-5-1 6-29-5 1-7 1 7-26 5-2-7 4 6-19 14-4-5 6 2-12 24-6-3 6 1-4 33-7-1h7l1 24v7h-7-40-6v-6-20h7l-7 1-3-29 7-1-6 3-10-22 6-3-4 5-17-12 4-5-1 6-25-4 1-7 2 7-23 4-2-6 4 5-17 12-4-5 6 3-11 20-5-4 6 1-4 27-7-1 7-1 5 30-6 1 5-4 14 21-5 4 3-6 23 13-3 6 1-6 32 4h6v6 45 6h-7-3-1l-47-7h-2l-1-1-35-23-1-1-1-1-22-35-1-1v-1l-8-45v-1-1l6-50v-1l1-1 19-35v-2h2l29-22 1-1h2l39-8h2 1l43 12h2l2 2 27 33-5 4-6-3 14-24v-1l1-1 19-18 1-1h1l24-11 1-1h1l30-4h1 1l46 9h1l1 1 36 25 1 1 1 2 22 39v1 1l9 53v2 1l-9 49v1 1l-24 38v1l-2 1-36 23-1 1h-1l-49 8h-1-3-7z">
          <text:p/>
        </draw:path>
        <draw:polygon draw:style-name="gr2" draw:text-style-name="P2" draw:layer="layout" svg:width="0.353cm" svg:height="0.241cm" svg:x="0.33cm" svg:y="12.748cm" svg:viewBox="0 0 354 242" draw:points="354,242 354,0 310,0 310,191 286,181 267,163 231,107 216,76 193,43 168,19 138,5 105,0 62,9 29,33 8,69 0,117 9,165 32,202 70,226 120,234 127,234 127,188 123,188 89,183 64,170 48,148 42,119 47,89 60,67 79,53 104,48 127,52 147,61 164,78 179,101 195,130 228,180 261,215 301,235 352,242">
          <text:p/>
        </draw:polygon>
        <draw:path draw:style-name="gr2" draw:text-style-name="P2" draw:layer="layout" svg:width="0.365cm" svg:height="0.253cm" svg:x="0.324cm" svg:y="12.742cm" svg:viewBox="0 0 366 254" svg:d="M353 248v-242h7v7h-44v-7h7v191 10l-9-4-24-10-1-1h-1l-20-18v-1l-1-1-35-56h-1l-16-30 6-3-6 4-21-34 5-3-4 5-25-25 4-5-3 6-29-14 2-6-1 7-33-5 1-7 1 7-43 8-1-6 4 5-33 25-4-5 6 3-22 36-5-3 6 1-7 47-7-1 7-1 8 48-6 1 5-3 24 37-6 3 4-5 38 23-4 6 1-7 50 8-1 7v-7h7v7h-6v-46h6v6h-4-1l-34-4h-1l-1-1-25-14h-2l-1-1-16-22-1-1v-2l-5-28-1-2 1-1 5-29v-1-1l13-22 1-1 1-1 19-14 2-1h1l25-5h1 1l23 3 1 1h1l20 10h1v1l17 16h1v1l15 22h1v1l16 29-6 3 6-3 32 49-5 4 4-5 33 35-4 5 3-6 40 21-3 5 1-6 51 6-1 7v-7h2v7zM360 254h-2-1l-51-6h-1l-1-1-40-21h-1l-1-1-33-35h-1v-1l-32-49-17-30 6-3-5 3-15-22 5-3-4 4-18-16 5-5-3 6-20-9 3-6-1 6-23-3 1-7 1 7-24 5-2-7 4 6-20 14-3-6 5 4-12 21-6-3 6 1-5 29-6-1 6-1 6 29-6 1 5-4 16 22-5 4 3-6 25 14-3 5 1-6 34 5-1 6v-7h4 7v7 46 6h-7-7-1l-50-8h-1l-1-1-38-23-1-1-1-1-24-37v-1l-1-2-8-48v-1-1l7-47v-1l1-1 21-37 1-2 1-1 33-23 2-1h1l42-9h1 1l34 5h1l1 1 30 13 1 1 26 25v1h1l22 33 1 1 15 30-6 3 6-4 35 56-5 4 4-5 20 18-5 5 3-6 24 11-3 5h-6v-191-6h6 44 6v6 242 6z">
          <text:p/>
        </draw:path>
        <draw:polygon draw:style-name="gr2" draw:text-style-name="P2" draw:layer="layout" svg:width="0.245cm" svg:height="0.362cm" svg:x="28.987cm" svg:y="7.879cm" svg:viewBox="0 0 246 363" draw:points="0,242 0,246 8,295 32,331 69,354 118,363 172,354 211,332 236,297 246,251 242,221 230,197 212,178 188,164 221,137 232,94 225,54 203,25 167,6 118,0 73,8 38,30 16,65 8,112 8,115 53,115 57,83 70,60 91,46 121,41 147,45 166,55 179,73 184,96 179,120 166,137 145,147 116,150 96,150 96,190 121,189 153,193 177,205 192,225 197,251 191,281 176,302 152,316 122,321 90,316 67,300 52,276 46,242">
          <text:p/>
        </draw:polygon>
        <draw:path draw:style-name="gr2" draw:text-style-name="P2" draw:layer="layout" svg:width="0.257cm" svg:height="0.376cm" svg:x="28.981cm" svg:y="7.872cm" svg:viewBox="0 0 258 377" svg:d="M13 250v4h-7l6-2 9 49-7 1 6-4 23 37-5 3 3-5 38 23-4 5 1-6 50 9-2 6-1-6 53-9 1 6-3-5 40-22 3 5-5-4 25-35 5 4-6-1 9-46 7 2h-7l-4-29 7-1-6 3-11-25 5-2-4 4-18-20 4-4-3 7-24-15-9-5 8-6 33-27 4 5-6-2 11-43 6 2-6 1-8-39 7-2-5 4-22-29 5-4-3 5-36-18 3-6-1 7-48-7v-6l2 6-46 8-1-6 4 5-35 22-4-5 6 3-23 36-5-4 6 1-7 47-7-1h7v3h-7v-6h45v6h-6l4-33v-1-1l13-23 1-2h2l21-15h1l1-1 30-5h1 1l26 4 1 1h1l20 11 1 1 1 1 12 17 1 1v1l5 24v1 1l-5 25v1l-1 1-13 17-1 1-1 1-21 10-1 1h-2l-28 3h-1l-20-1v-6h7v41h-7v-8l25-1h1l32 6h1 1l23 12 2 1 1 1 15 20 1 1v2l5 25v1 2l-6 29v1l-1 1-15 22-1 1-1 1-23 14h-2l-1 1-30 4h-1-1l-32-5h-2l-1-1-23-15-1-1-1-1-15-24v-1-2l-6-33 6-1v7h-46v-7zM6 244h46 6l1 5 5 33-6 1 6-3 14 24-5 3 3-5 23 15-3 6 1-7 32 5-1 7-1-7 30-4 1 6-3-6 23-13 3 5-5-3 16-22 5 4-6-1 5-30 7 2-7 1-5-26 7-1-6 4-15-20 5-4-2 6-24-12 3-6-1 7-32-5 1-6v6l-24 1h-7v-6-41-7h6l20 1v6l-1-6 29-3 1 6-3-6 21-10 3 6-5-4 12-16 5 3-6-1 4-24 8 1-8 1-4-23 6-1-5 3-12-17 5-4-3 6-19-10 3-6-1 6-26-4 1-6 1 6-30 5-1-6 4 5-21 14-4-5 6 3-13 23-6-3 6 1-4 32v6h-6-45-6v-7-3-1l7-47v-1l1-1 23-36 1-1 1-1 35-22 1-1h1l45-8h1 1l49 7h1 1l36 19 2 1v1l22 30 1 1v1l8 40v1 1l-12 44v2l-2 1-33 27-4-5 3-5 24 13 1 1h1l18 20 1 1v1l11 24 1 1v1l4 30v1 1l-9 45v2l-1 1-25 35-1 1-2 1-40 22-1 1h-1l-52 8-2 1-1-1-49-8h-1l-1-1-38-23-1-1-1-1-23-37-1-1v-1l-8-48v-1-4-6z">
          <text:p/>
        </draw:path>
        <draw:polygon draw:style-name="gr2" draw:text-style-name="P2" draw:layer="layout" svg:width="0.241cm" svg:height="0.352cm" svg:x="28.987cm" svg:y="12.637cm" svg:viewBox="0 0 242 353" draw:points="0,353 242,353 242,310 51,310 61,286 79,266 135,230 165,215 199,193 223,167 237,138 242,104 233,62 209,28 172,7 125,0 77,8 40,32 16,70 8,120 8,127 54,127 54,123 59,88 72,63 94,47 123,41 152,46 174,59 189,79 194,103 190,127 181,146 163,163 141,178 112,195 62,227 27,260 7,301 0,351">
          <text:p/>
        </draw:polygon>
        <draw:path draw:style-name="gr2" draw:text-style-name="P2" draw:layer="layout" svg:width="0.253cm" svg:height="0.365cm" svg:x="28.981cm" svg:y="12.63cm" svg:viewBox="0 0 254 366" svg:d="M6 353h242v7h-8v-44h8v6h-191-10l4-9 10-24 1-1v-1l18-19 1-1h1l56-36 30-16 3 6-4-5 34-22 3 6-5-5 24-25 5 4-6-2 14-30 7 3-8-1 5-34 8 1-8 1-8-42 6-1-5 3-24-33 5-4-3 6-36-21 3-6-1 7-47-8 1-6 1 6-48 9-1-7 3 6-37 23-3-5 5 3-23 38-6-3 7 1-8 50-7-1h7v7h-7v-7h46v7h-6v-4-1l4-35v-1l1-1 14-25v-1l1-1 22-16 1-1h2l28-6h2 1l29 5h1l1 1 22 12 1 1 1 1 14 20 1 1v1l5 25v1 1l-3 24-1 1-10 20v1l-1 1-16 17-1 1-22 15h-1l-29 16-3-5 3 5-49 31-4-5 5 5-35 33-5-5 6 3-21 41-5-3h6l-7 52-6-1h7v2h-7zM0 360v-2l6-52v-1l1-1 21-41v-1l1-1 35-33 1-1 49-31 30-16 3 5-3-5 22-15 3 5-4-4 16-17 5 4-6-3 9-19 6 3-6-1 3-24 7 1-7 2-5-25 7-1-6 4-14-20 5-4-3 6-21-13 3-6-1 7-30-5 2-7 1 7-29 5-1-6 4 5-22 16-4-5 6 3-14 25-5-3 6 1-5 34h-6 7v4 6h-7-46-6v-6-7-1-1l8-49v-2l1-1 23-38 1-1 1-1 37-23 1-1h2l48-9h1 1l47 8h1l1 1 37 21h1l1 1 24 34 1 1v1l9 43v1 1l-5 34v1h-1l-14 30-1 1v1l-24 25-1 1-33 22h-1l-30 15-3-6 4 6-56 36-4-6 5 5-18 19-5-4 6 3-11 23-5-2v-7h191 6v7 44 6h-6-242-6z">
          <text:p/>
        </draw:path>
        <draw:path draw:style-name="gr2" draw:text-style-name="P2" draw:layer="layout" svg:width="0.343cm" svg:height="0.249cm" svg:x="0.34cm" svg:y="3.244cm" svg:viewBox="0 0 344 250" svg:d="M344 95v-45h-87v-50h-41v50h-216v46l212 154h45v-155zM216 208l-157-113h157z">
          <text:p/>
        </draw:path>
        <draw:path draw:style-name="gr2" draw:text-style-name="P2" draw:layer="layout" svg:width="0.355cm" svg:height="0.262cm" svg:x="0.334cm" svg:y="3.237cm" svg:viewBox="0 0 356 263" svg:d="M343 103v-45h7v6h-87-7v-6-51h7v6h-41v-6h7v51 6h-7-216v-6h7v46h-7l4-6 212 154-4 5v-6h45v6h-7v-154-6h7 87v6zM350 110h-87v-7h6v154 6h-6-45-2l-1-1-213-153-2-2v-3-46-7h6 216v7h-6v-51-7h6 41 6v7 51h-6v-7h87 6v7 45 7zM219 220l-158-111-17-12h21 157 7v6 112 12zM216 215v-112h6v7h-157v-7l3-5 158 111-4 6z">
          <text:p/>
        </draw:path>
        <draw:polygon draw:style-name="gr2" draw:text-style-name="P2" draw:layer="layout" svg:width="0.353cm" svg:height="0.128cm" svg:x="0.33cm" svg:y="17.553cm" svg:viewBox="0 0 354 129" draw:points="354,47 354,0 0,0 0,34 31,45 52,63 64,90 68,129 103,129 103,47">
          <text:p/>
        </draw:polygon>
        <draw:path draw:style-name="gr2" draw:text-style-name="P2" draw:layer="layout" svg:width="0.365cm" svg:height="0.14cm" svg:x="0.324cm" svg:y="17.547cm" svg:viewBox="0 0 366 141" svg:d="M353 53v-47h7v7h-354v-7h7v35h-7l2-6 31 9 1 1 1 1 21 18 1 1 1 1 12 28v1 1l4 38-6 1v-7h35v7h-6v-82-6h6 251v6zM360 60h-251v-7h7v82 6h-7-35-6l-1-6-4-38 7-1-6 3-12-28 6-2-5 5-20-19 4-4-2 6-31-9-4-2v-5-35-6h6 354 6v6 47 7z">
          <text:p/>
        </draw:path>
        <draw:path draw:style-name="gr2" draw:text-style-name="P2" draw:layer="layout" svg:width="0.249cm" svg:height="0.342cm" svg:x="28.987cm" svg:y="3.151cm" svg:viewBox="0 0 250 343" svg:d="M155 343h45v-87h50v-40h-50v-216h-46l-154 212v44h155zM43 216l112-158v158z">
          <text:p/>
        </draw:path>
        <draw:path draw:style-name="gr2" draw:text-style-name="P2" draw:layer="layout" svg:width="0.262cm" svg:height="0.355cm" svg:x="28.981cm" svg:y="3.144cm" svg:viewBox="0 0 263 356" svg:d="M160 344h45v6h-6v-87-6h6 51v6h-6v-41h6v6h-51-6v-6-215h6v6h-46v-6l6 4-154 211-5-4h7v45h-7v-6h154 6v6 87h-6zM153 350v-87h7v7h-154-6v-7-45-2l1-2 153-211 2-3h3 46 7v7 215h-7v-7h51 7v7 41 7h-7-51v-7h7v87 6h-7-45-7zM43 218l111-157 12-16v20 157 6h-6-112-12zM48 215h112v7h-7v-157h7l5 4-111 157-6-4z">
          <text:p/>
        </draw:path>
        <draw:polygon draw:style-name="gr2" draw:text-style-name="P2" draw:layer="layout" svg:width="0.128cm" svg:height="0.352cm" svg:x="28.987cm" svg:y="17.385cm" svg:viewBox="0 0 129 353" draw:points="83,353 129,353 129,0 94,0 85,30 67,52 39,64 0,68 0,104 83,104">
          <text:p/>
        </draw:polygon>
        <draw:path draw:style-name="gr2" draw:text-style-name="P2" draw:layer="layout" svg:width="0.14cm" svg:height="0.365cm" svg:x="28.981cm" svg:y="17.378cm" svg:viewBox="0 0 141 366" svg:d="M89 353h46v7h-7v-353h7v6h-35v-6l7 1-10 31v2l-1 1-18 20-1 1-1 1-29 12h-1-1l-38 5-1-7h7v36h-7v-7h83 6v7 250h-6zM82 360v-250h7v6h-83-6v-6-36-6h5l39-4v6l-2-6 29-12 2 6-6-4 19-21 5 4-6-2 9-30 1-5h5 35 6v7 353 6h-6-46-7z">
          <text:p/>
        </draw:path>
        <draw:polygon draw:style-name="gr2" draw:text-style-name="P2" draw:layer="layout" svg:width="0.228cm" svg:height="0.35cm" svg:x="3.131cm" svg:y="20.241cm" svg:viewBox="0 0 229 351" draw:points="0,351 47,351 47,190 196,190 196,147 47,147 47,42 229,42 229,0 0,0">
          <text:p/>
        </draw:polygon>
        <draw:path draw:style-name="gr2" draw:text-style-name="P2" draw:layer="layout" svg:width="0.241cm" svg:height="0.363cm" svg:x="3.125cm" svg:y="20.234cm" svg:viewBox="0 0 242 364" svg:d="M6 351h47v7h-6v-162-7h6 149v7h-7v-42h7v7h-149-6v-7-105-6h6 182v6h-6v-42h6v6h-229v-6h7v351h-7zM0 358v-351-7h6 229 7v7 42 7h-7-182v-7h7v105h-7v-6h149 6v6 42 6h-6-149v-6h7v162 6h-7-47-6z">
          <text:p/>
        </draw:path>
        <draw:polygon draw:style-name="gr2" draw:text-style-name="P2" draw:layer="layout" svg:width="0.222cm" svg:height="0.35cm" svg:x="7.746cm" svg:y="20.241cm" svg:viewBox="0 0 223 351" draw:points="0,351 223,351 223,308 47,308 47,190 204,190 204,147 47,147 47,42 219,42 219,0 0,0">
          <text:p/>
        </draw:polygon>
        <draw:path draw:style-name="gr2" draw:text-style-name="P2" draw:layer="layout" svg:width="0.234cm" svg:height="0.363cm" svg:x="7.74cm" svg:y="20.234cm" svg:viewBox="0 0 235 364" svg:d="M6 351h223v7h-7v-43h7v7h-176-7v-7-119-7h7 157v7h-7v-42h7v7h-157-7v-7-105-6h7 172v6h-7v-42h7v6h-219v-6h7v351h-7zM0 358v-351-7h6 219 6v7 42 7h-6-172v-7h6v105h-6v-6h157 6v6 42 6h-6-157v-6h6v119h-6v-6h176 6v6 43 6h-6-223-6z">
          <text:p/>
        </draw:path>
        <draw:path draw:style-name="gr2" draw:text-style-name="P2" draw:layer="layout" svg:width="0.246cm" svg:height="0.35cm" svg:x="12.361cm" svg:y="20.241cm" svg:viewBox="0 0 247 351" svg:d="M117 0h-117v351h117l55-11 41-34 25-55 9-76-8-77-10-30-14-24-41-33-26-8zM114 42l38 7 26 23 16 42 5 61-6 60-15 41-27 25-37 8h-67v-267z">
          <text:p/>
        </draw:path>
        <draw:path draw:style-name="gr2" draw:text-style-name="P2" draw:layer="layout" svg:width="0.26cm" svg:height="0.363cm" svg:x="12.354cm" svg:y="20.234cm" svg:viewBox="0 0 261 364" svg:d="M123 13h-116v-6h6v351h-6v-7h116v7l-1-7 55-11 1 7-4-5 42-34 4 5-6-3 25-55 6 3-6-1 9-76 6 1h-6l-8-76 6-1-6 2-10-30 6-2-5 3-14-24 5-3-4 5-42-33 4-5-2 6-26-8 2-6-1 6-30-3v-6zM124 0l30 3h1v1l27 8h1l1 1 42 33h1l1 1 14 25v1l10 30 1 1 8 77v1 1l-9 76v1l-1 1-25 54-1 2-1 1-42 34-1 1h-1l-55 11h-1-1-116-7v-6-351-7h7 116zM121 42l38 8h2l1 1 27 24 1 1v1l16 41v1 1l6 61 1 1h-1l-6 60v1 1l-16 41-1 2-1 1-26 25-2 1h-2l-37 8h-1-66-7v-6-267-7h7 66zM120 55h-66v-6h6v267h-6v-7h66v7l-2-6 38-9 1 7-4-5 26-25 5 5-6-2 15-42 6 3-6-1 6-60 6 1h-6l-6-61h7l-6 2-16-41 6-3-4 5-26-23 4-5-1 7-38-8 1-6z">
          <text:p/>
        </draw:path>
        <draw:line draw:style-name="gr1" draw:text-style-name="P1" draw:layer="layout" svg:x1="14.702cm" svg:y1="19.992cm" svg:x2="28.706cm" svg:y2="19.992cm">
          <text:p/>
        </draw:line>
        <draw:line draw:style-name="gr1" draw:text-style-name="P1" draw:layer="layout" svg:x1="14.707cm" svg:y1="19.995cm" svg:x2="14.707cm" svg:y2="15.328cm">
          <text:p/>
        </draw:line>
        <draw:line draw:style-name="gr1" draw:text-style-name="P1" draw:layer="layout" svg:x1="14.702cm" svg:y1="15.328cm" svg:x2="28.706cm" svg:y2="15.328cm">
          <text:p/>
        </draw:line>
        <draw:line draw:style-name="gr1" draw:text-style-name="P1" draw:layer="layout" svg:x1="28.701cm" svg:y1="15.325cm" svg:x2="28.701cm" svg:y2="19.995cm">
          <text:p/>
        </draw:line>
        <draw:line draw:style-name="gr1" draw:text-style-name="P1" draw:layer="layout" svg:x1="14.702cm" svg:y1="19.592cm" svg:x2="26.604cm" svg:y2="19.592cm">
          <text:p/>
        </draw:line>
        <draw:line draw:style-name="gr1" draw:text-style-name="P1" draw:layer="layout" svg:x1="14.702cm" svg:y1="18.292cm" svg:x2="26.604cm" svg:y2="18.292cm">
          <text:p/>
        </draw:line>
        <draw:line draw:style-name="gr1" draw:text-style-name="P1" draw:layer="layout" svg:x1="14.702cm" svg:y1="16.993cm" svg:x2="26.604cm" svg:y2="16.993cm">
          <text:p/>
        </draw:line>
        <draw:line draw:style-name="gr1" draw:text-style-name="P1" draw:layer="layout" svg:x1="26.599cm" svg:y1="19.325cm" svg:x2="28.704cm" svg:y2="19.325cm">
          <text:p/>
        </draw:line>
        <draw:line draw:style-name="gr1" draw:text-style-name="P1" draw:layer="layout" svg:x1="26.599cm" svg:y1="18.659cm" svg:x2="28.704cm" svg:y2="18.659cm">
          <text:p/>
        </draw:line>
        <draw:line draw:style-name="gr1" draw:text-style-name="P1" draw:layer="layout" svg:x1="26.599cm" svg:y1="17.992cm" svg:x2="28.704cm" svg:y2="17.992cm">
          <text:p/>
        </draw:line>
        <draw:line draw:style-name="gr1" draw:text-style-name="P1" draw:layer="layout" svg:x1="26.599cm" svg:y1="17.326cm" svg:x2="28.704cm" svg:y2="17.326cm">
          <text:p/>
        </draw:line>
        <draw:line draw:style-name="gr1" draw:text-style-name="P1" draw:layer="layout" svg:x1="26.599cm" svg:y1="16.66cm" svg:x2="28.704cm" svg:y2="16.66cm">
          <text:p/>
        </draw:line>
        <draw:line draw:style-name="gr1" draw:text-style-name="P1" draw:layer="layout" svg:x1="26.599cm" svg:y1="15.993cm" svg:x2="28.704cm" svg:y2="15.993cm">
          <text:p/>
        </draw:line>
        <draw:line draw:style-name="gr1" draw:text-style-name="P1" draw:layer="layout" svg:x1="16.456cm" svg:y1="19.592cm" svg:x2="16.456cm" svg:y2="16.993cm">
          <text:p/>
        </draw:line>
        <draw:line draw:style-name="gr1" draw:text-style-name="P1" draw:layer="layout" svg:x1="18.505cm" svg:y1="19.596cm" svg:x2="18.505cm" svg:y2="15.318cm">
          <text:p/>
        </draw:line>
        <draw:line draw:style-name="gr1" draw:text-style-name="P1" draw:layer="layout" svg:x1="24.703cm" svg:y1="19.592cm" svg:x2="24.703cm" svg:y2="18.292cm">
          <text:p/>
        </draw:line>
        <draw:line draw:style-name="gr1" draw:text-style-name="P1" draw:layer="layout" svg:x1="26.602cm" svg:y1="19.995cm" svg:x2="26.602cm" svg:y2="15.325cm">
          <text:p/>
        </draw:line>
        <draw:line draw:style-name="gr1" draw:text-style-name="P1" draw:layer="layout" svg:x1="27.094cm" svg:y1="19.995cm" svg:x2="27.094cm" svg:y2="15.325cm">
          <text:p/>
        </draw:line>
        <draw:path draw:style-name="gr2" draw:text-style-name="P2" draw:layer="layout" svg:width="0.624cm" svg:height="0.158cm" svg:x="14.818cm" svg:y="18.346cm" svg:viewBox="0 0 625 159" svg:d="M20 106h-20l5 23 10 17 17 10 23 3 22-3 16-9 11-15 4-20-3-18-9-11-15-8-20-5-17-5-11-5-6-7-2-11 2-10 6-7 8-5 12-2 12 2 10 6 6 10 3 13h20l-4-21-10-15-16-9-21-3-20 3-15 9-10 14-3 18 3 17 8 11 13 8 18 5 17 5 13 5 8 7 3 11-3 12-6 8-11 6-13 1-14-2-12-7-7-11zM219 100l-4 18-7 13-10 8-12 2-14-4-11-11-7-19-3-27 3-27 7-19 11-12 14-4 10 2 9 6 7 10 5 14h21l-7-21-11-16-16-9-18-4-23 6-17 15-12 25-3 34 3 34 12 25 17 15 23 5 20-4 16-11 12-19 6-25zM249 155h19l16-44h60l16 44h20l-55-151h-22zM291 93l23-67 23 67zM400 155h98v-18h-78v-133h-20zM530 155h95v-18h-75v-51h67v-17h-67v-46h73v-19h-93z">
          <text:p/>
        </draw:path>
        <draw:path draw:style-name="gr2" draw:text-style-name="P2" draw:layer="layout" svg:width="0.638cm" svg:height="0.171cm" svg:x="14.81cm" svg:y="18.34cm" svg:viewBox="0 0 639 172" svg:d="M28 118h-20v-6l7-1 4 23-6 1 5-4 11 17-6 4 4-6 16 10-3 6 1-7 23 4-1 6-1-6 22-3 1 6-3-6 16-9 3 6-5-4 11-15 5 4-6-2 4-19 6 1-7 1-3-18 7-1-6 4-9-11 6-4-3 6-15-8 3-6-2 7-20-6 2-6-1 6-17-4h-1v-1l-11-4-2-1v-1l-7-7-1-1v-2l-2-11v-1-1l2-11v-1l1-2 6-7v-1l1-1 9-5h1 1l12-2h1 1l12 2h2l1 1 9 6 1 1 1 1 7 9v1 2l3 14-6 1v-6h20v6h-7 7l-7 1-3-22 6-1-5 4-10-15 5-4-3 6-16-10 3-5-1 6-21-3 1-6 1 6-20 3-1-6 3 5-15 9-3-5 5 4-9 14-6-4 7 1-4 19-6-1 6-1 3 16-6 1 5-4 8 11-5 4 3-5 13 7-3 6 2-7 17 6-1 6 1-6 18 5 13 5h2v1l8 7 2 1v2l3 12 1 1-1 2-2 11-1 1v2l-7 8-1 1-1 1-10 5-2 1h-1l-13 2h-1-1l-14-3h-2l-1-1-11-6-1-1-1-1-7-12-1-1v-1l-2-15 6-1zM34 111l3 15-7 1 6-4 7 12-6 3 4-5 11 6-3 6 1-6 14 2-1 6v-6l13-2v7l-3-6 11-5 3 5-5-4 6-8 5 4-6-2 3-11 6 1-6 2-3-12 6-1-4 5-8-7 4-5-2 6-13-5 2-6-2 6-17-4v-1l-18-5h-1v-1l-13-7-2-1v-1l-9-11-1-1v-2l-3-16v-1-1l4-19v-2l1-1 10-14v-1l2-1 15-9h1l1-1 19-3h1 1l22 3 1 1h2l16 10h1l1 2 10 15v1l1 1 3 22v1 7h-6-20-5l-1-5-3-14 6-2-5 5-7-11 6-4-4 6-9-6 3-6-1 7-12-2 1-7 1 7-12 1-1-6 4 6-9 5-3-6 5 4-6 7-5-4 6 2-2 10-6-1 7-1 1 11-6 1 5-4 6 6-5 5 3-6 11 5-3 5 2-6 17 4 20 6h1l15 8 1 1 1 1 9 11 1 2v1l3 18v1 1l-4 20v1l-1 1-10 15-1 1-1 1-17 10h-1-1l-23 4h-1-1l-22-4h-1l-1-1-17-10-1-1-1-1-11-17-1-1v-1l-4-23-2-8h8 20 5zM234 107l-4 18v1 1l-8 13v1l-1 1-10 8-1 1h-2l-12 3h-1-2l-15-4-1-1-2-1-11-12-1-1v-1l-7-19-1-1v-1l-2-26v-1l2-26v-1l1-1 7-20v-1l1-1 11-12 1-1 2-1 15-4h2 1l11 2h1l1 1 9 6 1 1 1 1 7 9v1 1l5 14-6 3v-7h21v7l-7 2-6-22 6-2-5 4-12-16 6-4-4 6-15-10 3-5-1 6-18-3 1-7 2 7-24 5-2-6 4 5-17 15-4-5 6 3-12 25-6-2h7l-4 34-6-1h6l4 33-7 1 6-3 12 25-6 3 4-5 17 15-4 5 2-6 23 5-1 6-1-6 20-4 1 6-4-5 17-11 3 5-5-3 11-19 6 3-6-1 5-26 7 2v6h-21v-6zM228 99h21 8l-2 8-6 26v1l-1 1-11 18-1 1-1 1-16 12h-1l-2 1-20 4h-1-1l-24-5-2-1-1-1-18-15-1-1v-1l-11-25-1-1v-1l-4-34v-1l4-34v-1l1-1 11-26v-1l1-1 18-15 1-1 2-1 24-5h1 1l19 3 1 1h1l15 10 1 1 1 1 11 15 1 1v1l7 22 2 8h-8-21-5l-1-4-5-14 6-3-5 5-7-11 5-4-3 6-9-6 3-6-1 7-10-2 1-7 2 7-15 4-2-7 6 5-13 13-4-6 6 2-7 21-6-3 6 1-2 26-7-1h7l2 26-6 1 6-3 7 19-6 3 5-5 12 12-6 4 2-6 15 4-2 6-1-6 11-3 2 7-4-5 10-8 4 5-6-3 7-13 6 3-6-2 4-18 1-5zM258 155h19v6l-6-2 16-44 2-4h4 60 5l1 4 16 44-6 2v-6h20v6l-6 3-55-152 6-2v7h-22v-7l6 2-54 152-6-3zM251 159l55-151 2-4h4 22 5l1 4 55 151 3 9h-9-20-5l-1-4-16-45 6-2v7h-60v-7l6 2-15 45-2 4h-5-19-10zM294 97l23-67 6-18 6 18 23 67 3 8h-9-46-9zM300 92h46v7l-6 2-23-67 6-2 6 2-23 67-6-2zM409 155h97v6h-7v-18h7v7h-77-6v-7-133h6v7h-20v-7h7v151h-7zM403 161v-151-6h6 20 7v6 133h-7v-6h77 6v6 18 7h-6-97-6zM538 155h95v6h-7v-18h7v7h-75-7v-7-51-6h7 67v6h-7v-17h7v6h-67-7v-6-46-7h7 73v7h-6v-19h6v7h-93v-7h6v151h-6zM531 161v-151-6h7 93 7v6 19 6h-7-73v-6h6v46h-6v-7h67 6v7 17 7h-6-67v-7h6v51h-6v-6h75 6v6 18 7h-6-95-7z">
          <text:p/>
        </draw:path>
        <draw:path draw:style-name="gr2" draw:text-style-name="P2" draw:layer="layout" svg:width="1.387cm" svg:height="0.2cm" svg:x="16.589cm" svg:y="18.345cm" svg:viewBox="0 0 1388 201" svg:d="M26 156h19l21-131 23 131h18l26-151h-17l-19 129-21-129h-19l-21 129-19-129h-17zM151 156h95v-18h-75v-51h67v-17h-67v-46h74v-19h-94zM317 138h-28v18h75v-18h-27v-114h27v-19h-75v19h28zM496 136l4 20h11v-81h-55v19h34v1l-3 20-7 15-10 9-14 3-14-4-12-12-7-19-3-26 3-27 7-20 12-11 16-4 10 2 9 6 7 10 3 14h22l-6-21-10-16-15-9-19-4-25 6-18 15-12 25-4 34 4 34 12 25 17 15 22 5 12-1 11-5 10-7zM537 156h20v-70h60v70h20v-151h-20v63h-60v-63h-20zM707 156h20v-132h46v-19h-112v19h46zM994 198h13l-12-23-9-24-5-25-2-26 2-25 5-26 9-24 12-23h-13l-16 23-11 24-7 26-2 25 2 26 7 25 11 23zM1066 156h19v-40l20-20 34 60h21l-42-73 43-44h-24l-52 54v-93h-19zM1284 151v-112h-18v19l-15-17-9-4-11-2-18 5-14 12-10 20-3 26 3 27 10 19 14 12 18 4 11-1 8-4 16-16v16l-2 13-5 9-9 6-14 2-12-2-8-3-5-5-1-8h-19v1l3 14 9 10 13 7 19 2 23-3 15-9 8-16zM1206 98l2-19 6-14 9-10 12-3 13 3 9 10 6 14 2 19-2 20-6 14-9 9-13 2-12-2-9-9-6-14zM1353 198l15-24 11-23 7-25 2-26-2-25-7-26-11-24-15-23h-14l12 23 9 24 5 26 2 25-2 26-5 25-9 24-12 23z">
          <text:p/>
        </draw:path>
        <draw:path draw:style-name="gr2" draw:text-style-name="P2" draw:layer="layout" svg:width="1.401cm" svg:height="0.213cm" svg:x="16.581cm" svg:y="18.339cm" svg:viewBox="0 0 1402 214" svg:d="M34 155h19v6l-7-1 22-130h13l22 130-6 1v-6h18v6l-7-1 27-150 6 1v7h-17v-7l6 1-18 128h-13l-22-128 7-1v7h-19v-7l6 1-21 128h-12l-19-128 6-1v7h-17v-7l6-1 26 150-6 1zM27 162l-26-150-1-7h8 17 6l1 5 18 128-6 1-6-1 21-128v-5h6 19 5l1 5 22 128-7 1-6-1 18-128 1-5h6 17 8l-2 7-26 150-1 6h-5-18-6l-1-6-22-130 6-1 7 1-22 130-1 6h-5-19-6zM159 155h95v6h-6v-18h6v7h-75-6v-7-51-6h6 67v6h-6v-17h6v6h-67-6v-6-45-7h6 74v7h-7v-19h7v7h-94v-7h7v150h-7zM153 161v-150-6h6 94 6v6 19 6h-6-74v-6h7v45h-7v-7h67 7v7 17 7h-7-67v-7h7v51h-7v-6h75 7v6 18 7h-7-95-6zM325 150h-28v-7h7v18h-7v-6h75v6h-6v-18h6v7h-27-7v-7-113-7h7 27v7h-6v-19h6v7h-75v-7h7v19h-7v-7h28 6v7 113 7zM318 143v-113h7v6h-28-6v-6-19-6h6 75 7v6 19 6h-7-27v-6h6v113h-6v-6h27 7v6 18 7h-7-75-6v-7-18-6h6 28v6zM511 140l3 20-6 1v-6h11v6h-7v-81h7v7h-55v-7h7v19h-7v-7h34 6v7 1 1l-2 20-1 1v1l-7 14v2h-1l-11 10-1 1h-2l-13 3-2 1-1-1-15-4h-2l-1-1-11-12-1-1-1-1-7-20v-1l-3-27v-1l2-26v-1l1-1 7-19 1-1v-1l12-12 1-1 2-1 16-4h1 2l11 2 1 1h1l9 6 1 1 1 1 6 10 1 1v1l4 14-7 2v-7h22v7l-7 1-5-20 6-2-5 4-11-16 6-4-4 6-15-10 4-5-2 6-18-3 1-7 1 7-24 5-2-6 4 5-18 15-4-5 5 3-11 25-6-3 6 1-4 33-6-1h6l4 33-6 1 6-3 11 25-5 3 4-5 17 16-4 4 2-6 22 5-2 6-1-6 13-2v7l-2-6 11-5 2 6-4-5 10-7 4 5-5-4 8-11 9-11zM509 145l-8 11-1 1-9 8h-1-1l-11 5h-1-1l-12 2h-1-1l-22-5-2-1-1-1-18-16-1-1v-1l-12-25-1-1v-1l-4-33v-1l4-33v-1l1-1 12-25v-2h1l19-16 1-1 2-1 24-5h2 1l19 3 1 1h1l15 10 1 1 1 1 11 15v1 1l6 21 2 8h-8-22-5l-1-5-4-13 7-2-6 3-6-10 5-3-4 5-8-6 3-5-1 6-11-2 2-6 1 6-16 4-1-6 4 4-11 12-5-5 6 3-7 19-6-2h6l-2 26h-7l7-1 2 27h-6l6-2 7 19-6 2 5-4 11 11-4 5 1-6 15 4-2 6-1-6 13-3 2 6-5-5 11-9 4 5-6-3 7-15 6 3-6-1 2-20 7 1h-7v-1h7v6h-34-6v-6-19-6h6 55 6v6 81 7h-6-11-6l-1-6-3-20 6-1zM545 155h20v6h-7v-70-7h7 60 6v7 70h-6v-6h20v6h-7v-150h7v7h-20v-7h6v62 6h-6-60-7v-6-62h7v7h-20v-7h6v150h-6zM538 161v-150-6h7 20 6v6 62h-6v-7h60v7h-7v-62-6h7 20 6v6 150 7h-6-20-7v-7-70h7v6h-60v-6h6v70 7h-6-20-7zM715 155h20v6h-7v-131-7h7 45v7h-6v-19h6v7h-111v-7h7v19h-7v-7h46 6v7 131h-6zM708 161v-131h7v6h-46-6v-6-19-6h6 111 7v6 19 6h-7-45v-6h6v131 7h-6-20-7zM1002 197h13v6l-5 3-13-23v-1l-9-24-5-26h-1v-1l-1-25v-1l1-25v-1h1l5-25v-1l9-24v-1l13-23 5 3v6h-13v-6l5 3-16 24-5-4 6 3-11 24-6-3 6 2-6 24-7-1h7l-2 26-7-1h7l2 26h-7l7-1 6 24-6 2 6-3 11 24-6 2 5-3 16 24-5 3zM996 207l-15-24h-1v-1l-11-23v-1-1l-7-24v-1l-2-26v-1l2-26v-1l7-25v-1l11-23v-1h1l15-24 2-3h4 13 11l-5 10-12 23-6-3 6 2-9 24-6-2 7 1-6 25-6-1h6l-1 26-7-1h7l1 26h-6l6-1 6 25-7 1 6-2 9 24-6 2 6-3 12 23 5 10h-11-13-4zM1074 155h19v6h-7v-40-3l2-2 20-19 6-6 4 7 35 60-6 3v-6h21v6l-5 4-43-74-2-4 3-3 44-43 4 4v7h-24v-7l5 5-53 52-11 11v-15-92h7v7h-19v-7h6v155h-6zM1067 161v-155-6h7 19 6v6 92h-6l-5-5 53-52 2-2h2 24 16l-11 11-44 43-4-5 5-3 43 73 6 10h-12-21-4l-2-3-34-60 6-4 4 5-20 19-4-4h6v40 7h-6-19-7zM1285 156v-111h7v7h-18v-7h6v19 17l-11-13-15-17 5-4-3 6-9-4 3-6-1 6-11-1 1-7 2 7-19 4-1-6 4 5-14 12-4-5 6 2-10 20-6-3 7 1-3 26-7-1 7-1 3 27-7 1 6-3 10 19-6 3 4-5 14 12-4 5 1-6 19 4-2 6-1-6 11-1 1 6-3-6 9-4 2 6-4-4 15-17 11-12v17 16 1l-2 13v1 1l-5 9-1 2-2 1-9 5-1 1h-1l-14 2h-1l-12-1h-1l-1-1-8-3h-2l-1-2-5-5-1-1v-2l-2-8 7-1v6h-19v-6h7v1h-7l7-1 2 13-6 2 5-5 9 11-5 4 2-6 14 7-3 6 1-7 19 3-1 6-1-6 23-4 1 7-4-6 15-9 4 6-6-3 8-16 6 3-6-1 2-22 7 1zM1298 157l-3 22v1 1l-9 16v1l-2 1-15 9-1 1h-1l-23 5h-1-1l-18-4h-1-1l-14-7-1-1-1-1-9-10-1-1v-2l-3-14v-1-1-7h6 19 5l1 6 1 7-6 2 5-5 5 6-5 4 2-6 9 3-3 6 1-6 12 1-1 7-1-7 14-2 1 7-3-6 9-5 3 5-6-3 5-9 6 3-7-1 2-13 7 1h-7v-16h7l4 4-15 16-1 1-1 1-9 4h-1l-11 2h-1-1l-18-4-2-1-1-1-15-12-1-1v-1l-9-20h-1v-2l-3-26v-1-1l3-26v-1l1-1 9-19v-1l2-1 14-12 1-1 1-1 19-4h1 1l10 1 1 1h1l9 4 2 1v1l15 17-4 4h-7v-19-6h7 18 6v6 111zM1207 103l2-20v-1h1l6-15v-1l1-1 9-8 2-2h1l12-3h2 1l13 3h2l1 2 9 8 1 1 1 1 6 15v1l2 20h1l-1 1-2 20v1l-6 14-1 2-1 1-9 8-1 2h-2l-13 3h-1-2l-12-3h-1l-2-2-9-8-1-1v-2l-6-14-1-1v-1l-2-19zM1220 103l2 19-6 1 6-3 6 14-6 3 4-5 9 9-4 5 1-7 12 3-1 6-2-6 13-3 2 7-5-5 10-9 4 5-6-3 6-14 6 3-7-1 3-19h6l-6 1-3-19 7-1-6 3-6-15 6-2-4 5-10-9 5-5-2 7-13-3 2-7 1 7-12 3-1-7 4 5-9 9-4-5 6 2-6 15-6-3 6 1-2 19-6-1zM1355 200l16-24 5 3-6-2 11-24 6 3-6-2 6-24 7 1h-7l2-26h7l-7 1-2-26h7l-7 1-6-24 6-2-6 3-11-24 6-3-5 4-16-24 6-3v6h-14v-6l6-3 12 23 9 25v1l5 25 2 26v1l-2 25v1l-5 26v1l-9 23v1l-12 23-6-3v-6h14v6zM1361 210h-14-11l5-10 12-23 6 3-6-2 9-24 6 2-7-1 6-25 6 1-7-1 2-25h7l-7 1-2-26h7l-6 1-6-25 7-1-6 2-9-24 6-2-6 3-12-23-5-10h11 14 3l2 3 16 24v1l11 23v1l7 25v1l2 26v1l-2 26v1l-7 24v1l-11 24v1l-16 24-2 3z">
          <text:p/>
        </draw:path>
        <draw:path draw:style-name="gr2" draw:text-style-name="P2" draw:layer="layout" svg:width="1.793cm" svg:height="0.158cm" svg:x="18.618cm" svg:y="18.346cm" svg:viewBox="0 0 1794 159" svg:d="M50 4h-50v151h50l23-4 18-15 11-23 4-33-4-33-4-13-6-11-18-14-11-3zM48 22l17 4 11 10 7 17 2 27-3 26-6 17-12 11-16 3h-28v-115zM132 155h20v-63h21l15 1 9 3 6 7 3 13 1 19 1 13 3 7h22v-4l-5-6-2-11-1-24-4-18-5-6-7-4 8-5 6-8 4-10 1-12-3-18-8-14-14-8-21-3h-50zM176 23l14 1 10 4 6 8 2 12-2 12-6 9-11 4-14 1h-23v-51zM245 155h20l16-44h60l16 44h20l-55-151h-22zM288 93l23-67 23 67zM400 155h19l22-131 22 131h18l27-151h-18l-18 129-22-129h-18l-21 129-19-129h-18zM561 137h-27v18h75v-18h-28v-114h28v-19h-75v19h27zM652 155h18v-124l57 124h24v-151h-19v124l-56-124h-24zM871 135l4 20h10v-81h-54v19h33v1l-2 20-7 15-11 9-13 3-15-4-11-12-7-19-3-26 2-27 8-20 11-11 16-4 11 2 9 6 6 10 4 14h21l-5-21-11-16-15-9-18-4-25 6-19 15-12 25-4 34 4 34 12 25 18 15 22 5 12-1 11-5 10-7zM1042 155h18v-124l58 124h23v-151h-18v124l-57-124h-24zM1170 98l3 27 9 20 16 11 24 3 22-3 16-11 10-19 3-28v-94h-20v95l-2 19-6 13-10 8-13 2-15-2-10-8-6-13-1-19v-95h-20zM1298 155h16v-137l28 137h19l28-137v137h17v-151h-27l-27 134-28-134h-26zM1509 74l15-12 4-10 1-10-3-16-8-12-14-7-19-3h-53v151h56l20-3 15-8 9-15 4-19-2-12-5-11-9-8zM1481 68h-29v-46h31l11 2 9 4 5 6 1 10-2 10-5 8-9 4zM1486 137h-34v-51h32l13 1 10 5 6 8 2 11-2 12-5 8-9 5zM1566 155h95v-18h-75v-51h67v-17h-67v-46h74v-19h-94zM1694 155h20v-63h20l15 1 10 3 5 7 2 13 1 19 2 13 2 7h23v-4l-5-6-2-11-1-24-4-18-5-6-8-4 9-5 6-8 4-10 1-12-3-18-9-14-14-8-19-3h-50zM1738 23l13 1 10 4 5 8 2 12-2 12-6 9-10 4-13 1h-23v-51z">
          <text:p/>
        </draw:path>
        <draw:path draw:style-name="gr2" draw:text-style-name="P2" draw:layer="layout" svg:width="1.806cm" svg:height="0.171cm" svg:x="18.611cm" svg:y="18.34cm" svg:viewBox="0 0 1807 172" svg:d="M57 17h-50v-7h6v151h-6v-6h50v6l-1-6 23-5 1 7-4-5 18-15 4 5-6-3 11-23 6 3-7-1 4-32h7l-7 1-3-33h6l-6 2-4-14 6-2-6 4-6-12 6-3-4 5-18-14 4-5-2 6-11-3 2-6-1 6-13-1 1-7zM57 4l13 1h1 1l11 4h1l1 1 18 14 1 1v1l6 10 1 1v1l4 14 1 1 3 33v1l-4 32v1 1l-11 24-1 1-1 1-17 15-2 1h-1l-24 5h-1-50-7v-7-151-6h7zM57 22l16 3 2 1 1 1 11 10 1 1 1 1 7 19v1 1l2 26v1l-2 25v1 1l-7 18-1 1-1 1-11 11-2 1h-1l-16 4h-1-1-28-7v-7-115-6h7 28 1zM55 35h-28v-7h6v115h-6v-6h28v6l-1-6 16-3 1 6-4-5 11-10 5 4-6-2 6-18 6 3-6-1 2-25h7l-7 1-2-26 7-1-6 3-7-18 6-3-4 5-12-11 5-4-1 6-17-3 1-7zM139 155h20v6h-6v-63-6h6 21 15 1l1 1 9 3h2l1 2 6 7v1l1 2 2 13 1 20h-6l6-1 1 13-6 1 6-2 3 7-6 2v-6h22v6h-6v-4h6l-5 4-5-6-1-1v-2l-2-11v-1l-2-24h7l-6 1-4-18 6-1-5 4-5-5 5-5-3 6-8-4-10-5 10-6 9-6 3 6-5-4 6-8 5 4-6-2 4-10 6 3-6-1 1-12 6 1-6 1-3-19 6-1-5 4-9-14 6-4-4 6-14-8 4-6-1 7-20-3 1-7v7h-50v-7h6v151h-6zM132 161v-151-6h7 50 1l19 3h2l1 1 14 8 1 1 1 1 9 14 1 1v1l3 19v1 1l-1 11-1 1v1l-4 10-1 1-6 8v1h-1l-9 6-3-6 3-6 7 5h1l1 1 5 6 1 1 1 2 3 17v1l2 25h-7l7-1 2 11-7 1 5-4 5 6 2 2v2 4 7h-7-22-5l-2-5-2-7v-1l-1-1-1-12v-1l-1-19h7l-7 1-2-13 6-1-5 4-5-7 5-4-2 6-9-3 2-6-1 6h-15l1-7v7h-21v-7h7v63 7h-7-20-7zM184 22l13 2h1 1l10 4 1 1 1 1 6 8 1 1v2l2 13v1 1l-2 12v2l-1 1-6 8-1 1-2 1-10 4h-1-1l-13 1h-1-23-6v-6-51-7h6 24zM183 35h-24v-6h7v51h-7v-7h23v7-7l13-1 1 7-3-6 10-4 3 6-5-4 5-8 6 4-7-1 2-12 7 1-7 1-2-12 7-2-5 5-6-9 5-4-3 6-9-4 3-6-1 7-13-2v-6zM251 155h20v6l-6-2 16-44 1-4h5 61 5l1 4 16 44-6 2v-6h20v6l-6 3-56-152 6-2v7h-22v-7l6 2-54 152-7-3zM245 159l55-151 2-4h4 22 5l1 4 56 151 3 9h-9-20-5l-1-4-17-45 7-2v7h-61v-7l6 2-16 45-1 4h-5-20-9zM288 97l23-67 6-18 6 18 24 67 3 8h-10-46-9zM294 92h46v7l-6 2-23-67 6-2 6 2-23 67-6-2zM407 155h19v6l-6-1 22-131h12l23 131-7 1v-6h18v6l-6-1 26-151 7 1v7h-18v-7l7 1-19 129h-13l-21-129 6-1v7h-18v-7l6 1-21 129h-13l-18-129 6-1v7h-18v-7l7-1 26 151-7 1zM401 162l-26-151-1-7h7 18 6l1 5 18 129-6 1-7-1 21-129 1-5h6 18 6l1 5 21 129-6 1-7-1 19-129 1-5h5 18 8l-2 7-26 151-1 6h-6-18-5l-1-6-22-131 6-1 6 1-21 131-1 6h-6-19-5zM568 150h-27v-7h6v18h-6v-6h75v6h-7v-18h7v7h-28-6v-7-114-7h6 28v7h-7v-19h7v7h-75v-7h6v19h-6v-7h27 7v7 114 7zM562 143v-114h6v6h-27-7v-6-19-6h7 75 6v6 19 6h-6-28v-6h7v114h-7v-6h28 6v6 18 7h-6-75-7v-7-18-6h7 27v6zM659 155h18v6h-6v-124l12-2 57 124-6 2v-6h24v6h-7v-151h7v7h-19v-7h7v124l-12 3-57-124 6-3v7h-24v-7h7v151h-7zM653 161v-151-6h6 24 4l1 4 57 124-6 2h-6v-124-6h6 19 6v6 151 7h-6-24-4l-1-4-58-124 6-3h6v124 7h-6-18-6zM884 140l4 20-6 1v-6h10v6h-6v-81h6v7h-54v-7h6v19h-6v-7h33 7v7 1 1l-3 20v1 1l-7 14-1 2h-1l-10 10-2 1h-1l-13 3-2 1-2-1-14-4h-2l-1-1-12-12-1-1v-1l-7-20h-1v-1l-2-27v-1l2-26v-1-1l8-20v-1l1-1 12-12 1-1 2-1 16-4h1 2l10 2 2 1h1l9 6 1 1v1l7 10v1l1 1 3 15-6 2v-7h21v7l-6 1-5-21 6-2-6 4-10-16 5-4-3 6-15-10 3-5-1 6-19-3 2-7 1 7-25 5-1-6 4 5-18 15-5-5 6 3-12 26-6-3 7 1-4 33-7-1h7l4 33-7 1 6-3 12 25-6 3 5-5 17 16-4 4 1-6 22 5-1 6-1-6 12-2 1 7-2-6 11-5 2 6-4-5 10-7 4 5-5-4 8-11 9-11zM883 145l-8 11h-1v1l-10 8h-1l-11 5h-1-1l-12 2h-1-2l-22-5-1-1-2-1-17-16h-1l-1-2-11-25h-1v-2l-4-33v-1l4-33v-1l1-1 11-26 1-2h1l19-16 1-1 2-1 24-5h1 2l19 3 1 1h1l15 10 1 1 1 1 10 15 1 1v1l6 22 2 8h-9-21-5l-1-5-4-13 6-3-5 4-7-11 6-3-4 5-9-6 4-5-1 6-11-2 1-6 2 6-16 4-2-6 5 4-12 13-4-6 6 3-7 20-7-2h7l-2 26h-7l7-1 2 27h-6l6-2 7 19-6 2 5-4 11 12-5 4 2-6 15 4-2 6-1-6 13-3 1 6-4-5 11-9 4 5-6-3 7-15 6 3-7-1 3-20 6 1h-6v-1h6v6h-33-7v-6-19-6h7 54 7v6 81 7h-7-10-6l-1-5-3-21 6-1zM1049 155h18v6h-6v-124l12-2 57 124-5 2v-6h23v6h-7v-151h7v7h-18v-7h6v124l-12 3-57-124 6-3v7h-24v-7h7v151h-7zM1043 161v-151-6h6 24 4l2 4 57 124-6 2h-7v-124-6h7 18 6v6 151 7h-6-23-5l-1-4-58-124 6-3h7v124 7h-7-18-6zM1183 104l3 27h-6l6-3 9 20-6 3 4-6 16 11-4 6 2-7 23 4-1 6-1-6 22-4 1 7-3-6 16-11 3 6-5-3 9-19 6 3-7-1 4-27h6-6v-94h6v7h-20v-7h7v95 1l-2 18v1l-1 1-6 14v1l-2 1-10 8-1 1h-1l-14 3h-1-2l-14-3h-1l-2-1-10-8-1-1-1-1-5-13-1-1v-1l-2-19v-1-95h7v7h-20v-7h6v94h-6zM1170 104v-94-6h7 20 6v6 95h-6 6l2 18-7 1 6-3 6 13-6 3 4-5 10 8-4 5 1-7 15 3-1 6-2-6 14-3 1 7-4-5 10-8 4 5-6-3 6-13 6 3-6-1 2-18h6-6v-95-6h6 20 7v6 94 1l-4 27v1 1l-10 19v2l-2 1-16 11-1 1h-1l-23 4h-1-1l-24-4h-1l-1-1-16-11-2-1v-2l-10-19v-1-1l-4-27zM1305 155h16v6h-6v-137l13-1 28 137-7 1v-6h19v6l-6-1 27-137 13 1v137h-6v-6h17v6h-7v-151h7v7h-27v-7l7 2-28 133h-13l-27-133 6-2v7h-26v-7h6v151h-6zM1298 161v-151-6h7 26 6l1 5 27 133-6 2-7-2 28-133 1-5h5 27 6v6 151 7h-6-17-7v-7-137h7l6 2-28 137-1 5h-5-19-5l-1-5-28-137 6-2h7v137 7h-7-16-7zM1512 75l15-12 4 5-6-3 4-8 6 2h-7l2-11 6 1-6 1-3-17 6-1-5 4-9-12 6-4-3 6-14-7 3-6-1 6-19-2 1-7v7h-53v-7h6v151h-6v-6h56v6l-1-6 20-3 1 6-3-5 15-9 3 6-5-4 9-14 5 3-6-1 3-19 7 1-7 1-2-12 7-1-6 3-5-11 6-3-5 5-8-8 4-5-2 6-12-5-10-4zM1518 74l12 5 1 1 1 1 8 7 1 1v1l6 11v1 1l2 12v2 1l-3 19v1l-1 1-9 14-1 1-2 1-14 9-2 1h-1l-20 3h-1-56-7v-7-151-6h7 53 1l19 3h1 1l14 7 1 1 1 1 8 12 1 1 1 2 2 17 1 1-1 1-1 10v1 1l-4 9-1 1-1 1-15 12-4-5zM1488 80h-29-7v-6-46-6h7 31l12 1h1l1 1 8 4h2l1 2 5 6 1 2v1l2 11v1 1l-2 10-1 2v1l-6 7v1l-2 1-9 4-1 1h-1l-12 1zM1487 67l13-1v6l-2-5 8-5 3 6-5-4 5-7 5 4-6-1 2-10 6 1-6 1-2-11 7-1-6 5-5-8 6-3-3 5-8-3 2-6v6l-12-1 1-7v7h-31v-7h6v46h-6v-7h29v7zM1493 150h-34-7v-7-51-7h7 32 1l13 2h1 1l10 5 1 1 1 1 6 8 1 1v2l2 11 1 1-1 1-2 12v1l-1 1-5 9-1 1-1 1-9 5h-1-2l-12 2zM1492 137l13-2 1 7-4-6 10-5 3 6-6-4 6-8 5 4-6-1 2-12 6 1-6 1-2-11 6-1-5 4-6-8 5-4-3 6-9-5 2-6v7l-14-2 1-6v6h-32v-6h6v51h-6v-6h34v6zM1573 155h95v6h-6v-18h6v7h-75-6v-7-51-6h6 67v6h-6v-17h6v6h-67-6v-6-46-7h6 74v7h-7v-19h7v7h-94v-7h7v151h-7zM1567 161v-151-6h6 94 6v6 19 6h-6-74v-6h7v46h-7v-7h67 7v7 17 7h-7-67v-7h7v51h-7v-6h75 7v6 18 7h-7-95-6zM1701 155h20v6h-7v-63-6h7 20 1 15l1 1 10 3h2l1 2 5 7 1 1v2l3 13 1 20h-7l7-1 1 13-6 1 6-2 2 7-6 2v-6h23v6h-7v-4h7l-5 4-5-6-1-1v-2l-2-11v-1l-2-24h7l-7 1-3-18 6-1-5 4-5-5 5-5-3 6-8-4-10-5 10-6 8-6 4 6-5-4 6-8 5 4-6-2 4-10 6 3-7-1 2-12 6 1-6 1-3-19 6-1-5 4-9-14 5-4-3 6-14-8 3-6-1 7-19-3 1-7v7h-50v-7h6v151h-6zM1694 161v-151-6h7 50 1l19 3h1l1 1 15 8 1 1 1 1 9 14v1l1 1 3 19v1 1l-2 11v1 1l-4 10v1h-1l-6 8-1 1h-1l-8 6-4-6 3-6 8 5h1l1 1 5 6 1 1v2l4 17v1l2 25h-7l7-1 1 11-6 1 5-4 5 6 1 2v2 4 7h-6-23-4l-2-5-3-7v-1-1l-1-12v-1l-1-19h6l-6 1-2-13 6-1-5 4-5-7 5-4-2 6-10-3 2-6v6h-15v-7 7h-20v-7h6v63 7h-6-20-7zM1746 22l13 2h1 1l9 4 2 1 1 1 6 8 1 1v2l2 13v1 1l-2 12-1 2-1 1-6 8-1 1-1 1-10 4h-1-1l-14 1h-23-7v-6-51-7h7 24zM1745 35h-24v-6h6v51h-6v-7h23v7l-1-7 14-1v7l-2-6 10-4 2 6-5-4 6-8 5 4-6-1 2-12 6 1-6 1-2-12 6-2-5 5-6-9 6-4-3 6-9-4 2-6v7l-13-2v-6z">
          <text:p/>
        </draw:path>
        <draw:path draw:style-name="gr2" draw:text-style-name="P2" draw:layer="layout" svg:width="0.63cm" svg:height="0.157cm" svg:x="24.835cm" svg:y="18.347cm" svg:viewBox="0 0 631 158" svg:d="M21 105h-21l5 23 11 17 17 10 22 3 23-3 16-9 11-15 4-20-3-19-9-11-15-8-20-5-17-5-11-4-6-7-2-11 2-10 6-7 8-5 12-2 12 2 10 6 6 10 3 13h20l-4-21-10-15-16-9-22-3-19 3-15 9-11 14-3 18 3 16 9 11 13 8 17 5 18 5 13 5 8 8 3 11-3 12-6 8-11 6-13 1-14-2-12-7-7-11zM135 154h20v-71h60v71h20v-151h-20v62h-60v-62h-20zM270 154h95v-18h-75v-52h67v-17h-67v-45h73v-19h-93zM400 154h95v-18h-75v-52h67v-17h-67v-45h73v-19h-93zM565 154h20v-132h46v-19h-111v19h45z">
          <text:p/>
        </draw:path>
        <draw:path draw:style-name="gr2" draw:text-style-name="P2" draw:layer="layout" svg:width="0.644cm" svg:height="0.171cm" svg:x="24.827cm" svg:y="18.34cm" svg:viewBox="0 0 645 172" svg:d="M28 118h-20v-6l7-1 4 23-6 1 5-4 11 17-6 4 4-6 16 10-3 6 1-7 23 4-2 6v-6l22-3 1 6-3-6 16-9 3 6-5-4 11-15 5 4-6-2 3-19 7 1-7 1-3-19 7-1-6 4-9-11 6-4-3 6-15-8 3-6-2 7-20-6 2-6-1 6-17-4h-1v-1l-11-4-2-1-1-1-6-7-1-1v-2l-2-11-1-1 1-1 2-10v-1l1-2 6-7v-1l1-1 9-5h1 1l12-2h1 1l12 2h2l1 1 9 6 1 1 1 1 7 9v1 2l3 13-6 1v-6h20v6h-7 7l-7 1-3-21 6-1-5 4-10-15 5-4-3 6-16-10 3-5-1 6-21-3v-6l2 6-20 3-1-6 3 5-15 9-3-5 5 4-9 14-6-4 7 1-4 18-6-1 6-1 3 16-6 1 5-4 8 11-5 4 3-5 13 7-3 6 2-7 17 6-2 6 2-6 18 5 13 5h2v1l8 7 2 1v3l3 12 1 1-1 2-2 11-1 1v2l-7 8-1 1-1 1-10 5-2 1h-1l-13 2h-1-1l-14-3h-2l-1-1-11-6-1-1-1-1-7-12-1-1v-1l-3-15 7-1zM34 111l3 15-7 1 6-4 7 12-6 3 4-5 11 6-3 6 1-6 14 2-1 6v-6l13-2v7l-3-6 11-5 3 5-5-4 6-8 5 4-6-2 3-11 6 1-6 2-3-12 6-1-4 5-8-7 4-6-2 7-13-6 2-6-2 6-17-4v-1l-18-5h-1v-1l-13-7-2-1v-1l-9-11-1-1v-2l-3-16v-1-1l4-18v-2l1-1 10-14v-1l2-1 15-9h1l1-1 19-3h1 1l22 3 1 1h1l16 10h2l1 2 10 15v1l1 1 3 21v1 7h-6-20-5l-1-5-3-14 6-1-5 4-7-10 6-4-4 6-9-6 3-6-1 7-12-2 1-7 1 7-12 1-1-6 4 6-9 5-3-6 5 4-6 7-5-4 6 2-2 9-6-1 7-1 1 11-6 1 5-4 6 6-5 5 3-6 11 5-3 5 2-6 17 4 20 6h1l15 8 1 1 1 1 9 11 1 2v1l3 19v1 1l-4 20v1l-1 1-10 15-1 1-1 1-17 10h-1-1l-23 4h-1-1l-22-4h-1l-1-1-17-10-1-1-1-1-11-17-1-1v-1l-4-23-2-9h8 20 5zM142 155h20v6h-6v-71-7h6 60 7v7 71h-7v-6h20v6h-6v-151h6v7h-20v-7h7v62 6h-7-60-6v-6-62h6v7h-20v-7h6v151h-6zM135 161v-151-6h7 20 7v6 62h-7v-7h60v7h-6v-62-6h6 20 7v6 151 7h-7-20-6v-7-71h6v6h-60v-6h7v71 7h-7-20-7zM277 155h95v6h-7v-18h7v7h-75-7v-7-52-6h7 67v6h-7v-17h7v6h-67-7v-6-45-7h7 73v7h-6v-19h6v7h-93v-7h6v151h-6zM270 161v-151-6h7 93 7v6 19 6h-7-73v-6h6v45h-6v-7h67 6v7 17 7h-6-67v-7h6v52h-6v-6h75 6v6 18 7h-6-95-7zM407 155h95v6h-7v-18h7v7h-75-7v-7-52-6h7 67v6h-7v-17h7v6h-67-7v-6-45-7h7 73v7h-6v-19h6v7h-93v-7h6v151h-6zM400 161v-151-6h7 93 7v6 19 6h-7-73v-6h6v45h-6v-7h67 6v7 17 7h-6-67v-7h6v52h-6v-6h75 6v6 18 7h-6-95-7zM573 155h20v6h-6v-132-7h6 46v7h-7v-19h7v7h-112v-7h6v19h-6v-7h46 7v7 132h-7zM566 161v-132h7v6h-46-7v-6-19-6h7 112 6v6 19 6h-6-46v-6h7v132 7h-7-20-7z">
          <text:p/>
        </draw:path>
        <draw:path draw:style-name="gr2" draw:text-style-name="P2" draw:layer="layout" svg:width="0.494cm" svg:height="0.158cm" svg:x="14.818cm" svg:y="17.047cm" svg:viewBox="0 0 495 159" svg:d="M20 104h-20l5 23 10 17 17 11 23 4 22-3 16-10 11-16 4-19-3-18-9-12-15-7-20-6-17-4-11-5-6-7-2-10 2-10 6-7 8-5 12-2 12 2 10 6 6 10 3 13h20v-1l-4-20-10-15-16-10-21-3-20 3-15 9-10 14-3 19 3 16 8 11 13 7 18 6 17 5 13 5 8 6 3 12-3 11-6 9-11 5-13 2-14-2-12-7-7-12zM174 136h-27v19h76v-19h-29v-114h29v-18h-76v18h27zM261 155h108v-19h-84l84-115v-17h-102v18h79l-85 115zM400 155h95v-19h-75v-51h67v-18h-67v-45h73v-18h-93z">
          <text:p/>
        </draw:path>
        <draw:path draw:style-name="gr2" draw:text-style-name="P2" draw:layer="layout" svg:width="0.508cm" svg:height="0.171cm" svg:x="14.81cm" svg:y="17.041cm" svg:viewBox="0 0 509 172" svg:d="M28 118h-20v-7l7-1 4 23-6 1 5-3 11 17-6 3 4-5 16 10-3 5 1-6 23 4-1 6-1-6 22-4 1 7-3-6 16-10 3 6-5-4 11-15 5 4-6-1 4-20 6 2-7 1-3-18 7-1-6 4-9-12 6-4-3 6-15-7 3-6-2 6-20-6 2-6-1 6-17-4h-1l-11-5h-2v-1l-7-7-1-2v-1l-2-11v-2-1l2-10v-2l1-1 6-7v-1l1-1 9-5 1-1h1l12-2h1 1l12 3h2 1l9 6 1 1 1 1 7 10v1 1l3 14-6 2v-7h20v7h-7v-1h7l-7 1-3-21 6-1-5 4-10-16 5-3-3 5-16-9 3-6-1 7-21-3 1-7 1 7-20 3-1-7 3 6-15 9-3-6 5 4-9 14-6-4 7 2-4 19-6-1 6-1 3 16-6 1 5-4 8 11-5 4 3-6 13 8-3 5 2-6 17 6-1 6 1-6 18 4v1l13 4 2 1v1l8 6 2 2v2l3 11 1 2-1 1-2 12-1 1v1l-7 9-1 1-1 1-10 5h-2l-1 1-13 1h-1-1l-14-2h-2l-1-1-11-7-1-1-1-1-7-11-1-1v-2l-2-15 6-1zM34 110l3 15-7 1 6-3 7 11-6 4 4-6 11 7-3 6 1-7 14 2-1 7v-7l13-1v6l-3-6 11-5 3 6-5-4 6-9 5 4-6-1 3-12 6 2-6 1-3-11 6-2-4 5-8-7 4-4-2 6-13-5 2-6-2 6-17-5-18-6h-1l-13-8h-2v-1l-9-11-1-2v-1l-3-16v-1-2l4-19v-1l1-1 10-14v-1l2-1 15-9 1-1h1l19-3h1 1l22 3h1l2 1 16 9 1 1 1 1 10 15v1l1 2 3 21v1 1 6h-6-20-5l-1-5-3-14 6-1-5 4-7-11 6-3-4 5-9-6 3-5-1 6-12-2 1-6 1 6-12 2-1-6 4 5-9 5-3-5 5 4-6 7-5-4 6 1-2 11-6-1 7-2 1 11-6 1 5-4 6 7-5 4 3-6 11 5-3 6 2-6 17 4 20 6h1l15 8h1l1 1 9 12 1 1v2l3 17v2 1l-4 19v2l-1 1-10 15-1 1-1 1-17 9-1 1h-1l-23 3-1 1-1-1-22-3h-1l-1-1-17-10-1-1-1-1-11-17-1-1v-1l-4-23-2-8h8 20 5zM183 149h-28v-6h6v18h-6v-7h76v7h-7v-18h7v6h-28-6v-6-115-6h6 28v6h-7v-18h7v6h-76v-6h6v18h-6v-6h28 7v6 115 6zM177 143v-115h6v7h-28-7v-7-18-7h7 76 6v7 18 7h-6-28v-7h7v115h-7v-7h28 6v7 18 6h-6-76-7v-6-18-7h7 28v7zM269 154h108v7h-7v-18h7v6h-84-13l8-10 84-116 5 4h-7v-17h7v6h-102v-6h7v18h-7v-6h79 13l-7 10-85 116-6-4h7v17h-7zM263 161v-17-2l1-2 85-116 5 4v7h-79-6v-7-18-7h6 102 6v7 17 2l-1 2-84 116-5-4v-7h84 6v7 18 6h-6-108-6zM408 154h95v7h-7v-18h7v6h-75-7v-6-51-6h7 67v6h-7v-18h7v7h-67-7v-7-46-6h7 73v6h-6v-18h6v6h-93v-6h6v151h-6zM401 161v-151-7h7 93 7v7 18 7h-7-73v-7h6v46h-6v-6h67 6v6 18 7h-6-67v-7h6v51h-6v-7h75 6v7 18 6h-6-95-7z">
          <text:p/>
        </draw:path>
        <draw:path draw:style-name="gr2" draw:text-style-name="P2" draw:layer="layout" svg:width="0.585cm" svg:height="0.15cm" svg:x="14.822cm" svg:y="16.301cm" svg:viewBox="0 0 586 151" svg:d="M50 0h-50v151h50l23-4 18-15 12-25 4-32-4-33-4-13-7-10-18-14-11-3zM48 18l17 3 11 10 7 18 2 26-3 26-6 17-12 12-16 3h-28v-115zM115 151h20l16-45h60l16 45h20l-55-151h-22zM158 88l23-66 23 66zM301 151h20v-133h45v-18h-110v18h45zM396 151h95v-18h-75v-52h67v-18h-67v-45h73v-18h-93zM556 151h30v-33h-30zM556 66h30v-32h-30z">
          <text:p/>
        </draw:path>
        <draw:path draw:style-name="gr2" draw:text-style-name="P2" draw:layer="layout" svg:width="0.599cm" svg:height="0.163cm" svg:x="14.815cm" svg:y="16.295cm" svg:viewBox="0 0 600 164" svg:d="M57 13h-50v-7h6v151h-6v-6h50v6l-1-6 23-5 1 7-4-5 18-15 4 5-6-3 11-23 6 2h-7l4-34 7 1-7 1-3-33 6-1-6 3-4-13 6-3-6 4-6-11 6-3-4 5-18-14 4-5-2 6-11-3 2-6-1 6-13-1 1-7zM57 0l13 1h1 1l11 4h1l1 1 18 14 1 1v1l6 10 1 1 4 13v1l1 1 3 33v1l-4 33v1 1l-11 24-1 1-1 1-17 15-2 1h-1l-24 5h-1-50-7v-7-151-6h7zM57 18l16 3h2l1 2 11 10 2 1v1l7 18v1 1l2 26v1l-2 26v1 1l-7 18-1 1-1 1-11 11-2 1h-1l-16 4h-1-1-28-6v-7-115-6h6 28 1zM55 31h-28v-7h7v115h-7v-6h28v6l-1-6 16-4 1 7-4-5 11-10 5 4-6-2 6-18 6 3-6-1 2-26h7l-7 1-2-26 7-1-6 2-7-17 6-3-4 5-12-10 5-5-1 7-17-3 1-7zM121 151h20v6l-6-2 16-44 1-4h5 60 5l1 4 16 44-6 2v-6h20v6l-6 2-55-151 6-2v7h-22v-7l6 2-54 151-7-2zM115 155l55-151 2-4h4 22 5l1 4 55 151 3 9h-9-20-5l-1-5-16-44 6-2v7h-60v-7l6 2-16 44-1 5h-5-20-9zM158 93l23-67 6-18 6 18 23 67 3 8h-9-46-9zM164 88h46v7l-6 2-23-67 6-2 6 2-23 67-6-2zM307 151h20v6h-6v-133-6h6 45v6h-6v-18h6v7h-110v-7h6v18h-6v-6h45 7v6 133h-7zM301 157v-133h6v7h-45-7v-7-18-6h7 110 7v6 18 7h-7-45v-7h7v133 7h-7-20-6zM402 151h96v6h-7v-18h7v7h-76-7v-7-51-7h7 68v7h-7v-19h7v7h-68-7v-7-45-6h7 74v6h-6v-18h6v7h-94v-7h6v151h-6zM395 157v-151-6h7 94 7v6 18 7h-7-74v-7h6v45h-6v-6h68 6v6 19 7h-6-68v-7h6v51h-6v-6h76 6v6 18 7h-6-96-7zM563 151h30v6h-6v-32h6v7h-30v-7h7v32h-7zM557 157v-32-6h6 30 7v6 32 7h-7-30-6zM563 66h30v6h-6v-32h6v7h-30v-7h7v32h-7zM557 72v-32-6h6 30 7v6 32 7h-7-30-6z">
          <text:p/>
        </draw:path>
        <draw:path draw:style-name="gr2" draw:text-style-name="P2" draw:layer="layout" svg:width="1.496cm" svg:height="0.158cm" svg:x="14.822cm" svg:y="15.453cm" svg:viewBox="0 0 1497 159" svg:d="M50 4h-50v151h50l23-5 18-14 11-24 4-33-4-33-4-13-6-10-18-14-11-4zM48 22l17 3 11 10 7 18 2 26-3 25-6 19-12 10-16 4h-28v-115zM135 155h95v-18h-75v-52h67v-18h-67v-45h73v-18h-93zM276 104h-20l5 24 11 17 16 10 23 4 22-3 16-10 11-15 4-19-3-19-9-12-15-7-20-6-17-4-11-5-6-7-2-10 2-10 6-7 8-5 12-2 12 2 10 6 6 10 3 13h20v-1l-4-20-10-15-16-10-21-3-20 3-15 9-10 14-3 19 3 16 8 11 13 7 18 6 17 5 13 5 8 6 3 13-3 11-6 9-10 5-14 2-14-3-11-6-8-12zM430 137h-27v18h75v-18h-28v-115h28v-18h-75v18h27zM610 135l4 20h10v-82h-54v18h33v2l-2 20-7 15-11 9-13 3-15-3-11-12-7-20-3-27 2-26 8-19 11-12 16-4 11 2 9 6 6 11 4 13h21l-5-21-11-15-15-10-19-3-24 5-19 16-12 25-4 33 4 34 12 25 18 16 22 5 12-2 11-4 10-8zM651 155h18v-124l58 124h23v-151h-18v124l-57-124h-24zM785 155h96v-18h-76v-52h67v-18h-67v-45h74v-18h-94zM961 4h-50v151h50l24-5 17-14 11-24 4-33-3-33-5-13-6-10-17-14-12-4zM960 22l16 3 11 10 7 18 2 26-2 25-7 19-11 10-16 4h-29v-115zM1249 73l15-13 4-8 1-10-3-17-8-11-14-7-19-3h-53v151h56l20-3 15-9 9-14 4-20-2-13-6-10-8-8zM1221 66h-29v-44h31l11 1 9 4 4 7 2 10-2 10-5 7-9 4zM1226 137h-34v-53h32l13 2 10 4 6 8 2 11-2 13-6 8-9 5zM1363 155v-62l49-89h-22l-37 71-38-71h-24l52 91v60zM1467 155h30v-32h-30zM1467 70h30v-32h-30z">
          <text:p/>
        </draw:path>
        <draw:path draw:style-name="gr2" draw:text-style-name="P2" draw:layer="layout" svg:width="1.509cm" svg:height="0.172cm" svg:x="14.815cm" svg:y="15.446cm" svg:viewBox="0 0 1510 173" svg:d="M57 17h-50v-6h6v151h-6v-7h50v7l-1-6 23-5 1 6-4-5 18-14 4 5-6-3 11-24 6 3-7-1 4-32 7 1-7 1-3-33 6-1-6 2-4-13 6-2-6 3-6-10 6-3-4 5-18-15 4-5-2 6-11-4 2-6-1 7-13-2 1-6zM57 4l13 2h1 1l11 4h1l1 1 18 14h1v1l6 12h1v1l4 13v1h1l3 33v1 1l-4 32v1 1l-11 23-1 2-1 1-17 14-2 1-1 1-24 4h-1-50-7v-6-151-7h7zM57 23l16 3h2l1 1 11 11 2 1v2l7 18v1l2 26v1 1l-2 25v1l-7 18-1 2-1 1-11 10-2 1-1 1-16 3h-1-1-28-6v-6-115-7h6 28 1zM55 36h-28v-7h7v115h-7v-7h28v7l-1-6 16-4 1 6-4-4 11-11 5 5-6-2 6-18 6 2h-6l2-26 7 1h-7l-2-26h7l-6 2-7-18 6-2-4 5-12-10 5-5-1 7-17-4 1-7zM142 155h95v7h-7v-18h7v6h-75-7v-6-51-6h7 67v6h-7v-18h7v7h-67-7v-7-46-6h7 73v6h-6v-18h6v6h-93v-6h6v151h-6zM135 162v-151-7h7 93 7v7 18 8h-7-73v-8h6v46h-6v-6h67 6v6 18 7h-6-67v-7h6v51h-6v-7h75 6v7 18 6h-6-95-7zM283 119h-20v-7l7-1 4 23-6 1 5-3 11 17-5 3 3-5 17 10-4 5 1-6 23 4-1 6-1-6 22-4 1 7-3-6 16-10 3 6-5-4 11-15 5 4-6-1 4-20 6 2-6 1-4-18 7-1-5 4-9-12 5-4-3 6-15-7 3-6-2 6-20-6 2-6-1 6-17-4h-1l-11-5h-1l-1-1-7-7-1-2v-1l-2-11v-2-1l2-9v-2l1-1 6-8v-1l2-1 8-5 1-1h1l12-2h1 1l12 3h2 1l9 6 2 1v1l7 11v1l1 1 3 13-7 2v-7h20v7h-7v-1h7l-7 1-3-20 6-1-5 4-10-17 5-3-3 5-16-9 3-6-1 7-21-3 1-7 1 7-20 3-1-7 4 6-16 9-3-6 5 4-9 15-6-4 7 2-4 18-6-1 6-1 3 16-6 1 5-4 8 11-5 4 3-6 13 8-3 5 2-6 18 6-2 6 1-6 18 4v1l14 4 1 1 1 1 8 6 1 2 1 2 2 11 1 2-1 1-2 12-1 1v1l-7 9-1 1-1 1-10 5h-1l-1 1-14 1h-1-1l-14-2h-2l-1-1-11-7-1-1-1-1-7-11-1-1v-2l-2-15 6-1zM289 111l3 15-7 1 6-3 7 11-5 4 3-6 11 7-3 5 1-6 15 2-2 7v-7l13-1 1 6-3-6 10-5 3 6-5-4 6-9 5 4-6-1 3-12 6 2-6 1-3-11 6-2-4 5-8-7 4-4-2 6-13-5 2-6-2 6-17-5-18-6h-1l-13-8h-1l-1-1-8-11-1-2-1-1-2-16-1-1 1-2 3-18v-1l1-1 10-15 1-1 1-1 15-9 1-1h1l20-3h1 1l21 3h2l1 1 16 9 1 1 1 1 10 16 1 1v2l3 20v1 1 6h-6-20-5l-1-5-3-13 6-1-5 3-7-10 6-3-4 5-9-6 3-6-1 7-12-2 1-7 1 7-12 2-1-7 4 6-9 5-3-5 5 3-6 8-5-4 7 1-2 10-7-1 7-2 2 11-7 1 5-4 6 7-5 4 3-6 11 5-3 6 2-6 17 4 20 6h1l15 8h1l1 1 9 12 1 1v2l3 17 1 2-1 1-4 19v2l-1 1-10 15-1 1-1 1-17 9-1 1h-1l-22 3-1 1-1-1-23-3h-1l-1-1-17-10-1-1-1-1-11-17v-1l-1-1-4-23-1-8h7 20 6zM437 150h-27v-6h6v18h-6v-7h75v7h-7v-18h7v6h-28-6v-6-115-6h6 28v6h-7v-18h7v6h-75v-6h6v18h-6v-6h27 7v6 115 6zM431 144v-115h6v8h-27-7v-8-18-7h7 75 6v7 18 8h-6-28v-8h7v115h-7v-7h28 6v7 18 6h-6-75-7v-6-18-7h7 27v7zM623 141l4 20-6 1v-7h10v7h-6v-81h6v6h-54v-6h6v18h-6v-6h33 7v6 2l-3 20v1 1l-7 15-1 1-1 1-10 9-2 1-1 1-13 3h-2-2l-14-4-2-1-1-1-12-12-1-1v-1l-7-19-1-1v-1l-2-26-1-1h1l2-26v-1-1l8-19v-2l1-1 12-12 1-2h2l16-4 1-1 1 1 11 2h2l1 1 9 6 1 1v1l7 11v1l1 1 3 13-6 2v-6h21v6l-6 2-6-21 7-2-6 4-10-17 5-3-3 5-15-9 3-6-1 7-19-4 1-6 2 6-25 6-1-7 4 5-18 17-5-6 6 4-12 25-6-3 7 1-4 33-7-1 7-1 4 33-7 1 6-3 12 25-6 3 5-5 17 16-4 5 1-6 22 5-1 6-1-6 12-2 1 6-2-6 11-4 2 6-4-5 10-8 4 5-5-4 8-10 9-12zM622 146l-8 10-1 1-10 8-1 1-12 4v1h-1l-12 1-2 1-1-1-22-5h-1l-2-1-17-16-1-1-1-1-11-25-1-1v-1l-4-33v-1-1l4-33v-1l1-1 11-26 1-1 1-1 19-16 1-1h1l25-5 1-1h2l18 4h2l1 1 15 9 1 1 1 1 10 17 1 1v1l6 20 2 9h-9-21-5l-1-5-4-14 6-1-5 3-7-10 6-4-4 6-9-6 4-7-1 8-11-2 1-8 2 7-16 5-2-8 5 6-12 12-4-5 6 2-8 19-6-2 7 1-3 26-6-1h6l3 26-6 1 6-3 7 20-6 2 5-5 11 12-5 5 2-7 15 4-2 6-1-6 13-3 1 6-4-4 11-10 4 5-6-3 7-14 6 2h-7l3-20 6 1h-6v-2h6v7h-33-7v-7-18-7h7 54 7v7 81 6h-7-10-6l-1-5-4-20 7-1zM658 155h18v7h-6v-123l12-3 57 123-5 3v-7h23v7h-7v-151h7v6h-18v-6h6v124l-12 3-57-124 6-3v6h-24v-6h7v151h-7zM652 162v-151-7h6 24 4l2 4 56 124-5 3h-7v-124-7h7 18 6v7 151 6h-6-23-5l-1-3-58-123 6-3h7v123 6h-7-18-6zM792 155h95v7h-6v-18h6v6h-75-7v-6-51-6h7 67v6h-7v-18h7v7h-67-7v-7-46-6h7 73v6h-6v-18h6v6h-93v-6h7v151h-7zM786 162v-151-7h6 93 7v7 18 8h-7-73v-8h6v46h-6v-6h67 6v6 18 7h-6-67v-7h6v51h-6v-7h75 7v7 18 6h-7-95-6zM967 17h-50v-6h7v151h-7v-7h50v7l-1-6 24-5 1 6-4-5 17-14 4 5-6-3 11-24 6 3-6-1 4-32 7 1-7 1-4-33 8-1-8 2-4-13 6-2-5 3-6-10 5-3-4 5-17-15 4-5-2 6-12-4 2-6v7l-13-2v-6zM968 4l13 2h1l12 4h1l1 1 17 14h1l1 1 7 12v1l5 13v1l3 33 1 1-1 1-3 32-1 1v1l-12 23v2l-2 1-17 14-1 1-2 1-23 4h-1-1-50-6v-6-151-7h6 50zM967 23l16 3h2l2 1 11 11 1 1v2l7 18 1 1 2 26v1 1l-3 25v1l-7 18v2l-1 1-12 10-1 1-2 1-16 3h-1-29-6v-6-115-7h6 29zM966 36h-29v-7h7v115h-7v-7h29v7l-2-6 16-4 2 6-5-4 12-11 4 5-6-2 7-18 6 2h-7l3-26 6 1h-6l-2-26h6l-6 2-7-18 6-2-4 5-11-10 4-5-1 7-17-4 2-7zM1251 76l16-13 4 5-6-2 4-9 6 3-7-1 1-10 7 1-7 1-2-17 6-1-5 4-9-12 6-4-3 5-14-7 3-5-1 6-19-3 1-6v6h-53v-6h6v151h-6v-7h56v7l-1-7 20-3 1 7-3-6 15-9 3 6-5-3 9-15 5 4-6-1 3-19 7 1-7 1-2-13 7-1-6 3-5-11 5-2-4 4-8-7 4-5-3 6-11-5-10-4zM1258 75l12 5h1v1l9 8 1 1v1l6 10v1 1l2 13v1 1l-3 19v1l-1 2-9 14-1 1-2 1-15 8-1 1h-1l-20 3h-1-56-7v-6-151-7h7 53 1v1l19 2h1l1 1 14 7 1 1 1 1 8 12 1 2v1l3 16v1 1l-1 11v1 1l-4 8-1 1-1 1-15 13-4-5zM1228 81h-29-7v-7-45-7h7 31l12 2h1 1l8 4 2 1 1 2 5 7 1 1v2l2 10v1 1l-2 10-1 1-1 2-5 7-1 1h-1l-9 5h-1-1l-12 2zM1227 68l13-2v7l-3-6 9-4 3 6-5-4 5-7 5 4-6-2 2-10 6 2-6 1-2-10 6-1-5 4-5-7 6-4-3 6-8-4 2-6v7l-12-2 1-7v7h-31v-7h6v45h-6v-6h29v6zM1233 150h-34-7v-6-52-6h7 32 1l13 1 1 1h1l10 5h1l1 2 6 7 1 2v1l2 11v1 1l-2 12v2l-1 1-5 8-1 1-1 1-9 5-1 1h-2zM1232 138l13-2v6l-3-5 9-5 3 5-5-3 5-8 6 3-7-1 2-12 7 1-7 2-2-12 7-1-5 4-6-8 5-4-3 6-9-4 2-6v6l-14-1 1-7v7h-32v-7h6v52h-6v-7h34v7zM1363 162v-61-1l1-2 49-90 6 3v6h-22v-6l5 3-36 72-6 11-6-11-37-72 5-3v6h-24v-6l6-3 51 91 1 2v2 59h-6v-7h20v7zM1370 168h-20-7v-6-59h7l-6 3-51-92-6-10h11 24 4l2 4 37 72-5 3-6-3 37-72 2-4h4 22 11l-5 10-49 90-6-3h6v61 6zM1474 155h30v7h-7v-32h7v6h-30v-6h6v32h-6zM1467 162v-32-7h7 30 6v7 32 6h-6-30-7zM1474 72h30v6h-7v-32h7v6h-30v-6h6v32h-6zM1467 78v-32-7h7 30 6v7 32 7h-6-30-7z">
          <text:p/>
        </draw:path>
        <draw:path draw:style-name="gr2" draw:text-style-name="P2" draw:layer="layout" svg:width="0.22cm" svg:height="0.25cm" svg:x="26.734cm" svg:y="19.539cm" svg:viewBox="0 0 221 251" svg:d="M0 251h33l27-73h101l26 73h34l-92-251h-38zM71 147l40-111 38 111z">
          <text:p/>
        </draw:path>
        <draw:path draw:style-name="gr2" draw:text-style-name="P2" draw:layer="layout" svg:width="0.238cm" svg:height="0.263cm" svg:x="26.725cm" svg:y="19.533cm" svg:viewBox="0 0 239 264" svg:d="M9 251h33v6l-6-2 27-73 1-5h5 100 4l3 5 26 73-6 2v-6h34v6l-6 3-93-252 6-2v7h-37v-7l7 2-92 252-6-3zM3 255l91-251 2-4h4 37 5l1 4 93 251 3 9h-9-34-5l-1-5-28-73 7-2v6h-100v-6l6 2-26 73-2 5h-5-33-9zM74 151l39-111 6-18 6 18 38 111 3 9h-9-77-9zM80 147h77v6l-6 2-38-111 6-2 6 2-39 111-6-2z">
          <text:p/>
        </draw:path>
        <draw:polygon draw:style-name="gr2" draw:text-style-name="P2" draw:layer="layout" svg:width="0.217cm" svg:height="0.025cm" svg:x="27.734cm" svg:y="19.849cm" svg:viewBox="0 0 218 26" draw:points="0,0 0,26 218,26 218,0">
          <text:p/>
        </draw:polygon>
        <draw:path draw:style-name="gr2" draw:text-style-name="P2" draw:layer="layout" svg:width="0.23cm" svg:height="0.038cm" svg:x="27.727cm" svg:y="19.843cm" svg:viewBox="0 0 231 39" svg:d="M13 6v26h-6v-6h218v6h-7v-26h7v8h-218v-8zM7 0h218 6v6 26 7h-6-218-7v-7-26-6z">
          <text:p/>
        </draw:path>
        <draw:path draw:style-name="gr2" draw:text-style-name="P2" draw:layer="layout" svg:width="0.173cm" svg:height="0.25cm" svg:x="26.761cm" svg:y="18.873cm" svg:viewBox="0 0 174 251" svg:d="M128 115l26-21 7-14 2-17-5-27-14-20-24-12-31-4h-89v251h94l33-5 26-15 16-23 5-33-3-21-9-18-14-13zM82 104h-49v-74h52l19 2 14 7 8 11 3 16-3 17-9 11-15 8zM90 221h-57v-87h53l23 3 16 7 10 13 3 20-3 20-9 13-15 8z">
          <text:p/>
        </draw:path>
        <draw:path draw:style-name="gr2" draw:text-style-name="P2" draw:layer="layout" svg:width="0.186cm" svg:height="0.263cm" svg:x="26.754cm" svg:y="18.866cm" svg:viewBox="0 0 187 264" svg:d="M132 117l25-21 4 5-6-3 7-14 6 3-7-1 2-17 7 1-7 1-4-27 6-1-5 3-14-19 5-4-3 6-23-12 3-6-1 7-32-5 1-6v6h-89v-6h6v251h-6v-7h94v7l-1-7 34-5 1 7-3-6 25-15 3 6-5-4 15-23 6 4-7-1 6-32 6 1-7 1-3-21 7-1-6 3-9-18 6-3-4 5-14-13 4-5-3 6-19-9-9-4zM138 116l19 8 2 1 14 14 1 1 1 1 8 18 1 1v1l3 21v1 1l-5 32v1l-1 1-16 24v1l-2 1-25 14-1 1h-1l-34 5h-1-94-7v-6-251-7h7 89l1 1 32 4h1l1 1 23 12h1l1 1 14 20 1 1v2l5 27v1l-2 18v1l-1 1-6 14-1 1-1 1-25 21-4-5zM89 117h-49-7v-6-74-7h7 52l20 3h1 1l15 7h1l1 2 8 11 1 1v2l3 16 1 1-1 1-3 17v2l-1 1-9 11-1 1-1 1-16 7-1 1h-1zM88 104l21-2v7l-3-6 15-7 4 5-6-4 10-11 5 4-7-1 4-17 6 1-6 1-3-16 6-1-5 4-9-12 6-3-4 5-14-6 3-6-1 7-19-3 1-6v6h-52v-6h6v74h-6v-7h49v7zM97 234h-57-7v-6-86-6h7 53 1l23 2h1l1 1 17 7 2 1 1 1 9 13 1 1v2l4 19v1 1l-4 20v1l-1 1-9 14v1l-2 1-16 8-1 1h-1zM96 222l21-3 1 6-3-5 16-9 3 6-5-3 9-14 5 4-6-1 3-20 6 1-6 1-3-19 6-1-5 4-10-13 5-4-2 6-18-8 3-5-1 6-22-3v-6 7h-53v-7h6v86h-6v-7h57v7z">
          <text:p/>
        </draw:path>
        <draw:polygon draw:style-name="gr2" draw:text-style-name="P2" draw:layer="layout" svg:width="0.217cm" svg:height="0.025cm" svg:x="27.734cm" svg:y="19.183cm" svg:viewBox="0 0 218 26" draw:points="0,0 0,26 218,26 218,0">
          <text:p/>
        </draw:polygon>
        <draw:path draw:style-name="gr2" draw:text-style-name="P2" draw:layer="layout" svg:width="0.23cm" svg:height="0.038cm" svg:x="27.727cm" svg:y="19.176cm" svg:viewBox="0 0 231 39" svg:d="M13 7v25h-6v-7h218v7h-7v-25h7v6h-218v-6zM7 0h218 6v7 25 7h-6-218-7v-7-25-7z">
          <text:p/>
        </draw:path>
        <draw:polygon draw:style-name="gr2" draw:text-style-name="P2" draw:layer="layout" svg:width="0.182cm" svg:height="0.263cm" svg:x="26.755cm" svg:y="18.2cm" svg:viewBox="0 0 183 264" draw:points="148,165 141,195 129,216 113,230 93,234 69,228 50,208 38,176 34,133 38,89 50,56 68,37 93,30 110,33 125,43 137,60 145,83 179,83 168,48 149,22 124,6 93,0 54,9 25,34 6,75 0,133 6,189 25,230 54,256 93,264 127,258 154,238 173,207 183,165">
          <text:p/>
        </draw:polygon>
        <draw:path draw:style-name="gr2" draw:text-style-name="P2" draw:layer="layout" svg:width="0.197cm" svg:height="0.277cm" svg:x="26.748cm" svg:y="18.193cm" svg:viewBox="0 0 198 278" svg:d="M162 173l-8 30v1 1l-12 22-1 1-1 1-16 13-2 1h-1l-20 5h-1l-2-1-23-6-2-1-1-1-18-19-1-1-1-1-12-32v-1-1l-4-45v-1l4-44v-1l12-32v-2l1-1 19-19 1-1 2-1 23-7h2 1l18 4h1l1 1 15 10 1 1v1l12 16v1h1l8 23-6 2v-7h34v7l-6 2-11-34 6-2-5 3-19-25 5-4-3 5-26-16 4-5-1 6-31-6 1-6 2 6-39 9-1-6 4 5-29 25-4-5 6 3-19 41-6-3 6 1-6 56h-6l6-1 6 57-6 1 6-3 19 41-6 3 4-5 29 26-4 5 1-7 38 9-1 6-1-6 33-7 2 7-4-6 27-19 4 5-6-3 19-31 6 3-7-1 10-43 7 2v6h-35v-6zM155 165h35 8l-2 8-10 43v1h-1l-19 32-1 1-1 1-27 19-1 1h-1l-34 7h-1-1l-38-9h-2l-1-1-30-26-1-1v-1l-19-42v-1l-8-58v-1l8-56v-1-1l19-42v-1l2-1 29-25 1-1 1-1 39-9h1 1l31 6h1l1 1 26 16 1 1v1l19 26 1 1v1l11 34 3 8h-9-34-5l-1-4-8-22 6-2-6 3-11-16 5-4-4 6-14-10 3-6-1 7-17-4 1-6 2 6-24 7-2-6 5 4-18 19-5-4 6 2-12 32-6-2 7 1-4 43h-7l7-1 4 45h-7l6-2 12 32-6 2 5-4 18 19-4 5 1-7 24 7-2 6-1-6 19-5 2 7-5-5 17-14 4 5-6-3 12-21 6 3-6-2 7-30 1-5z">
          <text:p/>
        </draw:path>
        <draw:polygon draw:style-name="gr2" draw:text-style-name="P2" draw:layer="layout" svg:width="0.217cm" svg:height="0.026cm" svg:x="27.734cm" svg:y="18.516cm" svg:viewBox="0 0 218 27" draw:points="0,0 0,27 218,27 218,0">
          <text:p/>
        </draw:polygon>
        <draw:path draw:style-name="gr2" draw:text-style-name="P2" draw:layer="layout" svg:width="0.23cm" svg:height="0.038cm" svg:x="27.727cm" svg:y="18.51cm" svg:viewBox="0 0 231 39" svg:d="M13 6v27h-6v-7h218v7h-7v-27h7v7h-218v-7zM7 0h218 6v6 27 6h-6-218-7v-6-27-6z">
          <text:p/>
        </draw:path>
        <draw:path draw:style-name="gr2" draw:text-style-name="P2" draw:layer="layout" svg:width="0.176cm" svg:height="0.25cm" svg:x="26.76cm" svg:y="17.54cm" svg:viewBox="0 0 177 251" svg:d="M84 0h-84v251h84l40-8 29-24 18-39 6-54-5-54-8-22-10-17-29-25-19-6zM82 31l27 6 19 16 11 30 4 43-4 42-11 30-19 17-27 6h-48v-190z">
          <text:p/>
        </draw:path>
        <draw:path draw:style-name="gr2" draw:text-style-name="P2" draw:layer="layout" svg:width="0.189cm" svg:height="0.263cm" svg:x="26.754cm" svg:y="17.534cm" svg:viewBox="0 0 190 264" svg:d="M89 13h-83v-7h7v251h-7v-6h83v6l-1-6 39-8 2 6-4-5 29-24 4 5-6-3 18-39 6 3-7-1 7-55 7 1-7 1-6-55h7l-7 2-7-22 6-2-5 3-10-17 5-3-4 5-29-24 4-5-2 6-19-5 2-7-1 7-21-2v-7zM90 0l22 2h1l19 6h1l1 1 29 24h1l1 1 10 18 1 1 8 21v1 1l6 55v1l-7 55v1 1l-19 39-1 1-1 1-29 24-1 1-2 1-39 8h-1-1-83-6v-7-251-6h6 83zM88 30l28 5 1 1 2 1 18 16 2 1v2l11 29 1 1v1l3 44v1l-4 43v1 1l-11 29-1 2-1 1-19 17-1 1-2 1-27 6h-1-47-7v-7-191-6h7 47zM87 43h-47v-7h6v191h-6v-6h47v6l-1-6 26-6 2 6-5-4 19-18 5 5-6-2 11-30 6 2h-7l4-43h7l-7 1-3-44h6l-6 2-11-30 6-2-4 5-19-17 4-4-1 6-27-5 1-7z">
          <text:p/>
        </draw:path>
        <draw:polygon draw:style-name="gr2" draw:text-style-name="P2" draw:layer="layout" svg:width="0.217cm" svg:height="0.025cm" svg:x="27.734cm" svg:y="17.85cm" svg:viewBox="0 0 218 26" draw:points="0,0 0,26 218,26 218,0">
          <text:p/>
        </draw:polygon>
        <draw:path draw:style-name="gr2" draw:text-style-name="P2" draw:layer="layout" svg:width="0.23cm" svg:height="0.039cm" svg:x="27.727cm" svg:y="17.843cm" svg:viewBox="0 0 231 40" svg:d="M13 7v25h-6v-6h218v6h-7v-25h7v6h-218v-6zM7 0h218 6v7 25 8h-6-218-7v-8-25-7z">
          <text:p/>
        </draw:path>
        <draw:polygon draw:style-name="gr2" draw:text-style-name="P2" draw:layer="layout" svg:width="0.159cm" svg:height="0.25cm" svg:x="26.768cm" svg:y="16.874cm" svg:viewBox="0 0 160 251" draw:points="0,251 160,251 160,221 34,221 34,135 146,135 146,105 34,105 34,30 157,30 157,0 0,0">
          <text:p/>
        </draw:polygon>
        <draw:path draw:style-name="gr2" draw:text-style-name="P2" draw:layer="layout" svg:width="0.171cm" svg:height="0.263cm" svg:x="26.762cm" svg:y="16.867cm" svg:viewBox="0 0 172 264" svg:d="M6 251h159v7h-7v-30h7v6h-126-6v-6-85-7h6 112v7h-6v-30h6v6h-112-6v-6-75-7h6 123v7h-7v-31h7v6h-156v-6h7v251h-7zM0 258v-251-7h6 156 6v7 31 7h-6-123v-7h7v75h-7v-7h112 7v7 30 6h-7-112v-6h7v85h-7v-7h126 7v7 30 6h-7-159-6z">
          <text:p/>
        </draw:path>
        <draw:polygon draw:style-name="gr2" draw:text-style-name="P2" draw:layer="layout" svg:width="0.217cm" svg:height="0.025cm" svg:x="27.734cm" svg:y="17.184cm" svg:viewBox="0 0 218 26" draw:points="0,0 0,26 218,26 218,0">
          <text:p/>
        </draw:polygon>
        <draw:path draw:style-name="gr2" draw:text-style-name="P2" draw:layer="layout" svg:width="0.23cm" svg:height="0.038cm" svg:x="27.727cm" svg:y="17.177cm" svg:viewBox="0 0 231 39" svg:d="M13 7v26h-6v-7h218v7h-7v-26h7v6h-218v-6zM7 0h218 6v7 26 6h-6-218-7v-6-26-7z">
          <text:p/>
        </draw:path>
        <draw:polygon draw:style-name="gr2" draw:text-style-name="P2" draw:layer="layout" svg:width="0.163cm" svg:height="0.249cm" svg:x="26.77cm" svg:y="16.208cm" svg:viewBox="0 0 164 250" draw:points="0,250 34,250 34,136 140,136 140,106 34,106 34,30 164,30 164,0 0,0">
          <text:p/>
        </draw:polygon>
        <draw:path draw:style-name="gr2" draw:text-style-name="P2" draw:layer="layout" svg:width="0.175cm" svg:height="0.263cm" svg:x="26.764cm" svg:y="16.201cm" svg:viewBox="0 0 176 264" svg:d="M6 251h34v6h-7v-115-7h7 106v7h-7v-30h7v6h-106-7v-6-75-7h7 130v7h-7v-30h7v6h-164v-6h7v250h-7zM0 257v-250-7h6 164 6v7 30 6h-6-130v-6h6v75h-6v-7h106 6v7 30 6h-6-106v-6h6v115 7h-6-34-6z">
          <text:p/>
        </draw:path>
        <draw:polygon draw:style-name="gr2" draw:text-style-name="P2" draw:layer="layout" svg:width="0.217cm" svg:height="0.025cm" svg:x="27.734cm" svg:y="16.517cm" svg:viewBox="0 0 218 26" draw:points="0,0 0,26 218,26 218,0">
          <text:p/>
        </draw:polygon>
        <draw:path draw:style-name="gr2" draw:text-style-name="P2" draw:layer="layout" svg:width="0.23cm" svg:height="0.038cm" svg:x="27.727cm" svg:y="16.511cm" svg:viewBox="0 0 231 39" svg:d="M13 6v25h-6v-6h218v6h-7v-25h7v7h-218v-7zM7 0h218 6v6 25 8h-6-218-7v-8-25-6z">
          <text:p/>
        </draw:path>
        <draw:polygon draw:style-name="gr2" draw:text-style-name="P2" draw:layer="layout" svg:width="0.185cm" svg:height="0.264cm" svg:x="26.749cm" svg:y="15.534cm" svg:viewBox="0 0 186 265" draw:points="161,225 167,258 186,258 186,123 94,123 94,154 150,154 150,156 146,189 134,213 116,229 94,234 70,227 51,208 39,176 34,132 38,87 51,55 70,36 96,29 114,33 129,43 140,60 146,82 183,82 173,48 155,22 130,6 98,0 57,9 26,36 7,77 0,133 7,189 26,230 56,256 92,265 113,262 131,255 147,242">
          <text:p/>
        </draw:polygon>
        <draw:path draw:style-name="gr2" draw:text-style-name="P2" draw:layer="layout" svg:width="0.198cm" svg:height="0.277cm" svg:x="26.742cm" svg:y="15.528cm" svg:viewBox="0 0 199 278" svg:d="M175 229l6 34-6 1v-6h18v6h-7v-135h7v6h-91v-6h6v31h-6v-7h56 6v7 2 1l-4 33v1 1l-12 24-1 1-1 1-17 16-2 1h-1l-22 5-2 1-1-1-26-6-1-1-2-1-19-20h-1v-2l-12-32-1-1-4-44v-1-1l4-43v-1-1l13-33v-1l1-1 19-20 2-1h1l28-7 1-1 2 1 18 3 1 1h1l15 10 1 1 1 1 10 17 1 1v1l6 24-6 1v-6h36v6l-7 2-9-36 6-1-5 3-18-25 6-4-4 5-25-16 4-5-1 6-32-5 1-7 2 7-42 9-2-7 5 5-31 27-5-5 6 2-20 43-5-3 6 1-7 55-6-1 6-1 7 56-6 1 5-3 20 41-6 3 5-5 29 26-4 5 1-6 38 9-2 6-1-7 21-2 1 6-3-6 19-7 2 6-4-5 16-13 4 5-5-4 14-17 9-12zM174 234l-14 18v1h-1l-16 13-1 1-19 7h-1l-21 3-1 1-1-1-38-8-2-1-1-1-29-26-1-1v-1l-20-42-1-1v-1l-7-55v-1-1l7-55v-1l1-1 20-42v-1l1-1 31-27 1-1h2l42-9h1 2l31 6h1l1 1 25 15 1 1 1 1 18 26v1l1 1 9 36 2 8h-8-36-5l-1-5-6-23 6-1-6 3-10-18 5-3-4 5-14-10 3-5-1 6-18-4 1-6 2 6-27 7-2-6 5 4-20 21-4-6 6 3-13 33-6-3 7 1-4 44-7-1 7-1 4 44-6 1 6-2 12 32-6 2 5-5 19 20-5 4 2-6 25 7-2 6-1-6 22-6 1 7-4-5 18-16 4 5-6-2 12-25 6 3-7-1 4-33 7 1h-7v-2h7v6h-56-7v-6-31-7h7 91 6v7 135 6h-6-18-6l-1-5-6-33 7-1z">
          <text:p/>
        </draw:path>
        <draw:polygon draw:style-name="gr2" draw:text-style-name="P2" draw:layer="layout" svg:width="0.217cm" svg:height="0.025cm" svg:x="27.734cm" svg:y="15.851cm" svg:viewBox="0 0 218 26" draw:points="0,0 0,26 218,26 218,0">
          <text:p/>
        </draw:polygon>
        <draw:path draw:style-name="gr2" draw:text-style-name="P2" draw:layer="layout" svg:width="0.23cm" svg:height="0.038cm" svg:x="27.727cm" svg:y="15.844cm" svg:viewBox="0 0 231 39" svg:d="M13 7v26h-6v-7h218v7h-7v-26h7v6h-218v-6zM7 0h218 6v7 26 6h-6-218-7v-6-26-7z">
          <text:p/>
        </draw:path>
        <draw:path draw:style-name="gr2" draw:text-style-name="P2" draw:layer="layout" svg:width="0.943cm" svg:height="0.543cm" svg:x="15.09cm" svg:y="17.394cm" svg:viewBox="0 0 944 544" svg:d="M448 544l-62-159h-247l-63 159h-76l221-544h84l219 544zM262 55l-3 11c-7 21-16 49-29 82l-69 180h203l-70-181c-7-17-14-37-21-60zM868 421v123h-65v-123h-257v-54l249-367h73v366h76v55zM803 78c-1 1-5 8-11 20-7 13-12 21-15 26l-140 206-20 29-6 7h192z">
          <text:p/>
        </draw:path>
        <draw:path draw:style-name="gr2" draw:text-style-name="P2" draw:layer="layout" svg:width="0.953cm" svg:height="0.551cm" svg:x="15.084cm" svg:y="17.39cm" svg:viewBox="0 0 954 552" svg:d="M451 550l-63-160 4-2v4h-247v-4l3 2-62 160-1 2h-3-76-6l2-5 222-545 1-2h2 84 3l1 2 218 545 2 5h-6-75-2zM454 544h75v4l-3 2-218-545 3-1v4h-84v-4l4 1-222 545-3-2v-4h76v4l-4-1 63-160 1-3h3 247 3l1 3 62 160-4 1zM272 60l-3 11-4-1 4 1c-7 22-16 49-29 83l-69 178-4-1v-4h203v4l-4 1-69-179 3-2-3 2c-8-18-15-38-22-61l4-1-4 1-10-32 3-1zM272 58l10 32c8 22 15 42 22 60l70 179 2 6h-6-203-6l2-6 70-178 3 1-3-1c12-34 22-61 28-82l4-11 3-12zM878 424v124 4h-4-65-4v-4-124h4v4h-258-3v-4-54-1-1l250-367 1-1h2 73 4v4 365h-4v-4h76 4v4 55 4h-4-76v-4zM874 420h76v4h-3v-55h3v4h-76-4v-4-365h4v4h-73v-4l4 2-250 366-4-2h4v54h-4v-4h258 4v4 124h-4v-4h65v4h-4v-124-4zM812 83c0 2-4 9-11 21s-12 21-15 26l-139 205-22 29-6 8-3-3v-4h193v4h-4v-287h4zM813 82v287 4h-4-193-9l5-6 7-8 3 3-4-3 21-28 4 2-4-2 140-205 4 2-4-2c4-5 9-13 15-26 7-12 10-18 11-19l8-25z">
          <text:p/>
        </draw:path>
        <draw:frame draw:style-name="gr3" draw:text-style-name="P1" draw:layer="layout" svg:width="0.611cm" svg:height="0.998cm" svg:x="25.339cm" svg:y="17.096cm">
          <draw:image xlink:href="Pictures/1000020100000121000001D8A161984EFB076DCD.png" xlink:type="simple" xlink:show="embed" xlink:actuate="onLoad">
            <text:p/>
          </draw:image>
        </draw:frame>
        <draw:polygon draw:style-name="gr4" draw:text-style-name="P1" draw:layer="layout" svg:width="0.61cm" svg:height="0.998cm" svg:x="25.339cm" svg:y="17.097cm" svg:viewBox="0 0 611 999" draw:points="0,0 0,999 223,999 223,608 380,608 380,454 223,454 223,287 611,287 611,1">
          <text:p/>
        </draw:polygon>
        <draw:frame draw:style-name="gr3" draw:text-style-name="P1" draw:layer="layout" svg:width="0.88cm" svg:height="0.882cm" svg:x="25.629cm" svg:y="17.308cm">
          <draw:image xlink:href="Pictures/10000201000001A0000001A142B7AEB4BBE71FA5.png" xlink:type="simple" xlink:show="embed" xlink:actuate="onLoad">
            <text:p/>
          </draw:image>
        </draw:frame>
        <draw:path draw:style-name="gr5" draw:text-style-name="P1" draw:layer="layout" svg:width="0.879cm" svg:height="0.879cm" svg:x="25.629cm" svg:y="17.31cm" svg:viewBox="0 0 880 880" svg:d="M702 84l-130 75-57-20-55-139-85 4-39 144-56 26-137-59-57 64 74 129-20 57-140 54 5 86 144 40 27 54-61 138 64 57 131-74 57 21 54 139 87-5 38-144 55-28 137 62 58-65-75-130 20-57 139-54-4-87-144-38-26-55 60-137zM508 297l26 15 23 21 19 25 13 27 8 30 1 31-4 30-10 29-16 27-21 23-25 18-27 14-30 7-31 2-30-4-29-10-27-16-23-21-18-24-15-28-7-30-2-31 4-31 10-29 17-26 21-23 25-19 27-13 31-8 30-1 31 5z">
          <text:p/>
        </draw:path>
        <draw:path draw:style-name="gr2" draw:text-style-name="P2" draw:layer="layout" svg:width="1.026cm" svg:height="0.363cm" svg:x="14.795cm" svg:y="15.778cm" svg:viewBox="0 0 1027 364" svg:d="M129 44v238h-36v-238h-93v-30h221v30zM272 76v131c0 13 1 24 4 31 3 8 7 13 13 16 5 4 14 5 25 5 17 0 30-5 39-17 10-11 15-27 15-47v-119h34v162c0 24 0 39 1 44h-32c-1-1-1-3-1-5 0-3 0-6 0-10-1-4-1-10-1-20h-1c-7 14-17 24-27 30s-23 9-38 9c-23 0-39-6-50-17-10-11-16-30-16-56v-137zM532 280c-11 3-23 5-35 5-27 0-41-16-41-47v-137h-24v-25h26l10-46h22v46h38v25h-38v130c0 10 2 17 5 21s9 6 17 6c5 0 11-1 20-3zM560 282v-282h34v282zM671 186c0 24 5 42 14 55 10 13 24 19 43 19 15 0 27-3 36-9s15-13 18-23l30 9c-12 32-40 49-84 49-30 0-53-9-69-28-16-18-24-45-24-80 0-34 8-60 24-78 16-19 38-28 68-28 60 0 91 37 91 110v4zM782 160c-2-22-7-37-16-47s-23-15-40-15c-16 0-29 5-39 16s-15 27-16 46zM869 364c-9 0-17-1-24-2v-26c5 1 11 1 17 1 21 0 38-17 50-48l3-8-81-205h36l44 114c0 2 1 4 2 6 1 3 4 11 8 25 5 14 8 22 8 24l14-38 45-131h36l-79 206c-9 22-17 38-24 49s-16 19-25 25c-8 5-19 8-30 8z">
          <text:p/>
        </draw:path>
        <draw:path draw:style-name="gr2" draw:text-style-name="P2" draw:layer="layout" svg:width="1.033cm" svg:height="0.368cm" svg:x="14.792cm" svg:y="15.775cm" svg:viewBox="0 0 1034 369" svg:d="M134 47v239 3h-3-36-3v-3-239h3v2h-92-3v-2-30-3h3 221 3v3 30 2h-3-93v-2zM131 44h93v3h-3v-30h3v3h-221v-3h3v30h-3v-3h92 3v3 239h-3v-3h36v3h-3v-239-3zM278 79v131c0 13 1 24 4 31 2 7 6 12 11 15s13 4 24 4c16 0 28-5 37-15 9-11 14-27 14-47v-119-3h3 34 3v3 163c0 24 0 38 1 43v4h-3-32-3v-3c0 0-1-2-1-5s0-6 0-10c0-3-1-10-1-20h3v3h-1v-3l3 1c-8 15-18 25-28 31-11 6-25 9-40 9-23 0-41-6-52-17-11-12-16-32-16-59v-137-3h2 35 3zM275 82h-35v-3h3v137c0 27 5 44 15 55s26 16 48 16c15 0 27-3 37-9 10-5 18-15 26-29l1-1h1 1 3v3c0 10 0 16 0 20 1 4 1 7 1 10 0 2 0 4 0 4l-2 1v-3h32v3h-3c-1-5-1-20-1-44v-163h3v3h-34v-3h2v119c0 21-5 38-15 50s-24 18-41 18c-11 0-21-2-27-5-6-4-11-10-14-18s-4-20-4-33v-131h3zM536 287c-12 3-24 5-36 5-28 0-44-18-44-50v-138h3v3h-24-2v-3-25-3h2 26v3h-3l10-46v-3h3 22 3v3 46h-3v-3h38 3v3 25 3h-3-38v-3h3v131c0 9 2 15 4 19 3 3 8 5 15 5 4 0 11-1 19-3h4v3 25 3zM532 284v-25h3v3c-8 2-15 3-20 3-8 0-15-3-19-8-4-4-5-12-5-22v-131-3h2 38v3h-2v-25h2v3h-38-2v-3-46h2v3h-22v-3l2 1-10 46v2h-2-26v-3h3v25h-3v-3h24 3v3 138c0 30 12 44 38 44 12 0 23-1 34-4l1 2zM560 286v-283-3h3 34 3v3 283 3h-3-34-3zM563 283h34v3h-3v-283h3v3h-34v-3h3v283h-3zM677 189c0 23 4 41 14 54 9 12 22 18 40 18 15 0 26-3 34-8 9-6 14-13 17-22l1-3 3 1 30 9 3 1-1 3c-13 33-42 50-87 50-31 0-55-9-71-28-17-18-25-47-25-83 0-35 8-62 25-80 16-19 40-28 70-28 62 0 93 38 93 112v4 3h-2-147v-3zM674 186h147v3h-3v-4c0-72-29-107-88-107-29 0-51 9-66 26-16 18-23 43-23 77 0 35 7 62 23 80 15 17 37 26 67 26 43 0 70-16 81-47l3 1-1 3-30-9 1-4 3 1c-4 11-10 19-19 25-10 7-23 10-38 10-19 0-35-7-45-21s-15-33-15-57v-3zM782 163c-1-21-7-36-15-45-9-10-21-14-38-14-16 0-28 5-37 15-9 11-14 25-15 44h-3v-3h111v3zM785 166h-111-3v-3c1-20 7-36 17-48 10-11 24-17 41-17 18 0 32 5 42 16 9 10 15 27 17 49v3zM872 369c-9 0-18 0-24-2h-2v-2-26-3h3c5 1 10 1 16 1 20 0 35-14 47-45l4-8 2 1-2 1-82-206-1-4h4 36 2l1 2 43 114c1 2 2 4 2 6 1 3 4 11 9 25 5 15 8 23 8 25l-3 1-2-1 13-39 3 1-3-1 45-131 1-2h2 36 4l-2 4-79 207c-8 22-16 39-24 49-7 11-16 20-25 25-9 6-20 8-32 8zM872 364c11 0 20-3 29-8s16-12 24-23c7-10 15-26 23-48l3 1-3-1 79-207 3 1v3h-36v-3l2 1-45 131-13 39-3 8-3-9c0-1-2-9-7-24-5-14-8-22-9-25-1-2-1-4-2-6l3-1-3 1-43-114 2-1v3h-36v-3l2-1 82 206v1 1l-3 8-3-1 3 1c-13 32-31 49-53 49-6 0-12 0-17-1v-3h3v26h-3l1-3c6 1 14 2 23 2z">
          <text:p/>
        </draw:path>
        <draw:path draw:style-name="gr2" draw:text-style-name="P2" draw:layer="layout" svg:width="1.282cm" svg:height="0.29cm" svg:x="14.801cm" svg:y="16.565cm" svg:viewBox="0 0 1283 291" svg:d="M187 212c0 25-7 45-23 59-16 13-39 20-69 20-27 0-49-6-66-18-16-13-26-31-29-55l36-4c5 32 24 48 59 48 18 0 32-4 41-12 10-9 15-22 15-39 0-15-5-26-17-34-11-9-27-13-49-13h-20v-30h19c19 0 34-4 45-12 10-9 15-21 15-36 0-14-4-26-13-34-8-9-21-13-38-13-15 0-27 4-37 12-9 8-15 19-16 33l-35-3c2-22 12-39 28-52 15-12 36-18 61-18 27 0 48 6 63 19 15 12 23 30 23 53 0 17-5 32-15 43-9 11-23 18-42 22v1c20 2 36 9 48 20 11 12 16 26 16 43zM205 291l79-291h31l-79 291zM342 287v-29h70v-210l-62 44v-33l65-44h32v243h66v29zM735 199c0 29-8 51-25 68-17 16-41 24-71 24-25 0-46-5-61-16-16-11-26-27-30-48l35-4c8 26 27 40 57 40 19 0 33-6 44-17 10-11 15-27 15-46 0-17-5-31-15-42-11-10-25-16-43-16-10 0-18 2-27 5-8 3-16 8-24 15h-34l9-147h155v29h-123l-5 87c15-11 33-17 56-17 27 0 48 8 64 23 16 16 23 37 23 62zM752 291l80-291h30l-78 291zM890 287v-29h69v-210l-61 44v-33l64-44h32v243h66v29zM1283 212c0 25-8 44-24 58s-39 21-69 21c-29 0-52-7-68-20-17-14-25-34-25-59 0-18 5-33 15-45s23-19 39-22v-1c-15-3-26-11-35-22-8-13-13-26-13-42 0-21 8-37 23-50 16-13 37-19 63-19 28 0 49 6 64 18 16 13 23 30 23 52 0 15-4 29-12 41-9 12-21 19-36 22v1c18 3 31 10 41 22 9 12 14 27 14 45zM1240 83c0-31-16-47-51-47-16 0-29 4-37 12-9 8-13 19-13 35 0 15 4 28 13 36s21 12 37 12c17 0 30-3 39-11 8-8 12-21 12-37zM1247 208c0-17-5-29-15-38-10-8-25-13-43-13s-32 5-41 14c-10 9-15 22-15 38 0 37 19 56 57 56 19 0 34-4 43-13 10-10 14-24 14-44z">
          <text:p/>
        </draw:path>
        <draw:path draw:style-name="gr2" draw:text-style-name="P2" draw:layer="layout" svg:width="1.288cm" svg:height="0.296cm" svg:x="14.798cm" svg:y="16.562cm" svg:viewBox="0 0 1289 297" svg:d="M194 215c0 26-8 47-25 61-16 14-40 21-70 21-28 0-50-6-67-19s-27-32-32-57v-3h4l36-4h3v3c4 31 22 46 56 46 17 0 30-4 40-13 9-8 14-19 14-36 0-14-5-24-16-32s-27-12-48-12h-20-2v-3-30-3h2 19c19 0 33-4 43-12 10-7 14-19 14-33s-3-24-12-32c-8-8-19-12-36-12-14 0-26 4-35 11s-14 18-15 31l-1 3h-2l-35-3h-3v-3c3-23 12-41 29-54 16-13 37-19 63-19 27 0 50 6 65 19 16 14 24 32 24 56 0 17-5 33-16 45-10 11-24 19-43 23l-1-3h3v1h-3v-3c21 2 38 9 50 21 11 12 17 27 17 45zM189 215c0-16-6-30-16-41-11-11-26-17-46-20h-3v-2-1-2l2-1c19-4 32-11 41-21 10-10 14-25 14-41 0-23-7-39-22-51-14-13-34-19-61-19-25 0-44 6-60 18-15 13-24 29-26 51l-3-1v-2l35 2v3h-3c2-15 8-27 17-35 10-8 24-13 39-13 18 0 31 5 40 14s14 21 14 36-6 29-17 38c-11 8-26 13-46 13h-19v-3h3v30h-3v-3h20c22 0 39 5 51 13 12 9 18 22 18 37 0 18-5 32-16 41-10 9-25 13-43 13-36 0-57-17-62-50l3-1v3l-35 3-1-2 3-1c3 24 12 41 28 53s37 18 64 18c29 0 51-6 67-20 15-13 23-31 23-56zM206 293l80-291v-2h2 31 4l-1 4-79 291v2h-3-31-3zM209 291h31v3l-2-1 78-291 3 1v3h-31v-3l3 1-79 291-3-1zM344 290v-29-3h2 70v3h-3v-210h3l1 2-61 44-4 3v-5-33-2l1-1 64-44h1 1 32 2v3 243h-2v-3h66 3v3 29 3h-3-171-2zM346 288h171v2h-3v-29h3v3h-66-3v-3-243h3v2h-32v-2l1 2-64 44-2-2h3v33h-3l-1-3 61-44 5-3v6 210 3h-3-70v-3h3v29h-3zM742 202c0 29-9 53-26 70-18 16-42 25-73 25-26 0-47-6-63-17-16-12-26-28-31-50v-3h3l35-4 2-1 1 3c7 26 24 38 54 38 18 0 32-5 42-16s15-25 15-44c0-17-5-30-15-40-11-10-24-15-41-15-9 0-18 2-26 4-7 3-15 8-23 15l-1 1h-1-34-3v-3l9-148 1-2h2 155 3v3 29 3h-3-123v-3h3l-5 87h-3l-2-2c15-12 35-18 58-18 27 0 49 8 66 24 16 17 24 38 24 64zM737 202c0-25-8-44-23-60-16-15-36-22-62-22-22 0-40 5-55 17l-4 3v-6l5-87v-3h3 123v3h-3v-29h3v2h-155v-2h3l-9 147h-3v-3h34v3l-2-2c9-8 17-13 25-16 9-3 18-5 28-5 18 0 33 6 45 17 11 11 16 26 16 44 0 20-5 36-16 48s-27 18-46 18c-31 0-52-15-59-43h2l1 2-35 4-1-2 3-1c4 20 13 36 28 46 16 11 35 16 60 16 30 0 52-7 69-23 17-17 25-38 25-66zM754 293l79-291 1-2h2 30 4l-1 4-79 291v2h-2-32-3zM756 291h32v3l-3-1 79-291 2 1v3h-30v-3l2 1-79 291-3-1zM891 290v-29-3h3 69v3h-3v-210h3l2 2-62 44-4 3v-5-33-2l1-1 64-44h1 1 32 3v3 243h-3v-3h66 3v3 29 3h-3-170-3zM894 288h170v2h-3v-29h3v3h-66-3v-3-243h3v2h-32v-2l1 2-64 44-1-2h3v33h-3l-2-3 61-44 5-3v6 210 3h-3-69v-3h3v29h-3zM1289 215c0 25-8 46-25 60-16 15-40 22-70 22s-53-7-70-21-26-35-26-61c0-18 5-34 16-47 10-12 24-20 41-23v3h-3v-1h3l-1 3c-15-3-27-11-36-23s-14-28-14-44c0-21 9-39 25-52 16-14 37-20 64-20s49 6 65 19 24 32 24 54c0 16-4 31-13 43s-22 20-37 23l-1-3h3v1h-3l1-3c18 3 32 11 42 23s15 28 15 47zM1283 215c0-18-4-32-13-43-10-12-22-19-39-21l-3-1v-2-1-2l3-1c14-3 25-9 33-20 9-12 13-25 13-40 0-21-8-37-23-49-15-13-35-19-61-19s-46 7-61 19-22 28-22 48c0 15 4 29 12 40 9 11 19 18 34 22h2v2 1 3h-2c-16 3-28 9-38 21s-14 26-14 43c0 25 7 43 23 56 16 14 38 20 67 20s51-6 66-20c16-14 23-32 23-56zM1241 86c0-30-16-44-48-44-16 0-27 4-36 11-8 7-11 18-11 33s4 26 12 34 20 11 35 11c16 0 28-3 36-10s12-19 12-35zM1246 86c0 17-4 31-14 39-9 8-22 12-39 12-16 0-30-4-39-13s-14-22-14-38 5-29 14-37 22-12 39-12c35 0 53 17 53 49zM1247 211c0-16-4-28-14-36-9-8-22-12-40-12-17 0-30 4-39 13-10 9-14 20-14 36 0 36 17 53 54 53 18 0 32-4 40-12 9-9 13-22 13-42zM1253 211c0 21-5 36-15 46-9 9-25 14-44 14-39 0-60-20-60-59 0-17 5-30 16-40 10-10 25-14 43-14s34 4 44 13c11 9 16 23 16 40z">
          <text:p/>
        </draw:path>
        <draw:path draw:style-name="gr2" draw:text-style-name="P2" draw:layer="layout" svg:width="0.498cm" svg:height="0.271cm" svg:x="15.195cm" svg:y="18.865cm" svg:viewBox="0 0 499 272" svg:d="M0 272v-29h70v-210l-62 44v-33l65-44h32v243h66v29zM227 103v-40h37v40zM227 272v-40h37v40zM328 272v-29h69v-210l-61 44v-33l64-44h32v243h67v29z">
          <text:p/>
        </draw:path>
        <draw:path draw:style-name="gr2" draw:text-style-name="P2" draw:layer="layout" svg:width="0.503cm" svg:height="0.277cm" svg:x="15.193cm" svg:y="18.862cm" svg:viewBox="0 0 504 278" svg:d="M0 275v-29-3h2 70v3h-3v-210h3l1 2-61 44-4 3v-5-33-2h1l64-45h1 1 32 3v3 243h-3v-3h67 3v3 29 3h-3-172-2zM2 273h172v2h-3v-29h3v3h-67-3v-3-243h3v3h-32v-3l1 2-64 44-2-2h3v33h-3l-1-3 61-43 5-4v6 210 3h-3-70v-3h3v29h-3zM227 106v-40-3h3 37 3v3 40 3h-3-37-3zM230 103h37v3h-3v-40h3v3h-37v-3h2v40h-2zM227 275v-39-3h3 37 3v3 39 3h-3-37-3zM230 273h37v2h-3v-39h3v2h-37v-2h2v39h-2zM328 275v-29-3h3 69v3h-3v-210h3l2 2-62 44-4 3v-5-33-2h1l64-45h1 1 32 3v3 243h-3v-3h66 3v3 29 3h-3-170-3zM331 273h170v2h-3v-29h3v3h-66-3v-3-243h3v3h-32v-3l1 2-64 44-1-2h2v33h-2l-2-3 61-43 5-4v6 210 3h-3-69v-3h3v29h-3z">
          <text:p/>
        </draw:path>
        <draw:path draw:style-name="gr2" draw:text-style-name="P2" draw:layer="layout" svg:width="0.625cm" svg:height="0.29cm" svg:x="17.089cm" svg:y="18.85cm" svg:viewBox="0 0 626 291" svg:d="M177 287l-147-232 1 18 1 32v182h-32v-273h42l148 234c-1-25-2-43-2-55v-179h33v273zM256 291l79-291h31l-79 291zM588 287l-31-79h-124l-31 79h-38l111-273h42l109 273zM495 42l-2 5c-3 11-8 25-14 42l-35 90h102l-35-91c-3-9-7-19-11-30z">
          <text:p/>
        </draw:path>
        <draw:path draw:style-name="gr2" draw:text-style-name="P2" draw:layer="layout" svg:width="0.632cm" svg:height="0.296cm" svg:x="17.086cm" svg:y="18.847cm" svg:viewBox="0 0 633 297" svg:d="M176 292l-145-233 2-1 3-1 1 19 1 32v182 3h-3-32-3v-3-273-3h3 42 2l1 2 147 234-3 1h-3c-1-25-2-43-2-55v-179-3h3 33 3v3 273 3h-3-44-2zM179 287h44v3h-3v-273h3v3h-33v-3h3v179c0 12 1 30 2 55l1 11-6-9-147-234 2-2v3h-42v-3h2v273h-2v-3h32v3h-3v-182h3l-3 1-1-33h3-3v-18l-1-11 6 9 145 233-2 1zM255 293l80-291 1-2h2 31 3l-1 4-79 291-1 2h-2-31-4zM258 291h31v3l-3-1 80-291 3 1v3h-31v-3l3 1-80 291-3-1zM589 291l-32-79 3-1v2h-124v-2l3 1-31 79-1 2h-2-38-4l1-4 111-273 1-2h2 42 1l1 2 109 273 2 4h-4-38-2zM591 287h38v3l-3 1-109-273 3-1v3h-42v-3l2 1-111 273-2-1v-3h38v3l-3-1 32-79v-2h2 124 2l1 2 31 79-3 1zM501 46l-2 5-3-1 3 1c-3 11-8 25-14 42l-35 90-3-1v-4h102v4l-3 1-34-91 2-1-2 1c-4-9-8-19-11-30l2-1-2 1-6-16 3-1zM501 44l5 16c4 11 7 21 11 30l35 90 1 5h-4-102-4l2-5 35-89 2 1-2-1c6-17 11-31 14-41l1-6 3-8z">
          <text:p/>
        </draw:path>
        <draw:path draw:style-name="gr2" draw:text-style-name="P2" draw:layer="layout" svg:width="6.625cm" svg:height="0.521cm" svg:x="18.64cm" svg:y="15.46cm" svg:viewBox="0 0 6626 522" svg:d="M156 412c-31 0-59-6-82-19-24-11-42-28-55-49-13-22-19-48-19-78v-245h52v240c0 35 9 62 27 80 17 18 43 27 77 27s61-9 80-28c20-19 29-46 29-82v-237h52v240c0 31-7 58-20 80-13 23-32 40-56 52-24 13-52 19-85 19zM650 256c0 103-36 156-108 156-46 0-76-18-92-53h-1c0 2 1 17 1 48v115h-49v-352c0-30-1-50-2-60h47c1 1 1 3 1 8 1 4 1 11 1 20 1 10 1 16 1 20h1c9-19 21-32 35-40 14-9 33-13 57-13 36 0 63 12 81 36 18 25 27 63 27 115zM599 257c0-41-6-70-17-88-11-17-29-26-53-26-19 0-35 4-46 12s-19 21-25 38c-5 18-8 40-8 68 0 39 6 67 18 86 13 18 33 27 61 27 24 0 42-9 53-26 11-18 17-48 17-91zM960 256c0 103-36 156-108 156-46 0-76-18-92-53h-1c1 2 1 17 1 48v115h-49v-352c0-30-1-50-2-60h48c0 1 0 3 1 8 0 4 0 11 1 20 0 10 1 16 1 20h1c8-19 20-32 34-40 15-9 33-13 57-13 36 0 63 12 81 36 18 25 27 63 27 115zM909 257c0-41-6-70-17-88-11-17-28-26-53-26-19 0-34 4-45 12s-20 21-25 38c-6 18-9 40-9 68 0 39 6 67 19 86 12 18 32 27 60 27 24 0 42-9 53-26 11-18 17-48 17-91zM1059 268c0 34 7 60 21 78 14 19 34 28 61 28 21 0 39-4 51-13 13-9 22-19 26-32l44 12c-18 46-58 71-121 71-43 0-77-14-99-40-23-26-35-65-35-116 0-49 12-86 35-112 22-26 55-39 97-39 87 0 130 52 130 157v6zM1219 230c-3-31-11-53-24-68-13-14-32-21-57-21-23 0-42 8-56 24s-21 38-23 65zM1333 406v-227c0-21-1-44-2-69h46c2 34 3 54 3 60h1c7-25 16-42 27-51 10-10 24-14 43-14 6 0 13 1 20 2v45c-7-1-16-2-27-2-20 0-35 8-46 26s-16 43-16 75v155zM1472 517v-35h325v35zM2049 324c0 27-10 49-31 64-21 16-50 24-88 24-37 0-65-6-85-19s-33-31-39-57l43-9c4 16 13 28 26 35 13 8 32 11 55 11 25 0 43-4 54-11 12-8 18-19 18-35 0-11-4-21-12-28s-21-13-39-18l-35-9c-28-7-48-15-60-22s-22-15-28-25c-7-10-10-22-10-37 0-27 9-47 28-61 20-14 48-22 84-22 33 0 59 6 78 18 19 11 31 29 36 55l-44 5c-3-13-10-23-22-30s-28-10-48-10c-22 0-38 3-49 10-10 6-16 17-16 30 0 9 3 15 7 21 4 5 11 10 19 14 9 4 27 9 54 16 26 6 45 12 56 18 12 5 21 11 28 18 6 7 11 15 15 24 4 8 5 18 5 30zM2224 404c-17 4-33 7-50 7-39 0-59-24-59-68v-197h-34v-36h36l14-66h33v66h55v36h-55v186c0 14 2 24 7 30s13 9 24 9c7 0 16-2 29-4zM2269 406v-227c0-21 0-44-1-69h46c1 34 2 54 2 60h1c8-25 17-42 27-51 10-10 25-14 43-14 7 0 13 1 20 2v45c-6-1-15-2-26-2-20 0-36 8-47 26-10 18-16 43-16 75v155zM2530 412c-30 0-52-8-67-25-15-15-23-37-23-64 0-31 10-54 31-71 20-16 52-25 97-26l66-1v-16c0-24-5-41-15-51-10-11-26-16-48-16s-38 4-48 11c-10 8-16 20-18 36l-51-5c8-53 47-79 118-79 37 0 65 8 84 25 18 17 28 42 28 74v127c0 15 2 26 5 33 4 7 12 11 22 11 5 0 10-1 16-2v32c-12 2-25 4-38 4-18 0-31-5-39-15-9-10-13-25-14-45h-2c-13 22-27 38-44 48-16 10-37 15-60 15zM2541 374c18 0 34-4 48-12 14-9 25-20 33-34s12-29 12-44v-24l-54 1c-23 0-40 2-52 7-12 4-21 11-28 20-6 9-9 21-9 36 0 16 4 28 13 37 8 8 21 13 37 13zM2764 47v-47h49v47zM2764 406v-296h49v296zM3076 406v-188c0-19-2-34-6-45-3-11-10-19-18-23-8-5-21-7-37-7-23 0-42 8-56 24-13 16-20 38-20 67v172h-49v-233c0-34-1-55-2-63h47c0 1 0 3 0 7s1 9 1 14 0 15 1 30h1c11-21 24-35 39-44 15-8 33-12 55-12 32 0 56 8 71 24s22 42 22 80v197zM3153 517v-35h325v35zM3510 406v-227c0-21 0-44-1-69h46c2 34 2 54 2 60h1c8-25 17-42 27-51 11-10 25-14 44-14 6 0 13 1 19 2v45c-6-1-15-2-26-2-20 0-36 8-46 26-11 18-16 43-16 75v155zM3733 268c0 34 7 60 21 78 14 19 35 28 62 28 21 0 38-4 51-13 12-9 21-19 26-32l43 12c-18 46-58 71-120 71-44 0-77-14-100-40s-34-65-34-116c0-49 11-86 34-112s55-39 98-39c86 0 130 52 130 157v6zM3893 230c-3-31-11-53-24-68-13-14-32-21-56-21s-43 8-57 24-21 38-22 65zM4006 406v-406h49v406zM4130 47v-47h49v47zM4130 406v-296h49v296zM4292 268c0 34 7 60 21 78 14 19 34 28 61 28 21 0 38-4 51-13s22-19 26-32l43 12c-17 46-57 71-120 71-44 0-77-14-100-40-22-26-34-65-34-116 0-49 12-86 34-112 23-26 56-39 98-39 87 0 130 52 130 157v6zM4452 230c-3-31-11-53-24-68-13-14-32-21-57-21-23 0-42 8-56 24s-22 38-23 65zM4626 146v260h-49v-260h-42v-36h42v-33c0-27 6-46 18-58s30-18 54-18c14 0 25 1 35 3v38c-8-2-16-3-22-3-13 0-22 4-27 10-6 6-9 18-9 35v26h58v36zM4677 517v-35h326v35zM5033 47v-47h50v47zM5033 406v-296h50v296zM5345 406v-188c0-19-2-34-6-45-3-11-9-19-18-23-8-5-20-7-37-7-23 0-42 8-56 24-13 16-20 38-20 67v172h-49v-233c0-34-1-55-2-63h47c0 1 0 3 0 7s1 9 1 14 0 15 1 30h1c11-21 24-35 39-44 15-8 33-12 55-12 32 0 56 8 71 24s23 42 23 80v197zM5690 324c0 27-11 49-32 64-21 16-50 24-88 24-37 0-65-6-85-19s-33-31-39-57l43-9c5 16 13 28 26 35 13 8 32 11 55 11 25 0 43-4 55-11 11-8 17-19 17-35 0-11-4-21-12-28s-21-13-39-18l-35-9c-28-7-48-15-60-22s-21-15-28-25-10-22-10-37c0-27 9-47 29-61 19-14 47-22 83-22 33 0 59 6 78 18 19 11 31 29 36 55l-44 5c-2-13-10-23-22-30s-28-10-48-10c-22 0-38 3-49 10-10 6-15 17-15 30 0 9 2 15 6 21 4 5 11 10 19 14 9 4 27 9 54 16 26 6 45 12 57 18 11 5 20 11 27 18 6 7 11 15 15 24 4 8 6 18 6 30zM5788 268c0 34 7 60 21 78 14 19 34 28 61 28 22 0 39-4 51-13 13-9 22-19 26-32l44 12c-18 46-58 71-121 71-43 0-77-14-99-40-23-26-35-65-35-116 0-49 12-86 35-112 22-26 55-39 97-39 87 0 130 52 130 157v6zM5948 230c-3-31-11-53-24-68-13-14-32-21-57-21-23 0-42 8-56 24s-21 38-23 65zM6062 406v-227c0-21-1-44-2-69h46c2 34 3 54 3 60h1c7-25 16-42 27-51 10-10 24-14 43-14 6 0 13 1 20 2v45c-7-1-16-2-27-2-20 0-35 8-46 26s-16 43-16 75v155zM6360 404c-16 4-32 7-49 7-40 0-59-24-59-68v-197h-34v-36h36l14-66h33v66h54v36h-54v186c0 14 2 24 7 30 4 6 12 9 24 9 6 0 16-2 28-4zM6626 324c0 27-10 49-31 64-21 16-51 24-89 24-36 0-65-6-85-19-19-13-32-31-38-57l43-9c4 16 13 28 26 35 13 8 31 11 54 11 25 0 44-4 55-11 12-8 17-19 17-35 0-11-4-21-12-28s-20-13-38-18l-35-9c-29-7-49-15-61-22s-21-15-28-25c-6-10-10-22-10-37 0-27 10-47 29-61s47-22 84-22c33 0 58 6 78 18 19 11 31 29 36 55l-44 5c-3-13-10-23-22-30s-28-10-48-10c-22 0-39 3-49 10-11 6-16 17-16 30 0 9 2 15 7 21 4 5 10 10 19 14s27 9 54 16c26 6 45 12 56 18 12 5 21 11 27 18 7 7 12 15 16 24 3 8 5 18 5 30z">
          <text:p/>
        </draw:path>
        <draw:path draw:style-name="gr2" draw:text-style-name="P2" draw:layer="layout" svg:width="6.631cm" svg:height="0.526cm" svg:x="18.637cm" svg:y="15.458cm" svg:viewBox="0 0 6632 527" svg:d="M159 417c-32 0-60-6-84-18-23-12-42-29-55-51s-20-49-20-79v-246-3h3 52 3v3 241c0 35 8 60 26 78 17 18 42 27 75 27 34 0 60-9 78-28 19-18 28-45 28-80v-238-3h3 52 3v3 241c0 31-7 59-20 82-14 22-33 40-57 52-25 12-54 19-87 19zM159 411c33 0 60-6 84-18 24-11 42-28 55-50 13-23 19-49 19-79v-241h3v3h-52v-3h3v238c0 36-10 65-30 84-19 19-47 29-82 29-34 0-61-9-79-28-19-19-28-46-28-82v-241h3v3h-52v-3h3v246c0 29 6 55 19 76 12 22 30 38 53 49s50 17 81 17zM656 259c0 104-38 158-111 158-47 0-79-18-95-53l3-2v3h-1v-3l2-1c1 2 2 18 2 48v115 3h-3-49-3v-3-351c0-30-1-50-2-60v-3h3 47 3v2c0 1 1 4 1 9 0 4 1 11 1 20 1 10 1 16 1 20h-3v-3h1v3l-2-2c9-18 21-32 35-41 15-8 35-13 59-13 37 0 65 13 83 38 19 25 28 64 28 116zM650 259c0-52-8-89-26-113s-44-35-79-35c-24 0-42 4-56 12s-25 21-33 39l-1 1h-2-1-3v-2c0-4 0-10 0-19-1-10-1-16-2-21 0-4 0-7 0-7l2-1v3h-47v-3h3c1 10 1 30 1 60v351h-2v-3h49v3h-3v-115c0-30 0-44-1-45l-2-4h5 1 2l1 1c15 34 44 50 89 50 71 0 105-50 105-152zM599 260c0-40-6-69-16-86-11-17-27-25-51-25-19 0-33 4-44 11-11 8-18 20-24 37s-8 40-8 67c0 39 6 66 18 84s30 27 58 27c23 0 40-9 50-26 11-17 17-47 17-89zM604 260c0 43-5 74-17 92-11 19-30 28-55 28-29 0-50-10-63-29-13-18-19-48-19-87 0-28 3-51 9-68 5-18 14-32 26-40 11-9 27-13 47-13 25 0 44 10 55 28 12 18 17 48 17 89zM966 259c0 104-37 158-111 158-46 0-78-18-94-53l2-2v3h-1v-3l2-1c1 2 2 18 2 48v115 3h-3-49-3v-3-351c0-30 0-50-2-60v-3h3 48 2l1 2c0 1 0 4 0 9 1 4 1 11 2 20 0 10 0 16 0 20h-2v-3h1v3l-3-2c9-18 21-32 36-41 14-8 34-13 58-13 37 0 65 13 84 38 18 25 27 64 27 116zM961 259c0-52-9-89-27-113-17-24-43-35-79-35-23 0-41 4-55 12s-25 21-34 39l-1 1h-1-1-3v-2c0-4-1-10-1-19 0-10-1-16-1-21-1-4-1-7-1-7l3-1v3h-48v-3h3c1 10 2 30 2 60v351h-3v-3h49v3h-3v-115c0-30 0-44-1-45l-2-4h5 1 2l1 1c15 34 44 50 89 50 71 0 106-50 106-152zM909 260c0-40-5-69-16-86s-27-25-51-25c-19 0-33 4-44 11-10 8-18 20-24 37-5 17-8 40-8 67 0 39 6 66 18 84s31 27 58 27c24 0 40-9 51-26s16-47 16-89zM915 260c0 43-6 74-17 92-12 19-31 28-56 28-29 0-50-10-63-29-12-18-19-48-19-87 0-28 3-51 9-68 6-18 15-32 26-40 11-9 28-13 47-13 25 0 44 10 56 28 11 18 17 48 17 89zM1065 271c0 33 6 59 20 77 14 17 33 26 59 26 21 0 37-4 50-12 12-9 20-19 25-31l1-3 2 1 43 12 3 1-1 3c-18 47-59 72-123 72-44 0-78-14-102-40-23-27-35-67-35-118 0-49 12-88 35-114 24-27 57-40 100-40 88 0 133 54 133 160v6 3h-3-210v-3zM1062 268h210v3h-2v-6c0-104-42-154-128-154-41 0-73 12-95 38-23 25-34 61-34 110 0 51 11 88 34 114 22 25 54 38 97 38 62 0 101-23 118-68l3 1-1 3-43-13v-2l3 1c-5 13-14 25-27 33-13 9-31 14-53 14-27 0-49-10-63-29-15-19-22-46-22-80v-3zM1219 234c-3-31-10-53-23-67s-30-20-55-20c-23 0-40 7-54 23-13 15-21 36-22 64l-3-1v-2h160v2zM1222 236h-160-3l1-3c1-28 9-51 23-67s34-25 58-25c26 0 46 8 59 22 13 15 22 39 25 70v3zM1333 408v-226c0-21-1-44-2-69v-3h3 46 3v3c2 33 2 54 2 60h-2v-2h1v2h-3c8-26 17-44 28-54 10-9 26-14 45-14 6 0 13 1 20 3h2v2 45 4l-3-1c-6-2-15-3-26-3-19 0-33 9-44 25-10 18-15 42-15 74v154 3h-3-49-3zM1336 405h49v3h-3v-154c0-33 5-59 16-77 12-18 28-27 49-27 11 0 21 1 27 3v2h-3v-45h3l-1 3c-7-2-13-2-19-2-18 0-32 4-41 13-10 9-19 25-27 50v2h-2-1-3v-3c0-6-1-26-2-60h2v3h-46v-3h3c1 25 1 48 1 69v226h-2zM1472 519v-35-3h3 325 3v3 35 3h-3-325-3zM1475 516h325v3h-3v-35h3v3h-325v-3h2v35h-2zM2055 327c0 28-11 51-32 66-22 16-52 24-90 24-37 0-66-7-87-19-20-12-34-32-40-58v-3l2-1 44-8 2-1 1 3c4 15 12 26 25 33 12 7 30 10 53 10 24 0 42-3 53-11 11-7 16-17 16-32 0-11-4-19-11-26-8-7-20-12-38-17l1-3-1 3-35-9 1-3-1 3c-28-8-49-15-61-22s-22-16-29-26c-7-11-10-24-10-39 0-27 10-49 30-64 19-14 48-21 85-21 33 0 60 6 79 17 20 12 33 31 38 57l1 3-3 1-45 5h-2l-1-2c-2-13-9-22-20-28-12-7-27-11-47-11-22 0-37 4-47 10s-15 15-15 28c0 8 2 14 6 19s10 10 18 13c9 4 27 9 54 16 26 6 45 13 57 18 11 6 21 12 28 19 6 7 12 15 16 24 3 10 5 20 5 32zM2050 327c0-11-2-21-6-29-3-9-8-16-14-23-7-6-15-12-27-18-11-5-29-11-55-18v-2 2c-28-6-46-12-55-16-9-3-16-9-20-14-5-6-7-14-7-23 0-14 6-26 17-33s28-10 50-10c21 0 37 3 50 11 12 7 20 18 23 32h-3v-3l44-5v3h-2c-5-24-17-42-36-53-18-11-43-17-76-17-36 0-63 7-82 21s-28 33-28 59c0 14 4 26 10 35 7 10 15 18 27 25s32 14 60 21l35 9c18 5 31 11 40 19 8 8 13 18 13 30 0 16-7 29-19 37s-31 12-56 12c-24 0-43-4-56-11-14-8-23-20-27-37l2-1 1 3-44 9v-3l3-1c6 25 18 43 37 55 20 12 47 18 84 18s66-7 86-22c21-15 31-35 31-62zM2227 409c-16 4-33 6-50 6-41 0-62-24-62-69v-197h3v3h-34-3v-3-36-3h3 36v3h-3l15-67v-3h2 33 3v3 67h-3v-3h55 2v3 36 3h-2-55v-3h3v186c0 14 2 23 6 28s11 8 22 8c7 0 16-1 28-4l3-1v4 36 2zM2224 406v-36h3v3c-12 2-22 3-29 3-12 0-21-3-26-9s-8-17-8-32v-186-3h3 55v3h-3v-36h3v3h-55-3v-3-67h3v3h-33v-3l3 1-14 67-1 2h-2-36v-3h3v36h-3v-3h34 3v3 197c0 43 18 64 56 64 17 0 33-2 49-7l1 3zM2269 408v-226c0-21 0-44-1-69v-3h3 46 3v3c1 33 2 54 2 60h-3v-2h1v2h-2c7-26 17-44 27-54 11-9 26-14 45-14 7 0 14 1 21 3h2v2 45 4l-4-1c-6-2-14-3-25-3-20 0-34 9-44 25-11 18-16 42-16 74v154 3h-3-49-3zM2272 405h49v3h-3v-154c0-33 6-59 17-77s28-27 49-27c11 0 20 1 27 3l-1 2h-3v-45h3v3c-7-2-13-2-20-2-18 0-31 4-41 13s-18 25-26 50l-1 2h-2-1-3v-3c0-6 0-26-2-60h3v3h-46v-3h2c1 25 2 48 2 69v226h-3zM2533 417c-31 0-54-9-69-25-16-16-23-38-23-66 0-31 10-56 31-73 20-16 54-25 99-27l66-1v3h-3v-16c0-23-5-40-14-49-10-10-25-15-46-15-22 0-37 3-47 10-9 8-15 18-16 34l-1 3h-3l-51-5h-3l1-3c8-54 49-82 121-82 37 0 66 9 85 26 20 18 30 43 30 76v127c0 14 1 25 5 32 3 6 9 9 19 9 5 0 10 0 16-2h3v3 31 2h-2c-13 3-26 5-39 5-18 0-33-5-41-16-9-10-14-25-15-46h3v3h-2v-3l3 1c-13 23-28 39-45 49s-38 15-62 15zM2533 411c23 0 43-5 59-14s30-24 43-47v-1h2 2 2v3c2 20 6 34 14 43s20 13 37 13c13 0 25-1 38-4v3h-2v-31h2l1 3c-6 1-12 2-17 2-11 0-20-5-24-13s-6-19-6-34v-127c0-32-9-55-27-72-19-16-46-24-82-24-70 0-108 25-116 77l-2-1v-3l51 5v3h-3c2-17 9-30 19-38 11-8 27-12 50-12 22 0 39 6 50 17 10 10 16 29 16 53v16 3h-3l-66 1v-3 3c-45 1-76 10-96 26-19 16-29 38-29 68 0 27 7 47 22 62 14 15 35 23 65 23zM2544 374c17 0 33-4 46-12 14-8 25-19 32-32 8-14 12-28 12-43v-24h3v2l-54 1c-23 1-40 3-51 7-12 5-20 11-26 20-6 8-9 19-9 34s4 26 12 35c8 8 19 12 35 12zM2544 380c-17 0-30-5-39-14s-14-23-14-39c0-15 3-28 10-38 7-9 17-16 29-21 12-4 30-7 53-7v3-3l54-1h3v3 24c0 15-4 31-13 45-8 15-20 27-34 35s-31 13-49 13zM2765 49v-47-2h2 49 3v2 47 3h-3-49-2zM2767 47h49v2h-2v-47h2v3h-49v-3h3v47h-3zM2765 408v-295-3h2 49 3v3 295 3h-3-49-2zM2767 405h49v3h-2v-295h2v3h-49v-3h3v295h-3zM3076 408v-187c0-19-2-34-5-44-4-10-9-17-17-22-8-4-20-7-36-7-23 0-40 8-53 24-14 15-20 37-20 65v171 3h-3-49-3v-3-232c0-34-1-55-2-62v-4h3 47 2v3c1 1 1 3 1 7s0 9 1 14c0 5 0 15 1 30h-3v-3h1v3l-3-2c12-20 25-35 40-44 16-9 35-13 57-13 33 0 58 8 73 25 15 16 23 44 23 82v196 3h-3-49-3zM3079 405h49v3h-2v-196c0-37-8-63-22-78-15-16-37-23-69-23-22 0-39 4-54 12-14 8-27 22-38 42l-1 1h-1-1-3v-2c0-15-1-24-1-30 0-5-1-9-1-13s0-7 0-7l3-1v3h-47v-3h3c1 8 2 29 2 63v232h-3v-3h49v3h-3v-171c0-29 7-52 21-69s34-25 58-25c17 0 30 2 38 7 9 5 16 14 20 25s6 27 6 46v187h-3zM3153 519v-35-3h3 325 3v3 35 3h-3-325-3zM3156 516h325v3h-2v-35h2v3h-325v-3h3v35h-3zM3511 408v-226c0-21-1-44-2-69v-3h3 46 3v3c1 33 2 54 2 60h-3v-2h1v2h-2c8-26 17-44 28-54 10-9 26-14 45-14 6 0 13 1 20 3h2v2 45 4l-3-1c-7-2-15-3-26-3-19 0-34 9-44 25-10 18-16 42-16 74v154 3h-2-50-2zM3513 405h50v3h-3v-154c0-33 5-59 16-77s28-27 49-27c11 0 20 1 27 3l-1 2h-2v-45h2v3c-7-2-13-2-19-2-19 0-32 4-42 13-9 9-18 25-26 50v2h-3-1-2v-3c0-6-1-26-3-60h3v3h-46v-3h3c1 25 1 48 1 69v226h-3zM3739 271c0 33 7 59 20 77 14 17 33 26 60 26 20 0 37-4 49-12 13-9 21-19 25-31l1-3 3 1 43 12 3 1-1 3c-19 47-60 72-123 72-45 0-79-14-102-40-23-27-35-67-35-118 0-49 12-88 35-114 23-27 57-40 100-40 88 0 133 54 133 160v6 3h-3-211v-3zM3736 268h211v3h-3v-6c0-104-42-154-127-154-42 0-74 12-96 38-22 25-34 61-34 110 0 51 12 88 34 114 22 25 54 38 98 38 61 0 100-23 117-68l3 1-1 3-43-13 1-2 2 1c-4 13-14 25-27 33-13 9-31 14-52 14-28 0-50-10-64-29s-22-46-22-80v-3zM3893 234c-3-31-10-53-23-67-12-14-30-20-54-20-23 0-41 7-55 23-13 15-20 36-21 64l-3-1v-2h159v2zM3896 236h-159-3v-3c1-28 9-51 23-67s34-25 59-25 45 8 58 22c14 15 22 39 25 70v3zM4006 408v-406-2h3 49 3v2 406 3h-3-49-3zM4009 405h49v3h-3v-406h3v3h-49v-3h3v406h-3zM4130 49v-47-2h3 49 3v2 47 3h-3-49-3zM4133 47h49v2h-3v-47h3v3h-49v-3h3v47h-3zM4130 408v-295-3h3 49 3v3 295 3h-3-49-3zM4133 405h49v3h-3v-295h3v3h-49v-3h3v295h-3zM4298 271c0 33 6 59 20 77 14 17 33 26 59 26 21 0 37-4 50-12 12-9 20-19 25-31l1-3 2 1 43 12 3 1-1 3c-18 47-60 72-123 72-44 0-78-14-102-40-23-27-35-67-35-118 0-49 12-88 35-114 24-27 57-40 100-40 88 0 133 54 133 160v6 3h-3-210v-3zM4295 268h210v3h-3v-6c0-104-41-154-127-154-42 0-73 12-95 38-23 25-34 61-34 110 0 51 11 88 34 114 22 25 54 38 97 38 62 0 100-23 118-68l2 1v3l-43-13v-2l3 1c-5 13-14 25-27 33-13 9-31 14-53 14-27 0-49-10-64-29-14-19-21-46-21-80v-3zM4452 234c-3-31-11-53-23-67-13-14-31-20-55-20-23 0-41 7-54 23-14 15-21 36-22 64l-3-1v-2h160v2zM4455 236h-160-3v-3c2-28 9-51 24-67 14-16 34-25 58-25 25 0 45 8 59 22 13 15 22 39 24 70l1 3zM4632 149v259 3h-3-49-3v-3-259h3v3h-42-3v-3-36-3h3 42v3h-3v-33c0-29 7-49 19-61 12-13 31-19 56-19 14 0 26 1 35 4h3v2 38 3l-4-1c-8-1-15-2-21-2-12 0-20 3-25 9-5 7-8 17-8 34v26h-3v-3h58 3v3 36 3h-3-58v-3zM4629 146h58v3h-3v-36h3v3h-58-3v-3-26c0-17 4-31 10-38s16-10 29-10c6 0 14 0 22 2v3h-3v-38h3l-1 3c-9-2-20-3-34-3-24 0-41 5-52 17-11 11-17 29-17 57v33 3h-3-42v-3h3v36h-3v-3h42 3v3 259h-3v-3h49v3h-3v-259-3zM4677 519v-35-3h3 326 3v3 35 3h-3-326-3zM4680 516h326v3h-3v-35h3v3h-326v-3h3v35h-3zM5034 49v-47-2h2 50 2v2 47 3h-2-50-2zM5036 47h50v2h-3v-47h3v3h-50v-3h3v47h-3zM5034 408v-295-3h2 50 2v3 295 3h-2-50-2zM5036 405h50v3h-3v-295h3v3h-50v-3h3v295h-3zM5345 408v-187c0-19-1-34-5-44s-9-17-17-22c-8-4-20-7-36-7-23 0-40 8-53 24-14 15-20 37-20 65v171 3h-3-49-3v-3-232c0-34 0-55-1-62l-1-4h3 47 2v3c1 1 1 3 1 7s0 9 1 14c0 5 0 15 1 30h-3v-3h1v3l-3-2c12-20 25-35 40-44 16-9 35-13 57-13 33 0 58 8 73 25 16 16 23 44 23 82v196 3h-2-50-3zM5348 405h50v3h-3v-196c0-37-7-63-22-78-15-16-37-23-69-23-22 0-39 4-54 12-14 8-27 22-38 42l-1 1h-1-1-3v-2c0-15-1-24-1-30 0-5 0-9-1-13 0-4 0-7 0-7l3-1v3h-47v-3h3c1 8 2 29 2 63v232h-3v-3h49v3h-3v-171c0-29 7-52 21-69s34-25 58-25c17 0 30 2 39 7 8 5 15 14 19 25s6 27 6 46v187h-3zM5695 327c0 28-11 51-32 66-22 16-52 24-90 24-37 0-66-7-87-19-20-12-34-32-40-58v-3l2-1 44-8 2-1 1 3c4 15 12 26 25 33 12 7 30 10 53 10 25 0 42-3 53-11 11-7 16-17 16-32 0-11-3-19-11-26s-20-12-38-17l1-3-1 3-35-9 1-3-1 3c-28-8-48-15-61-22-12-7-22-16-28-26-7-11-11-24-11-39 0-27 10-49 30-64 19-14 48-21 85-21 33 0 60 6 79 17 20 12 33 31 38 57l1 3-3 1-44 5h-3l-1-2c-2-13-9-22-20-28-12-7-27-11-47-11-21 0-37 4-47 10s-15 15-15 28c0 8 2 14 6 19s10 10 19 13c8 4 26 9 53 16 26 6 45 13 57 18 11 6 21 12 28 19s12 15 16 24c3 10 5 20 5 32zM5690 327c0-11-2-21-5-29-4-9-9-16-15-23-7-6-15-12-27-18-11-5-29-11-55-18v-2 2c-28-6-46-12-55-16-9-3-16-9-20-14-5-6-7-14-7-23 0-14 6-26 17-33s28-10 50-10c21 0 37 3 50 11 12 7 20 18 23 32h-3v-3l44-5v3h-2c-5-24-17-42-35-53-19-11-44-17-77-17-36 0-63 7-82 21-18 14-27 33-27 59 0 14 3 26 9 35 7 10 16 18 27 25 12 7 32 14 60 21l35 9c18 5 31 11 40 19 8 8 13 18 13 30 0 16-7 29-19 37s-31 12-56 12c-24 0-43-4-56-11-14-8-23-20-27-37l2-1 1 3-43 9-1-3 3-1c6 25 18 43 37 55 20 12 47 18 84 18s66-7 86-22c21-15 31-35 31-62zM5794 271c0 33 6 59 20 77 14 17 33 26 59 26 21 0 37-4 50-12 12-9 20-19 25-31l1-3 2 1 43 12 3 1-1 3c-18 47-59 72-123 72-44 0-78-14-102-40-23-27-34-67-34-118 0-49 11-88 34-114 24-27 57-40 100-40 88 0 133 54 133 160v6 3h-3-210v-3zM5791 268h210v3h-2v-6c0-104-42-154-128-154-41 0-73 12-95 38-23 25-34 61-34 110 0 51 11 88 34 114 22 25 54 38 97 38 62 0 101-23 118-68l3 1-1 3-43-13v-2l3 1c-5 13-14 25-27 33-13 9-31 14-53 14-27 0-49-10-63-29-15-19-22-46-22-80v-3zM5948 234c-3-31-10-53-23-67s-30-20-55-20c-23 0-40 7-54 23-13 15-21 36-22 64l-3-1v-2h160v2zM5951 236h-160-3l1-3c1-28 9-51 23-67s34-25 58-25c26 0 46 8 59 22 14 15 22 39 25 70v3zM6062 408v-226c0-21-1-44-2-69v-3h3 46 3v3c2 33 2 54 2 60h-2v-2h1v2h-3c8-26 17-44 28-54 10-9 26-14 45-14 6 0 13 1 20 3h2v2 45 4l-3-1c-6-2-15-3-26-3-19 0-33 9-44 25-10 18-15 42-15 74v154 3h-3-49-3zM6065 405h49v3h-3v-154c0-33 5-59 16-77 12-18 28-27 49-27 12 0 21 1 27 3v2h-3v-45h3l-1 3c-7-2-13-2-19-2-18 0-32 4-41 13-10 9-19 25-27 50v2h-2-1-3v-3c0-6-1-26-2-60h2v3h-46v-3h3c1 25 1 48 1 69v226h-2zM6364 409c-16 4-33 6-50 6-41 0-62-24-62-69v-197h3v3h-34-3v-3-36-3h3 36v3h-3l14-67 1-3h2 33 3v3 67h-3v-3h54 3v3 36 3h-3-54v-3h3v186c0 14 2 23 6 28s11 8 22 8c6 0 15-1 28-4l3-1v4 36 2zM6360 406v-36h3l1 3c-13 2-22 3-29 3-12 0-21-3-26-9-6-6-8-17-8-32v-186-3h3 54v3h-3v-36h3v3h-54-3v-3-67h3v3h-33v-3l3 1-15 67v2h-2-36v-3h2v36h-2v-3h34 3v3 197c0 43 18 64 56 64 16 0 32-2 48-7l1 3zM6632 327c0 28-11 51-33 66-21 16-51 24-90 24-37 0-66-7-86-19s-34-32-40-58l-1-3 3-1 43-8 3-1 1 3c4 15 12 26 24 33 13 7 30 10 53 10 25 0 43-3 54-11 11-7 16-17 16-32 0-11-4-19-11-26-8-7-20-12-38-17l1-3-1 3-35-9 1-3-1 3c-28-8-49-15-61-22s-22-16-29-26c-7-11-10-24-10-39 0-27 10-49 29-64 20-14 49-21 86-21 33 0 59 6 79 17 20 12 33 31 38 57v3l-3 1-44 5h-2l-1-2c-3-13-9-22-21-28-11-7-26-11-46-11-22 0-37 4-48 10-9 6-14 15-14 28 0 8 2 14 6 19s10 10 18 13c9 4 26 9 54 16 26 6 45 13 56 18 12 6 21 12 28 19s13 15 16 24c4 10 6 20 6 32zM6626 327c0-11-1-21-5-29-3-9-8-16-15-23-6-6-15-12-26-18-11-5-30-11-56-18l1-2-1 2c-27-6-45-12-54-16-9-3-16-9-21-14-4-6-7-14-7-23 0-14 6-26 17-33s29-10 51-10c20 0 37 3 49 11 13 7 21 18 24 32h-3l-1-3 45-5v3h-3c-5-24-16-42-35-53s-44-17-76-17c-36 0-63 7-82 21s-28 33-28 59c0 14 3 26 10 35 6 10 15 18 27 25s31 14 59 21l35 9c18 5 32 11 40 19 9 8 13 18 13 30 0 16-6 29-18 37s-31 12-57 12c-23 0-42-4-55-11-14-8-23-20-28-37l3-1 1 3-44 9v-3l2-1c6 25 19 43 38 55s47 18 83 18c38 0 66-7 87-22 20-15 30-35 30-62z">
          <text:p/>
        </draw:path>
        <draw:path draw:style-name="gr2" draw:text-style-name="P2" draw:layer="layout" svg:width="1.447cm" svg:height="0.29cm" svg:x="18.623cm" svg:y="16.28cm" svg:viewBox="0 0 1448 291" svg:d="M184 287v-126h-147v126h-37v-273h37v116h147v-116h37v273zM279 33v-33h34v33zM279 287v-210h34v210zM542 182c0 72-25 109-77 109-15 0-29-3-39-9s-19-15-26-27c0 4 0 10-1 18 0 8-1 13-1 14h-33c0-7 1-21 1-43v-244h34v81c0 9 0 18 0 31 7-15 15-24 26-30s24-9 39-9c27 0 46 9 59 27 12 19 18 46 18 82zM506 183c0-29-4-50-12-63-8-12-20-20-37-20-20 0-34 8-43 21-9 14-14 35-14 64 0 27 5 47 14 61 8 13 23 19 42 19 18 0 30-6 38-19s12-34 12-63zM587 33v-33h34v33zM587 287v-210h34v210zM830 229c0 20-7 35-22 46-15 10-36 16-62 16s-46-4-60-13-24-22-28-40l31-6c3 11 9 19 18 25 9 5 22 7 39 7s30-2 38-8c9-5 13-13 13-24 0-8-3-15-9-20s-15-9-27-13l-25-6c-20-5-34-11-43-16-8-4-15-10-19-18-5-7-8-15-8-26 0-19 7-34 21-44 13-10 33-15 59-15 23 0 41 4 55 12s22 22 26 40l-32 4c-1-9-7-16-15-21-8-6-20-9-34-9-16 0-27 3-35 8-7 5-11 12-11 22 0 6 2 11 5 15 3 3 7 7 14 9 6 3 18 7 38 12 18 4 31 9 39 12 9 4 15 9 20 13 4 5 8 11 11 17 2 6 3 13 3 21zM899 182c0 27 4 48 13 61 9 14 22 20 39 20 13 0 23-3 31-10 9-6 14-17 16-30l35 2c-3 20-12 36-26 48s-33 18-55 18c-29 0-51-9-68-28-15-18-23-45-23-81 0-35 8-61 24-81 16-18 38-28 67-28 21 0 39 6 53 17s23 27 27 47l-36 2c-2-11-6-20-14-27-7-8-18-11-31-11-18 0-32 7-40 19s-12 33-12 62zM1104 77v134c0 13 1 24 4 32 2 7 7 13 13 16s14 5 26 5c16 0 30-6 39-17 10-12 15-27 15-48v-122h34v165c0 25 1 40 2 45h-33c0-1 0-2-1-5 0-3 0-6 0-10s-1-11-1-21c-8 15-18 25-28 31s-24 9-39 9c-23 0-40-6-50-17-11-12-16-30-16-57v-140zM1448 229c0 20-8 35-23 46-15 10-35 16-62 16-26 0-46-4-60-13s-23-22-28-40l31-6c3 11 9 19 18 25 10 5 22 7 39 7s30-2 38-8c9-5 13-13 13-24 0-8-3-15-9-20-5-5-15-9-27-13l-25-6c-20-5-34-11-43-16-8-4-15-10-19-18-5-7-7-15-7-26 0-19 6-34 20-44 13-10 33-15 59-15 23 0 42 4 55 12 14 8 22 22 26 40l-31 4c-2-9-8-16-16-21-8-6-20-9-34-9-15 0-27 3-35 8-7 5-11 12-11 22 0 6 2 11 5 15 3 3 8 7 14 9 6 3 18 7 38 12 18 4 31 9 40 12 8 4 14 9 19 13 4 5 8 11 11 17 2 6 4 13 4 21z">
          <text:p/>
        </draw:path>
        <draw:path draw:style-name="gr2" draw:text-style-name="P2" draw:layer="layout" svg:width="1.45cm" svg:height="0.294cm" svg:x="18.621cm" svg:y="16.278cm" svg:viewBox="0 0 1451 295" svg:d="M184 289v-126h2v2h-147v-2h2v126 2h-2-37-2v-2-273-2h2 37 2v2 116h-2v-2h147v2h-2v-116-2h2 37 2v2 273 2h-2-37-2zM186 287h37v2h-2v-273h2v2h-37v-2h2v116 2h-2-147-2v-2-116h2v2h-37v-2h2v273h-2v-2h37v2h-2v-126-2h2 147 2v2 126h-2zM279 35v-33-2h2 34 2v2 33 2h-2-34-2zM281 33h34v2h-2v-33h2v2h-34v-2h2v33h-2zM279 289v-209-2h2 34 2v2 209 2h-2-34-2zM281 287h34v2h-2v-209h2v2h-34v-2h2v209h-2zM546 184c0 73-26 111-79 111-16 0-29-3-40-9s-20-16-26-29h1v2-2h2c0 4 0 10-1 18 0 8-1 13-1 14v2h-2-33-3l1-2c0-7 1-21 1-43v-244-2h2 34 2v2 82c0 9 0 19 0 30h-2v-2 2l-1-1c6-14 15-24 26-30s25-9 40-9c27 0 48 10 60 28 13 18 19 45 19 82zM542 184c0-36-6-62-18-80-12-17-31-26-57-26-15 0-28 3-38 9-10 5-18 15-25 28v1h-2-2v-2c0-12 0-21 0-30v-82h2v2h-34v-2h2v244c0 22-1 36-1 43h-2v-2h33v2h-2c0-2 1-6 1-14 1-8 1-15 1-18v-2h2 2v1c7 12 15 21 25 26 10 6 23 9 38 9 51 0 75-35 75-107zM506 185c0-29-4-50-12-62-7-12-19-18-35-18-20 0-33 6-42 19-8 13-13 34-13 63 0 27 5 47 13 59 9 13 22 19 41 19 17 0 29-6 36-18 8-13 12-33 12-62zM510 185c0 29-4 51-12 64s-22 20-40 20c-20 0-35-7-44-20-9-14-14-34-14-62 0-29 5-51 14-65s25-21 45-21c17 0 31 7 39 20s12 34 12 64zM587 35v-33-2h2 34 2v2 33 2h-2-34-2zM589 33h34v2h-2v-33h2v2h-34v-2h2v33h-2zM587 289v-209-2h2 34 2v2 209 2h-2-34-2zM589 287h34v2h-2v-209h2v2h-34v-2h2v209h-2zM834 231c0 20-7 36-23 47-15 11-36 17-63 17-26 0-47-5-61-13-15-9-24-23-29-42v-2h2l30-6h2l1 1c3 11 8 19 17 24s21 7 38 7 29-2 37-7 12-13 12-23c0-8-3-14-8-19-6-5-14-9-27-12l1-2-1 2-25-6 1-2-1 2c-20-6-34-11-43-16-8-5-15-11-20-18-5-8-7-17-7-28 0-19 7-34 21-45 14-10 34-15 60-15 23 0 42 4 56 12 14 9 23 22 27 41v2h-2l-31 4h-2v-2c-2-8-7-15-15-20-8-4-19-7-33-7-15 0-26 2-34 7-7 5-10 11-10 20 0 6 1 10 4 13 3 4 7 7 13 10 6 2 19 6 38 11 19 4 32 9 40 13 9 4 15 8 20 13s9 11 11 17c3 7 4 14 4 22zM830 231c0-8-1-14-3-20-3-6-6-12-11-16-4-5-10-9-18-13s-21-8-40-12l1-2-1 2c-19-5-32-9-38-12-7-3-11-6-15-10-3-4-5-10-5-16 0-10 4-18 12-23s20-8 36-8c14 0 26 3 35 8s14 13 16 23h-2v-2l31-4 1 2-2 1c-4-18-12-30-25-38s-31-12-54-12c-26 0-45 5-58 15-13 9-20 23-20 41 0 10 3 19 7 25 5 7 11 13 19 18 9 5 23 10 42 15l25 6c13 4 23 8 28 13 6 6 10 13 10 22 0 11-5 20-14 26-8 6-21 8-39 8-17 0-30-2-40-8-9-5-16-14-19-26h2v2l-30 6-1-2 2-1c4 18 13 31 27 39 13 9 33 13 59 13s46-5 61-16c14-10 21-24 21-44zM902 184c0 27 4 47 12 60 9 13 21 19 38 19 13 0 23-3 31-9 8-7 13-16 15-30v-2l2 1 35 2h2v2c-3 21-12 37-27 49-14 13-33 19-57 19-29 0-52-10-68-29-16-18-24-46-24-82 0-35 8-62 24-81s39-29 68-29c23 0 41 6 55 17 15 12 24 28 28 47v3h-2l-36 2h-2v-1c-2-12-6-20-13-27-7-6-17-9-31-9-18 0-30 5-38 17s-12 32-12 61zM898 184c0-29 4-51 12-63 9-13 23-19 42-19 15 0 26 3 34 10 7 7 12 17 14 29h-2v-2l35-2 1 2h-2c-4-19-12-34-26-44-14-11-31-17-53-17-28 0-50 9-65 27s-23 45-23 79c0 36 8 62 23 80s37 27 65 27c23 0 41-6 55-18 14-11 22-27 25-46h2v2l-35-3v-1h2c-2 14-8 25-16 32-9 7-20 10-34 10-18 0-32-7-41-21-9-13-13-34-13-62zM1108 80v133c0 13 1 24 4 31 2 7 6 12 12 15 5 3 13 5 25 5 16 0 28-5 38-16 9-12 14-27 14-47v-121-2h2 34 2v2 164c0 25 1 39 1 45l1 2h-2-33-2v-2c0 0 0-2-1-5 0-3 0-6 0-10s-1-11-1-21h2v2-2l1 1c-8 15-17 25-28 32-11 6-24 9-40 9-23 0-41-6-52-18s-16-31-16-58v-139-2h2 35 2zM1106 82h-35v-2h2v139c0 26 5 44 15 55s26 17 49 17c15 0 28-3 38-9s19-15 27-30v-1h2 2v2c0 10 1 17 1 21s0 7 0 10c0 2 1 4 1 5h-2v-2h33v2h-2c-1-5-2-20-2-45v-164h2v2h-34v-2h2v121c0 21-5 37-15 49s-24 18-41 18c-12 0-21-2-27-5-7-4-11-10-14-18s-4-19-4-32v-133h2zM1451 231c0 20-7 36-23 47-15 11-36 17-63 17-26 0-47-5-61-13-15-9-24-23-29-42v-2h2l31-6h1l1 1c3 11 8 19 17 24s22 7 38 7c17 0 30-2 37-7 8-5 12-13 12-23 0-8-3-14-8-19-6-5-14-9-27-12l1-2-1 2-24-6v-2 2c-21-6-35-11-44-16-8-5-15-11-20-18-5-8-7-17-7-28 0-19 7-34 21-45 14-10 34-15 60-15 23 0 42 4 56 12 14 9 23 22 27 41v2h-2l-31 4h-2v-2c-2-8-7-15-15-20-8-4-19-7-33-7-15 0-26 2-33 7s-11 11-11 20c0 6 2 10 4 13 3 4 8 7 13 10 6 2 19 6 38 11 19 4 32 9 40 13 9 4 15 8 20 13s9 11 11 17c3 7 4 14 4 22zM1448 231c0-8-2-14-4-20-3-6-6-12-11-16-4-5-10-9-18-13s-21-8-40-12l1-2-1 2c-19-5-32-9-38-12s-11-6-15-10c-3-4-5-10-5-16 0-10 5-18 12-23 8-5 20-8 36-8 15 0 26 3 35 8s14 13 17 23h-2l-1-2 32-4v2l-2 1c-4-18-12-30-25-38s-31-12-54-12c-26 0-45 5-58 15-13 9-19 23-19 41 0 10 2 19 6 25 5 7 11 13 19 18 9 5 23 10 43 15l24 6c13 4 23 8 29 13 6 6 9 13 9 22 0 11-5 20-13 26-9 6-22 8-40 8-17 0-30-2-40-8-9-5-16-14-19-26h2v2l-30 6-1-2 2-1c4 18 13 31 27 39 14 9 33 13 59 13s47-5 61-16c15-10 22-24 22-44z">
          <text:p/>
        </draw:path>
        <draw:path draw:style-name="gr2" draw:text-style-name="P2" draw:layer="layout" svg:width="1.866cm" svg:height="0.28cm" svg:x="18.593cm" svg:y="18.847cm" svg:viewBox="0 0 1867 281" svg:d="M210 86c0 26-8 46-25 61-17 16-39 23-68 23h-80v107h-37v-273h115c30 0 54 7 70 22 17 14 25 34 25 60zM173 86c0-35-21-52-63-52h-73v107h75c41 0 61-18 61-55zM475 86c0 26-8 46-25 61-17 16-40 23-69 23h-79v107h-37v-273h114c31 0 54 7 71 22 17 14 25 34 25 60zM438 86c0-35-21-52-63-52h-73v107h74c41 0 62-18 62-55zM515 187v-31h96v31zM664 277v-273h37v273zM983 201c0 25-10 44-29 58-20 15-47 22-83 22-66 0-105-24-115-70l36-7c4 16 12 28 26 36 13 7 31 11 54 11 24 0 42-4 55-12s20-20 20-36c0-9-2-16-6-22-4-5-10-10-17-13-8-4-16-7-27-9-10-3-21-6-33-8-22-5-38-10-49-15-11-4-20-10-27-16-6-5-11-12-14-20-4-8-5-17-5-27 0-23 8-41 26-54 18-12 44-19 77-19 31 0 54 5 71 14 16 10 27 26 34 49l-36 6c-4-14-12-25-23-31-11-7-27-10-47-10-21 0-38 4-49 11-12 7-18 18-18 32 0 8 3 15 7 21 5 5 11 10 19 14 9 3 25 8 50 14 9 2 17 3 25 5 9 2 16 5 24 8 8 2 15 6 21 9 7 4 13 9 18 14 4 5 8 12 11 19s4 16 4 26zM1208 140c0 45-8 80-24 104-16 25-40 37-71 37s-55-12-71-37c-15-24-23-58-23-104 0-47 8-82 23-105s39-35 72-35c32 0 56 12 71 36 15 23 23 58 23 104zM1172 140c0-39-4-68-13-85-9-18-24-27-45-27s-37 9-46 26c-9 18-14 46-14 86 0 39 5 67 14 85 10 18 25 26 45 26 21 0 36-9 45-27 10-18 14-46 14-84zM1429 140c0 45-8 80-24 104-16 25-40 37-71 37s-55-12-70-37c-16-24-24-58-24-104 0-47 8-82 23-105s39-35 72-35c32 0 56 12 71 36 15 23 23 58 23 104zM1394 140c0-39-5-68-14-85-9-18-24-27-45-27s-36 9-46 26c-9 18-14 46-14 86 0 39 5 67 14 85 10 18 25 26 45 26 21 0 36-9 45-27 10-18 15-46 15-84zM1648 187c0 29-8 51-23 68-16 18-37 26-65 26-30 0-54-11-70-35-16-23-24-56-24-100 0-47 8-83 25-108s41-38 72-38c41 0 67 19 78 56l-34 6c-6-23-21-34-44-34-20 0-35 10-46 28s-17 45-17 80c7-12 16-20 27-27 11-6 25-9 39-9 25 0 45 8 60 24s22 37 22 63zM1613 189c0-20-5-35-15-46-9-11-23-16-40-16-16 0-29 5-39 14-10 10-15 23-15 39 0 21 5 38 15 52 11 13 24 20 40 20 17 0 30-6 40-17 9-11 14-27 14-46zM1687 277v-26c6-15 14-28 24-39 9-12 19-22 30-32 10-9 20-18 31-26 10-7 19-15 27-23 9-8 15-17 20-25 5-9 8-19 8-30 0-15-4-27-13-35s-21-12-37-12c-14 0-27 4-36 12-10 8-15 19-17 34l-36-4c3-21 12-39 28-51 16-13 36-20 61-20 28 0 49 7 63 20 15 13 23 31 23 55 0 10-3 21-8 31-5 11-12 21-21 31-10 11-28 27-55 49-15 12-26 23-35 32-9 10-15 19-19 29h142v30z">
          <text:p/>
        </draw:path>
        <draw:path draw:style-name="gr2" draw:text-style-name="P2" draw:layer="layout" svg:width="1.87cm" svg:height="0.284cm" svg:x="18.591cm" svg:y="18.845cm" svg:viewBox="0 0 1871 285" svg:d="M214 88c0 26-8 47-25 63-18 15-41 23-70 23h-80v-2h2v107 2h-2-37-2v-2-273-2h2 115c30 0 55 8 72 22 17 15 25 36 25 62zM210 88c0-26-8-45-24-59s-39-21-69-21h-115v-2h2v273h-2v-2h37v2h-2v-107-2h2 80c28 0 50-7 67-22 16-15 24-35 24-60zM173 88c0-34-19-50-61-50h-73v-2h2v107h-2v-2h75c40 0 59-17 59-53zM177 88c0 38-22 57-63 57h-75-2v-2-107-2h2 73c43 0 65 18 65 54zM479 88c0 26-9 47-26 63-17 15-40 23-70 23h-79v-2h2v107 2h-2-37-2v-2-273-2h2 114c31 0 55 8 72 22 17 15 26 36 26 62zM475 88c0-26-8-45-24-59-17-14-40-21-70-21h-114v-2h2v273h-2v-2h37v2h-2v-107-2h2 79c29 0 51-7 67-22 17-15 25-35 25-60zM438 88c0-34-20-50-61-50h-73v-2h2v107h-2v-2h74c41 0 60-17 60-53zM442 88c0 38-22 57-64 57h-74-2v-2-107-2h2 73c43 0 65 18 65 54zM515 189v-31-2h2 96 2v2 31 1h-2-96-2zM517 187h96v2h-2v-31h2v2h-96v-2h1v31h-1zM664 279v-273-2h2 37 2v2 273 2h-2-37-2zM666 277h37v2h-2v-273h2v2h-37v-2h2v273h-2zM987 203c0 26-10 46-30 61-20 14-48 21-84 21-67 0-106-24-117-72l-1-2h2l36-7 2-1v2c4 16 13 27 26 35 13 7 31 11 53 11 24 0 42-4 54-12 13-8 19-19 19-34 0-9-2-15-6-21-4-5-9-9-16-13-7-3-16-6-26-9-10-2-21-5-34-7l1-2-1 2c-21-5-38-10-49-15s-20-10-27-16c-6-6-12-13-15-21-4-8-5-18-5-28 0-24 9-43 27-55 18-13 44-20 78-20 31 0 55 5 72 15 16 9 28 26 35 49v2l-2 1-36 6h-2v-1c-4-14-11-24-22-31-11-6-26-9-46-9-21 0-37 3-48 10s-17 17-17 31c0 8 2 14 7 19 4 6 10 10 18 14s25 8 50 14c8 2 16 4 25 6 8 2 16 4 24 7 7 3 15 6 21 10 7 3 13 8 18 14 5 5 9 12 12 19 3 8 4 17 4 27zM983 203c0-10-1-18-4-25-2-7-6-13-11-19-5-5-10-9-17-13-6-4-13-7-21-10-7-2-15-5-23-7-9-2-17-4-25-5v-2 2c-25-6-42-11-51-15-8-3-15-8-19-14-5-6-8-13-8-22 0-15 7-26 19-34 11-7 28-11 50-11 20 0 36 3 48 10 11 7 19 18 23 33h-1l-1-2 36-6 1 2h-2c-7-22-18-38-33-47-17-9-40-14-70-14-33 0-58 6-76 19-17 12-25 29-25 52 0 10 1 18 5 26 3 8 8 14 14 20s15 11 26 16c11 4 27 9 48 14 12 3 24 5 34 8 10 2 19 5 26 9 8 4 14 8 18 14 5 6 7 14 7 23 0 16-7 29-21 38-13 8-32 12-56 12-23 0-42-4-55-12-14-7-23-20-27-37h2v2l-36 7v-2l2-1c10 47 47 69 113 69 35 0 62-7 82-20 19-15 28-33 28-58zM1212 142c0 46-8 81-25 105-16 25-40 38-72 38s-56-12-72-38c-17-24-25-59-25-105 0-47 8-82 24-106s41-36 74-36 57 12 73 36c15 24 23 60 23 106zM1208 142c0-46-8-80-23-103s-37-35-69-35-56 11-71 34c-16 23-23 58-23 104 0 45 8 80 24 103 16 24 38 36 69 36s53-12 69-36 24-58 24-103zM1172 142c0-39-4-67-13-84s-23-26-43-26c-21 0-35 8-44 25s-14 45-14 85c0 38 5 66 14 84 9 17 23 26 43 26s34-9 43-27c10-18 14-45 14-83zM1176 142c0 38-4 67-14 85-10 19-26 28-47 28s-37-9-47-27c-9-19-14-47-14-86 0-40 5-69 14-87 10-17 26-27 48-27 21 0 37 10 47 28 9 18 13 47 13 86zM1433 142c0 46-8 81-24 105-17 25-41 38-73 38s-56-12-72-38c-16-24-24-59-24-105 0-47 8-82 23-106 16-24 41-36 74-36s57 12 73 36c15 24 23 60 23 106zM1429 142c0-46-8-80-23-103s-37-35-69-35-55 11-70 34-23 58-23 104c0 45 8 80 23 103 16 24 38 36 69 36s54-12 69-36c16-24 24-58 24-103zM1394 142c0-39-5-67-14-84s-23-26-43-26c-21 0-35 8-44 25s-14 45-14 85c0 38 5 66 14 84 9 17 23 26 43 26s34-9 44-27c9-18 14-45 14-83zM1398 142c0 38-5 67-15 85-10 19-26 28-47 28s-37-9-46-27c-10-19-15-47-15-86 0-40 5-69 14-87 10-17 26-27 48-27s37 10 47 28c9 18 14 47 14 86zM1652 189c0 29-8 52-24 70-16 17-38 26-66 26-31 0-55-12-71-36-17-23-25-57-25-101 0-47 8-84 26-109 17-26 42-39 73-39 42 0 69 19 79 57l1 2-2 1-33 6h-2v-2c-7-21-21-32-43-32-20 0-34 9-45 27-10 18-16 44-16 79h-2l-1-1c6-12 15-21 27-27s25-10 40-10c26 0 46 8 62 25 15 16 22 37 22 64zM1648 189c0-26-7-46-21-62-15-15-34-23-59-23-14 0-27 3-38 9s-20 15-26 26l-4 7v-8c0-35 6-62 17-81s27-29 48-29c23 0 39 12 46 35l-2 1v-2l33-6 1 2h-2c-11-36-36-54-76-54-31 0-54 12-70 37-17 25-25 61-25 107 0 44 8 76 24 99s38 34 68 34c27 0 48-8 63-25 16-17 23-39 23-67zM1613 191c0-20-5-34-14-45-9-10-22-15-39-15-16 0-28 5-38 14-9 9-14 21-14 37 0 21 5 38 15 51s23 19 38 19c17 0 29-5 38-16s14-26 14-45zM1617 191c0 20-5 36-15 47-10 12-24 18-41 18-16 0-31-7-41-21-11-14-16-31-16-53 0-17 5-30 15-40 11-10 25-15 41-15 18 0 32 6 42 17s15 27 15 47zM1687 279v-26c7-15 15-29 24-41 10-11 20-22 30-31 11-9 21-18 31-26 11-8 20-16 28-24s15-16 20-24c5-9 7-18 7-29 0-15-4-26-13-33-8-8-19-12-35-12-14 0-26 4-35 11-9 8-14 19-16 33v2h-2l-36-4h-2v-2c3-22 13-40 29-53s37-20 62-20c28 0 50 7 65 20s23 32 23 57c0 10-3 21-8 32s-12 21-22 32c-9 10-28 26-54 48l-2-1 2 1c-15 12-27 23-36 33-8 9-14 18-18 27h-2v-2h142 2v2 30 2h-2-180-2zM1689 277h180v2h-2v-30h2v1h-142-3l1-2c4-9 11-19 19-29 9-10 21-21 36-33 27-22 45-38 54-48 10-10 17-20 22-31 4-10 7-20 7-30 0-24-7-41-22-54-14-13-35-19-62-19-24 0-44 6-60 19-15 13-24 29-27 51l-2-1 1-2 35 4v2l-2-1c2-14 8-26 18-35 9-8 22-12 37-12 16 0 29 4 38 13 9 8 14 21 14 36 0 11-3 22-8 31-5 8-12 17-20 25-9 8-18 16-28 24s-21 17-31 26-20 19-30 31c-9 11-17 24-23 39l-2-1h2v26h-2z">
          <text:p/>
        </draw:path>
        <draw:path draw:style-name="gr2" draw:text-style-name="P2" draw:layer="layout" svg:width="0.502cm" svg:height="0.29cm" svg:x="24.851cm" svg:y="18.85cm" svg:viewBox="0 0 503 291" svg:d="M0 287v-29h70v-210l-62 44v-33l64-44h32v243h67v29zM191 291l80-291h30l-78 291zM332 287v-29h69v-210l-61 44v-33l64-44h32v243h67v29z">
          <text:p/>
        </draw:path>
        <draw:path draw:style-name="gr2" draw:text-style-name="P2" draw:layer="layout" svg:width="0.506cm" svg:height="0.294cm" svg:x="24.849cm" svg:y="18.848cm" svg:viewBox="0 0 507 295" svg:d="M0 289v-29-2h2 70v2h-2v-210h2l1 1-62 44-3 3v-4-33-1l1-1 64-44h1 32 2v2 243h-2v-2h68 2v2 29 2h-2-172-2zM2 287h172v2h-2v-29h2v2h-68-1v-2-243h1v2h-32v-2l2 1-65 44-1-1h2v33h-2l-1-2 61-44 4-2v4 210 2h-2-70v-2h2v29h-2zM193 293l79-291v-2h2 30 3l-1 3-78 291-1 1h-1-32-2zM194 291h32v2h-2l78-291h2v2h-30v-2l2 1-80 291-2-1zM333 289v-29-2h2 69v2h-2v-210h2l1 1-61 44-3 3v-4-33-1l1-1 64-44h1 32 2v2 243h-2v-2h66 2v2 29 2h-2-170-2zM335 287h170v2h-2v-29h2v2h-66-2v-2-243h2v2h-32v-2l1 1-64 44-1-1h2v33h-2l-1-2 61-44 3-2v4 210 2h-2-69v-2h2v29h-2z">
          <text:p/>
        </draw:path>
        <draw:path draw:style-name="gr6" draw:text-style-name="P3" draw:layer="layout" svg:width="7.185cm" svg:height="7.329cm" svg:x="5.191cm" svg:y="2.226cm" svg:viewBox="0 0 7186 7330" svg:d="M7186 4324v530l-4171 2408c-156 90-409 90-566 0l-2332-1347c-75-43-117-102-117-163v-343-20l2-20 3-20 4-20 5-21 6-21 7-21 8-20 9-21 10-21 11-20 12-20 13-20 14-20c3-4 8-10 13-16 52-63 110-113 169-147l3718-2147c112-64 277-85 424-53v-2192c0-87 30-153 83-183l636-368c53-30 125-23 200 20l1556 898c156 90 283 309 283 490z">
          <text:p/>
        </draw:path>
        <draw:polygon draw:style-name="gr7" draw:text-style-name="P1" draw:layer="layout" svg:width="0cm" svg:height="0cm" svg:x="9.679cm" svg:y="6.235cm" svg:viewBox="0 0 0 0" draw:points="0,0">
          <text:p/>
        </draw:polygon>
        <draw:path draw:style-name="gr6" draw:text-style-name="P3" draw:layer="layout" svg:width="6.549cm" svg:height="6.644cm" svg:x="5.191cm" svg:y="2.593cm" svg:viewBox="0 0 6550 6645" svg:d="M6550 4324v-2897c0-181-127-400-283-490l-1555-899c-75-43-148-50-201-19-53 30-83 96-83 183v2192 111c-116-12-236 7-327 51-91 43-143 108-143 177 0 51 30 102 86 142 9 8 20 14 31 21 25 14 52 26 82 36 82 28 178 38 271 28v140l17 10-17-10v-140-80-89-286-111c-147-32-312-11-424 53l-3718 2147c-59 34-117 84-169 147-5 6-10 12-13 16l-14 20-13 20-12 20-11 20-10 21-9 21-8 20-7 21-6 21-5 21-4 20-3 20-2 20v20 21l2 20 4 19 4 19 5 18 7 17 8 17 9 16 11 14 11 14 13 13 13 12 15 11 15 10 2332 1346 33 16 35 11 38 7 40 2 42-3 42-7 44-12 43-17 43-20 42-25 41-28 39-31 37-35 33-37c4-4 8-9 14-16 52-62 110-113 168-147l3367-1943-795-459z">
          <text:p/>
        </draw:path>
        <draw:polygon draw:style-name="gr7" draw:text-style-name="P1" draw:layer="layout" svg:width="0cm" svg:height="0cm" svg:x="9.679cm" svg:y="6.235cm" svg:viewBox="0 0 0 0" draw:points="0,0">
          <text:p/>
        </draw:polygon>
        <draw:path draw:style-name="gr6" draw:text-style-name="P3" draw:layer="layout" svg:width="4.591cm" svg:height="2.23cm" svg:x="6.405cm" svg:y="6.148cm" svg:viewBox="0 0 4592 2231" svg:d="M4592 770c0 20-3 40-9 62-7 23-18 47-37 76-2 4-6 9-9 13-16 22-37 46-66 72s-67 54-113 80l-1732 1001c-21 12-46 25-76 39s-66 29-112 44c-54 18-122 38-225 55-33 5-70 10-111 13-42 4-87 6-134 6-45 0-91-1-132-5-41-3-78-7-111-12-103-15-172-35-227-52-51-16-90-32-122-47-32-14-58-28-80-41l-1061-613c-70-40-118-81-151-117-11-12-21-24-29-35-20-27-32-51-40-73-11-29-15-54-15-78 0 24 4 49 15 78 8 22 20 46 40 73 9-12 19-25 31-38 33-35 81-75 149-114l1381-797c-6-25-9-49-9-71 0-60 21-105 57-126l36-21c20-11 43-15 70-11l35-20c8-12 18-22 30-29l35-20c48-28 117-8 182 52 28-13 61-26 103-40 55-18 122-38 225-55 33-5 70-10 112-13 41-4 87-6 133-6s91 1 132 4c41 4 78 8 112 13 103 15 171 34 227 52 50 16 89 32 121 47 33 14 58 28 80 41l1061 612c69 40 117 81 150 117 11 12 21 24 29 35 3-4 7-9 9-13 19-29 30-53 37-76 6-22 9-42 9-62z">
          <text:p/>
        </draw:path>
        <draw:polygon draw:style-name="gr7" draw:text-style-name="P1" draw:layer="layout" svg:width="0cm" svg:height="0cm" svg:x="9.679cm" svg:y="6.235cm" svg:viewBox="0 0 0 0" draw:points="0,0">
          <text:p/>
        </draw:polygon>
        <draw:path draw:style-name="gr6" draw:text-style-name="P3" draw:layer="layout" svg:width="4.481cm" svg:height="2.23cm" svg:x="6.46cm" svg:y="6.148cm" svg:viewBox="0 0 4482 2231" svg:d="M1997 114c28-13 61-26 103-40 55-18 122-38 225-55 33-5 70-10 112-13 41-4 87-6 133-6s91 1 132 4c41 4 78 8 112 13 103 15 171 34 227 52 50 16 89 32 121 47 33 14 58 28 80 41l1061 612c69 40 117 81 150 117 11 12 21 24 29 35-16 22-37 46-66 72s-67 54-113 80l-1732 1001c-21 12-46 25-76 39s-66 29-112 44c-54 18-122 38-225 55-33 5-70 10-111 13-42 4-87 6-134 6-45 0-91-1-132-5-41-3-78-7-111-12-103-15-172-35-227-52-51-16-90-32-122-47-32-14-58-28-80-41l-1061-613c-70-40-118-81-151-117-11-12-21-24-29-35 9-12 19-25 31-38 33-35 81-75 149-114l1381-797c20 86 73 174 139 232 66 57 136 75 184 47l36-21c19-11 35-30 44-54l36-21c14-1 27-5 39-11l35-21c46-26 64-92 49-174-16-81-64-166-126-223z">
          <text:p/>
        </draw:path>
        <draw:polygon draw:style-name="gr7" draw:text-style-name="P1" draw:layer="layout" svg:width="0cm" svg:height="0cm" svg:x="9.679cm" svg:y="6.235cm" svg:viewBox="0 0 0 0" draw:points="0,0">
          <text:p/>
        </draw:polygon>
        <draw:path draw:style-name="gr6" draw:text-style-name="P3" draw:layer="layout" svg:width="2.674cm" svg:height="4.69cm" svg:x="9.702cm" svg:y="2.226cm" svg:viewBox="0 0 2675 4691" svg:d="M2675 4324v-2897c0-181-127-400-283-490l-1556-899c-75-43-147-50-200-20l-636 369c53-31 125-24 200 19l1555 898c156 90 283 309 283 490v2897z">
          <text:p/>
        </draw:path>
        <draw:polygon draw:style-name="gr7" draw:text-style-name="P1" draw:layer="layout" svg:width="0cm" svg:height="0cm" svg:x="9.679cm" svg:y="6.235cm" svg:viewBox="0 0 0 0" draw:points="0,0">
          <text:p/>
        </draw:polygon>
        <draw:path draw:style-name="gr6" draw:text-style-name="P3" draw:layer="layout" svg:width="7.185cm" svg:height="3.006cm" svg:x="5.191cm" svg:y="6.549cm" svg:viewBox="0 0 7186 3007" svg:d="M7186 0v530l-4171 2409c-156 90-409 90-566 0l-2332-1347c-75-43-117-102-117-163v-343 21l2 20 4 19 4 19 5 18 7 17 8 17 9 16 11 14 11 14 13 13 13 12 15 11 15 10 2332 1346 33 16 35 11 38 7 40 2 42-3 42-7 44-12 43-17 43-20 42-25 41-28 39-31 37-35 33-37c4-4 8-9 14-16 52-62 110-113 168-147l3367-1944z">
          <text:p/>
        </draw:path>
        <draw:polygon draw:style-name="gr7" draw:text-style-name="P1" draw:layer="layout" svg:width="0cm" svg:height="0cm" svg:x="9.679cm" svg:y="6.235cm" svg:viewBox="0 0 0 0" draw:points="0,0">
          <text:p/>
        </draw:polygon>
        <draw:path draw:style-name="gr6" draw:text-style-name="P3" draw:layer="layout" svg:width="0.8cm" svg:height="0.625cm" svg:x="5.403cm" svg:y="7.257cm" svg:viewBox="0 0 801 626" svg:d="M764 327c24-30 37-63 37-97 0-78-70-152-185-194s-260-48-384-15c-12 3-25 7-41 14-10 5-22 11-37 20-10 6-21 14-32 24-12 10-22 20-29 29-11 13-19 24-25 34-9 14-17 27-22 39-30 63-46 128-46 188l1 20 1 20 4 20 4 19 6 18 6 17 8 17 9 15 11 15 11 15 13 13 13 12 15 11 15 10 27 13 29 10 30 7 33 4 33 1 35-3 36-6 36-9 36-12 36-15 36-18 35-21 34-24 33-25c13-10 27-22 43-36-49-62-166-96-281-82-116 14-198 73-198 141 0 39 26 76 73 103 4 2 7 4 11 6-4-2-7-4-11-6-47-27-73-64-73-103 0-68 82-127 198-141 115-14 232 20 281 82 8-7 17-15 28-24 9-8 20-17 31-27 12-12 23-22 31-30-93-70-248-104-398-86-150 17-269 82-308 168 39-86 158-151 308-168 150-18 305 16 398 86 10-9 17-17 23-24 9-10 16-18 22-25z">
          <text:p/>
        </draw:path>
        <draw:polygon draw:style-name="gr7" draw:text-style-name="P1" draw:layer="layout" svg:width="0cm" svg:height="0cm" svg:x="9.679cm" svg:y="6.235cm" svg:viewBox="0 0 0 0" draw:points="0,0">
          <text:p/>
        </draw:polygon>
        <draw:path draw:style-name="gr6" draw:text-style-name="P3" draw:layer="layout" svg:width="0.8cm" svg:height="0.625cm" svg:x="5.403cm" svg:y="7.257cm" svg:viewBox="0 0 801 626" svg:d="M764 327c24-30 37-63 37-97 0-78-70-152-185-194s-260-48-384-15c-12 3-25 7-41 14-10 5-22 11-37 20-10 6-21 14-32 24-12 10-22 20-29 29-11 13-19 24-25 34-9 14-17 27-22 39-30 63-46 128-46 188l1 20 1 20 4 20 4 19 6 18 6 17 8 17 9 15 11 15 11 15 13 13 13 12 15 11 15 10 27 13 29 10 30 7 33 4 33 1 35-3 36-6 36-9 36-12 36-15 36-18 35-21 34-24 33-25c13-10 27-22 43-36 8-7 17-15 28-24 9-8 20-17 31-27 12-12 23-22 31-30 10-9 17-17 23-24 9-10 16-18 22-25z">
          <text:p/>
        </draw:path>
        <draw:polygon draw:style-name="gr7" draw:text-style-name="P1" draw:layer="layout" svg:width="0cm" svg:height="0cm" svg:x="9.679cm" svg:y="6.235cm" svg:viewBox="0 0 0 0" draw:points="0,0">
          <text:p/>
        </draw:polygon>
        <draw:path draw:style-name="gr6" draw:text-style-name="P3" draw:layer="layout" svg:width="0.8cm" svg:height="0.625cm" svg:x="7.17cm" svg:y="8.277cm" svg:viewBox="0 0 801 626" svg:d="M764 328c24-30 37-63 37-96 0-79-70-153-185-196-114-42-260-48-384-15-12 3-25 7-41 14-10 5-22 11-37 20-10 6-21 14-32 24-12 10-22 20-29 29-11 13-19 24-25 34-9 15-17 28-22 40-30 63-46 128-46 188l1 21 1 20 4 19 4 19 6 18 6 17 8 17 10 16 10 14 11 14 13 13 13 12 15 11 15 10 27 13 29 10 30 7 33 4 33 1 35-3 36-5 36-9 36-12 37-16 36-17 35-21 34-23 33-26c12-10 26-22 42-35-48-63-165-97-281-83s-198 73-198 141c0 39 26 75 73 102 4 2 7 4 11 6-4-2-7-4-11-6-47-27-73-63-73-102 0-68 82-127 198-141s233 20 281 83c8-7 17-15 28-24 9-9 20-18 31-28 12-12 23-22 31-30-93-70-247-103-398-86-150 17-269 82-308 168 39-86 158-151 308-168 151-17 305 16 398 86 10-9 17-17 23-23 9-11 16-19 22-26z">
          <text:p/>
        </draw:path>
        <draw:polygon draw:style-name="gr7" draw:text-style-name="P1" draw:layer="layout" svg:width="0cm" svg:height="0cm" svg:x="9.679cm" svg:y="6.235cm" svg:viewBox="0 0 0 0" draw:points="0,0">
          <text:p/>
        </draw:polygon>
        <draw:path draw:style-name="gr6" draw:text-style-name="P3" draw:layer="layout" svg:width="0.8cm" svg:height="0.625cm" svg:x="7.17cm" svg:y="8.277cm" svg:viewBox="0 0 801 626" svg:d="M764 328c24-30 37-63 37-96 0-79-70-153-185-196-114-42-260-48-384-15-12 3-25 7-41 14-10 5-22 11-37 20-10 6-21 14-32 24-12 10-22 20-29 29-11 13-19 24-25 34-9 15-17 28-22 40-30 63-46 128-46 188l1 21 1 20 4 19 4 19 6 18 6 17 8 17 10 16 10 14 11 14 13 13 13 12 15 11 15 10 27 13 29 10 30 7 33 4 33 1 35-3 36-5 36-9 36-12 37-16 36-17 35-21 34-23 33-26c12-10 26-22 42-35 8-7 17-15 28-24 9-9 20-18 31-28 12-12 23-22 31-30 10-9 17-17 23-23 9-11 16-19 22-26z">
          <text:p/>
        </draw:path>
        <draw:polygon draw:style-name="gr7" draw:text-style-name="P1" draw:layer="layout" svg:width="0cm" svg:height="0cm" svg:x="9.679cm" svg:y="6.235cm" svg:viewBox="0 0 0 0" draw:points="0,0">
          <text:p/>
        </draw:polygon>
        <draw:path draw:style-name="gr6" draw:text-style-name="P3" draw:layer="layout" svg:width="0.576cm" svg:height="0.602cm" svg:x="8.011cm" svg:y="4.361cm" svg:viewBox="0 0 577 603" svg:d="M488 483l35-20c72-41 72-176 0-300-71-125-187-192-260-150l-35 20c-12 7-22 16-30 28l-35 21c-27-4-50 0-70 11l-36 20c-36 22-57 68-57 127 0 91 48 200 120 277 73 77 157 106 213 74l36-21c19-11 35-30 44-55l36-20c14-1 27-5 39-12z">
          <text:p/>
        </draw:path>
        <draw:polygon draw:style-name="gr7" draw:text-style-name="P1" draw:layer="layout" svg:width="0cm" svg:height="0cm" svg:x="9.679cm" svg:y="6.235cm" svg:viewBox="0 0 0 0" draw:points="0,0">
          <text:p/>
        </draw:polygon>
        <draw:path draw:style-name="gr6" draw:text-style-name="P3" draw:layer="layout" svg:width="0.509cm" svg:height="0.657cm" svg:x="10.072cm" svg:y="3.16cm" svg:viewBox="0 0 510 658" svg:d="M507 430c2 16 3 32 3 47 0 162-114 228-256 147-140-81-254-279-254-442 0-162 114-228 254-147 13 8 26 16 38 26 112 83 198 233 215 369z">
          <text:p/>
        </draw:path>
        <draw:polygon draw:style-name="gr7" draw:text-style-name="P1" draw:layer="layout" svg:width="0cm" svg:height="0cm" svg:x="9.679cm" svg:y="6.235cm" svg:viewBox="0 0 0 0" draw:points="0,0">
          <text:p/>
        </draw:polygon>
        <draw:path draw:style-name="gr6" draw:text-style-name="P3" draw:layer="layout" svg:width="0.509cm" svg:height="0.657cm" svg:x="10.072cm" svg:y="4.996cm" svg:viewBox="0 0 510 658" svg:d="M507 430c2 15 3 31 3 46 0 163-114 229-256 147-140-82-254-279-254-441 0-163 114-228 254-147 13 7 26 16 38 25 112 83 198 233 215 370z">
          <text:p/>
        </draw:path>
        <draw:polygon draw:style-name="gr7" draw:text-style-name="P1" draw:layer="layout" svg:width="0cm" svg:height="0cm" svg:x="9.679cm" svg:y="6.235cm" svg:viewBox="0 0 0 0" draw:points="0,0">
          <text:p/>
        </draw:polygon>
        <draw:path draw:style-name="gr6" draw:text-style-name="P3" draw:layer="layout" svg:width="0.389cm" svg:height="0.502cm" svg:x="8.011cm" svg:y="6.298cm" svg:viewBox="0 0 390 503" svg:d="M57 13c76-44 199 27 276 158 76 132 76 274 0 319-49 28-119 10-185-48s-119-146-139-232c-6-25-9-49-9-71 0-60 21-105 57-126z">
          <text:p/>
        </draw:path>
        <draw:polygon draw:style-name="gr7" draw:text-style-name="P1" draw:layer="layout" svg:width="0cm" svg:height="0cm" svg:x="9.679cm" svg:y="6.235cm" svg:viewBox="0 0 0 0" draw:points="0,0">
          <text:p/>
        </draw:polygon>
        <draw:path draw:style-name="gr6" draw:text-style-name="P3" draw:layer="layout" svg:width="0.389cm" svg:height="0.502cm" svg:x="8.011cm" svg:y="4.462cm" svg:viewBox="0 0 390 503" svg:d="M57 13c76-43 199 28 276 159 76 133 76 275 0 319-56 32-140 3-213-74-72-77-120-187-120-278 0-59 21-104 57-126z">
          <text:p/>
        </draw:path>
        <draw:polygon draw:style-name="gr7" draw:text-style-name="P1" draw:layer="layout" svg:width="0cm" svg:height="0cm" svg:x="9.679cm" svg:y="6.235cm" svg:viewBox="0 0 0 0" draw:points="0,0">
          <text:p/>
        </draw:polygon>
        <draw:path draw:style-name="gr6" draw:text-style-name="P3" draw:layer="layout" svg:width="0.47cm" svg:height="0.374cm" svg:x="9.149cm" svg:y="5.094cm" svg:viewBox="0 0 471 375" svg:d="M471 290v-286c-116-12-236 7-327 51-91 43-144 108-144 177 0 51 31 103 87 143 91-68 239-100 384-85z">
          <text:p/>
        </draw:path>
        <draw:polygon draw:style-name="gr7" draw:text-style-name="P1" draw:layer="layout" svg:width="0cm" svg:height="0cm" svg:x="9.679cm" svg:y="6.235cm" svg:viewBox="0 0 0 0" draw:points="0,0">
          <text:p/>
        </draw:polygon>
        <draw:path draw:style-name="gr6" draw:text-style-name="P3" draw:layer="layout" svg:width="0.509cm" svg:height="0.657cm" svg:x="10.072cm" svg:y="4.996cm" svg:viewBox="0 0 510 658" svg:d="M507 430c2 15 3 31 3 46 0 163-114 229-256 147-140-82-254-279-254-441 0-163 114-228 254-147 13 7 26 16 38 25-36-13-70-13-97 3-34 20-54 62-54 119 0 86 45 189 114 261 68 73 148 100 201 70 26-15 44-44 51-83z">
          <text:p/>
        </draw:path>
        <draw:polygon draw:style-name="gr7" draw:text-style-name="P1" draw:layer="layout" svg:width="0cm" svg:height="0cm" svg:x="9.679cm" svg:y="6.235cm" svg:viewBox="0 0 0 0" draw:points="0,0">
          <text:p/>
        </draw:polygon>
        <draw:path draw:style-name="gr6" draw:text-style-name="P3" draw:layer="layout" svg:width="0.509cm" svg:height="0.657cm" svg:x="10.072cm" svg:y="3.16cm" svg:viewBox="0 0 510 658" svg:d="M507 430c2 16 3 32 3 47 0 162-114 228-256 147-140-81-254-279-254-442 0-162 114-228 254-147 13 8 26 16 38 26-36-14-70-13-97 2-34 20-54 63-54 119 0 86 45 189 114 262 68 73 148 101 201 71 26-16 44-45 51-85z">
          <text:p/>
        </draw:path>
        <draw:polygon draw:style-name="gr7" draw:text-style-name="P1" draw:layer="layout" svg:width="0cm" svg:height="0cm" svg:x="9.679cm" svg:y="6.235cm" svg:viewBox="0 0 0 0" draw:points="0,0">
          <text:p/>
        </draw:polygon>
        <draw:path draw:style-name="gr6" draw:text-style-name="P3" draw:layer="layout" svg:width="0.365cm" svg:height="0.475cm" svg:x="10.213cm" svg:y="3.21cm" svg:viewBox="0 0 366 476" svg:d="M366 380c-7 39-25 68-51 84-53 30-132 2-201-70-69-74-114-177-114-263 0-56 20-99 54-119 27-15 61-16 97-2 112 83 198 233 215 370z">
          <text:p/>
        </draw:path>
        <draw:polygon draw:style-name="gr7" draw:text-style-name="P1" draw:layer="layout" svg:width="0cm" svg:height="0cm" svg:x="9.679cm" svg:y="6.235cm" svg:viewBox="0 0 0 0" draw:points="0,0">
          <text:p/>
        </draw:polygon>
        <draw:path draw:style-name="gr6" draw:text-style-name="P3" draw:layer="layout" svg:width="0.365cm" svg:height="0.474cm" svg:x="10.213cm" svg:y="5.047cm" svg:viewBox="0 0 366 475" svg:d="M366 379c-7 40-25 69-51 84-53 30-132 3-201-71-69-72-114-175-114-261 0-57 20-99 54-119 27-16 61-16 97-3 112 83 198 233 215 370z">
          <text:p/>
        </draw:path>
        <draw:polygon draw:style-name="gr7" draw:text-style-name="P1" draw:layer="layout" svg:width="0cm" svg:height="0cm" svg:x="9.679cm" svg:y="6.235cm" svg:viewBox="0 0 0 0" draw:points="0,0">
          <text:p/>
        </draw:polygon>
        <draw:path draw:style-name="gr6" draw:text-style-name="P3" draw:layer="layout" svg:width="0.365cm" svg:height="0.481cm" svg:x="8.174cm" svg:y="6.231cm" svg:viewBox="0 0 366 482" svg:d="M0 48c72 11 152 77 206 170 53 94 71 197 44 264l36-21 27-16c70-39 70-169 0-289-69-120-181-184-250-144l-27 16z">
          <text:p/>
        </draw:path>
        <draw:polygon draw:style-name="gr7" draw:text-style-name="P1" draw:layer="layout" svg:width="0cm" svg:height="0cm" svg:x="9.679cm" svg:y="6.235cm" svg:viewBox="0 0 0 0" draw:points="0,0">
          <text:p/>
        </draw:polygon>
        <draw:path draw:style-name="gr6" draw:text-style-name="P3" draw:layer="layout" svg:width="0.365cm" svg:height="0.481cm" svg:x="8.174cm" svg:y="4.395cm" svg:viewBox="0 0 366 482" svg:d="M0 49c72 10 152 77 206 171 53 93 71 195 44 262l36-20 27-16c70-40 70-169 0-289-69-120-181-185-250-145l-27 16z">
          <text:p/>
        </draw:path>
        <draw:polygon draw:style-name="gr7" draw:text-style-name="P1" draw:layer="layout" svg:width="0cm" svg:height="0cm" svg:x="9.679cm" svg:y="6.235cm" svg:viewBox="0 0 0 0" draw:points="0,0">
          <text:p/>
        </draw:polygon>
        <draw:path draw:style-name="gr6" draw:text-style-name="P3" draw:layer="layout" svg:width="0.212cm" svg:height="0.274cm" svg:x="8.1cm" svg:y="6.412cm" svg:viewBox="0 0 213 275" svg:d="M31 7c42-25 109 15 151 87 41 71 41 149 0 173-30 18-76 1-116-40-40-42-66-102-66-151 0-33 11-58 31-69z">
          <text:p/>
        </draw:path>
        <draw:polygon draw:style-name="gr7" draw:text-style-name="P1" draw:layer="layout" svg:width="0cm" svg:height="0cm" svg:x="9.679cm" svg:y="6.235cm" svg:viewBox="0 0 0 0" draw:points="0,0">
          <text:p/>
        </draw:polygon>
        <draw:path draw:style-name="gr6" draw:text-style-name="P3" draw:layer="layout" svg:width="0.212cm" svg:height="0.273cm" svg:x="8.1cm" svg:y="4.576cm" svg:viewBox="0 0 213 274" svg:d="M31 7c42-24 109 15 151 86 41 72 41 150 0 174-30 18-76 2-116-40-40-43-66-102-66-152 0-32 11-57 31-68z">
          <text:p/>
        </draw:path>
        <draw:polygon draw:style-name="gr7" draw:text-style-name="P1" draw:layer="layout" svg:width="0cm" svg:height="0cm" svg:x="9.679cm" svg:y="6.235cm" svg:viewBox="0 0 0 0" draw:points="0,0">
          <text:p/>
        </draw:polygon>
        <draw:path draw:style-name="gr6" draw:text-style-name="P3" draw:layer="layout" svg:width="0.384cm" svg:height="0.145cm" svg:x="9.235cm" svg:y="5.38cm" svg:viewBox="0 0 385 146" svg:d="M385 94v-90c-145-15-294 18-385 85 9 8 20 14 31 21 25 14 52 26 82 36 64-48 172-69 272-52z">
          <text:p/>
        </draw:path>
        <draw:polygon draw:style-name="gr7" draw:text-style-name="P1" draw:layer="layout" svg:width="0cm" svg:height="0cm" svg:x="9.679cm" svg:y="6.235cm" svg:viewBox="0 0 0 0" draw:points="0,0">
          <text:p/>
        </draw:polygon>
        <draw:path draw:style-name="gr6" draw:text-style-name="P3" draw:layer="layout" svg:width="0.367cm" svg:height="0.51cm" svg:x="8.068cm" svg:y="4.441cm" svg:viewBox="0 0 368 511" svg:d="M0 33l36-20c20-11 43-15 70-11 71 10 152 77 206 170 53 93 71 195 44 263-9 25-25 44-44 55l-36 21c76-44 76-187 0-319-76-131-200-202-276-159z">
          <text:p/>
        </draw:path>
        <draw:polygon draw:style-name="gr7" draw:text-style-name="P1" draw:layer="layout" svg:width="0cm" svg:height="0cm" svg:x="9.679cm" svg:y="6.235cm" svg:viewBox="0 0 0 0" draw:points="0,0">
          <text:p/>
        </draw:polygon>
        <draw:path draw:style-name="gr6" draw:text-style-name="P3" draw:layer="layout" svg:width="0.367cm" svg:height="0.51cm" svg:x="8.068cm" svg:y="6.278cm" svg:viewBox="0 0 368 511" svg:d="M0 34l36-21c20-11 43-15 70-11 71 11 152 77 206 171 53 93 71 196 44 263-9 24-25 43-44 54l-36 21c76-44 76-186 0-318s-200-203-276-159z">
          <text:p/>
        </draw:path>
        <draw:polygon draw:style-name="gr7" draw:text-style-name="P1" draw:layer="layout" svg:width="0cm" svg:height="0cm" svg:x="9.679cm" svg:y="6.235cm" svg:viewBox="0 0 0 0" draw:points="0,0">
          <text:p/>
        </draw:polygon>
        <draw:path draw:style-name="gr6" draw:text-style-name="P3" draw:layer="layout" svg:width="0.348cm" svg:height="0.482cm" svg:x="8.239cm" svg:y="6.198cm" svg:viewBox="0 0 349 483" svg:d="M0 32c71-41 187 26 259 150 73 125 73 259 0 301l36-21c46-26 64-92 49-175-16-81-65-166-127-223-65-60-134-80-182-52z">
          <text:p/>
        </draw:path>
        <draw:polygon draw:style-name="gr7" draw:text-style-name="P1" draw:layer="layout" svg:width="0cm" svg:height="0cm" svg:x="9.679cm" svg:y="6.235cm" svg:viewBox="0 0 0 0" draw:points="0,0">
          <text:p/>
        </draw:polygon>
        <draw:path draw:style-name="gr6" draw:text-style-name="P3" draw:layer="layout" svg:width="0.348cm" svg:height="0.482cm" svg:x="8.239cm" svg:y="4.361cm" svg:viewBox="0 0 349 483" svg:d="M0 33c71-41 187 26 259 150 73 125 73 259 0 300l36-20c72-41 72-176 0-301-72-124-188-191-260-149z">
          <text:p/>
        </draw:path>
        <draw:polygon draw:style-name="gr7" draw:text-style-name="P1" draw:layer="layout" svg:width="0cm" svg:height="0cm" svg:x="9.679cm" svg:y="6.235cm" svg:viewBox="0 0 0 0" draw:points="0,0">
          <text:p/>
        </draw:polygon>
        <draw:path draw:style-name="gr6" draw:text-style-name="P3" draw:layer="layout" svg:width="0.271cm" svg:height="0.089cm" svg:x="9.348cm" svg:y="5.466cm" svg:viewBox="0 0 272 90" svg:d="M272 87v-81c-100-17-208 5-272 53 83 28 179 38 272 28z">
          <text:p/>
        </draw:path>
        <draw:polygon draw:style-name="gr7" draw:text-style-name="P1" draw:layer="layout" svg:width="0cm" svg:height="0cm" svg:x="9.679cm" svg:y="6.235cm" svg:viewBox="0 0 0 0" draw:points="0,0">
          <text:p/>
        </draw:polygon>
        <draw:path draw:style-name="gr6" draw:text-style-name="P3" draw:layer="layout" svg:width="0.343cm" svg:height="0.473cm" svg:x="8.209cm" svg:y="4.382cm" svg:viewBox="0 0 344 474" svg:d="M0 40c8-12 18-21 30-28 71-41 188 26 260 151 72 124 72 258 0 299-12 7-25 11-39 12l27-16c69-40 69-169 0-288-69-121-182-186-251-146z">
          <text:p/>
        </draw:path>
        <draw:polygon draw:style-name="gr7" draw:text-style-name="P1" draw:layer="layout" svg:width="0cm" svg:height="0cm" svg:x="9.679cm" svg:y="6.235cm" svg:viewBox="0 0 0 0" draw:points="0,0">
          <text:p/>
        </draw:polygon>
        <draw:path draw:style-name="gr6" draw:text-style-name="P3" draw:layer="layout" svg:width="0.343cm" svg:height="0.473cm" svg:x="8.209cm" svg:y="6.218cm" svg:viewBox="0 0 344 474" svg:d="M0 41c8-12 18-22 30-29 71-41 188 26 260 150 72 125 72 259 0 301-12 6-25 10-39 11l27-16c69-39 69-169 0-288-69-121-182-185-251-145z">
          <text:p/>
        </draw:path>
        <draw:polygon draw:style-name="gr7" draw:text-style-name="P1" draw:layer="layout" svg:width="0cm" svg:height="0cm" svg:x="9.679cm" svg:y="6.235cm" svg:viewBox="0 0 0 0" draw:points="0,0">
          <text:p/>
        </draw:polygon>
        <draw:line draw:style-name="gr8" draw:text-style-name="P1" draw:layer="layout" svg:x1="11.741cm" svg:y1="6.916cm" svg:x2="8.374cm" svg:y2="8.86cm">
          <text:p/>
        </draw:line>
        <draw:line draw:style-name="gr8" draw:text-style-name="P1" draw:layer="layout" svg:x1="11.741cm" svg:y1="6.917cm" svg:x2="10.945cm" svg:y2="6.457cm">
          <text:p/>
        </draw:line>
        <draw:path draw:style-name="gr8" draw:text-style-name="P1" draw:layer="layout" svg:width="0.037cm" svg:height="0.096cm" svg:x="7.933cm" svg:y="8.508cm" svg:viewBox="0 0 38 97" svg:d="M0 97c25-31 38-64 38-97">
          <text:p/>
        </draw:path>
        <draw:path draw:style-name="gr8" draw:text-style-name="P1" draw:layer="layout" svg:width="0.568cm" svg:height="0.231cm" svg:x="7.402cm" svg:y="8.277cm" svg:viewBox="0 0 569 232" svg:d="M569 232c0-79-70-153-185-196-114-42-260-48-384-15">
          <text:p/>
        </draw:path>
        <draw:path draw:style-name="gr8" draw:text-style-name="P1" draw:layer="layout" svg:width="0.037cm" svg:height="0.097cm" svg:x="6.166cm" svg:y="7.487cm" svg:viewBox="0 0 38 98" svg:d="M0 98c25-30 38-64 38-98">
          <text:p/>
        </draw:path>
        <draw:path draw:style-name="gr8" draw:text-style-name="P1" draw:layer="layout" svg:width="0.568cm" svg:height="0.23cm" svg:x="5.635cm" svg:y="7.257cm" svg:viewBox="0 0 569 231" svg:d="M569 231c0-79-70-153-185-195s-260-48-384-15">
          <text:p/>
        </draw:path>
        <draw:line draw:style-name="gr8" draw:text-style-name="P1" draw:layer="layout" svg:x1="5.477cm" svg:y1="7.187cm" svg:x2="9.196cm" svg:y2="5.039cm">
          <text:p/>
        </draw:line>
        <draw:path draw:style-name="gr8" draw:text-style-name="P1" draw:layer="layout" svg:width="0.424cm" svg:height="0.068cm" svg:x="9.195cm" svg:y="4.972cm" svg:viewBox="0 0 425 69" svg:d="M0 69c112-65 277-86 425-54">
          <text:p/>
        </draw:path>
        <draw:line draw:style-name="gr8" draw:text-style-name="P1" draw:layer="layout" svg:x1="9.637cm" svg:y1="5.704cm" svg:x2="9.619cm" svg:y2="5.692cm">
          <text:p/>
        </draw:line>
        <draw:path draw:style-name="gr8" draw:text-style-name="P1" draw:layer="layout" svg:width="0.353cm" svg:height="0.067cm" svg:x="9.266cm" svg:y="5.488cm" svg:viewBox="0 0 354 68" svg:d="M0 0c94 54 226 78 354 65">
          <text:p/>
        </draw:path>
        <draw:path draw:style-name="gr8" draw:text-style-name="P1" draw:layer="layout" svg:width="0.47cm" svg:height="0.232cm" svg:x="9.149cm" svg:y="5.094cm" svg:viewBox="0 0 471 233" svg:d="M471 4c-116-12-236 7-327 51s-144 109-144 178">
          <text:p/>
        </draw:path>
        <draw:path draw:style-name="gr8" draw:text-style-name="P1" draw:layer="layout" svg:width="0.117cm" svg:height="0.163cm" svg:x="9.149cm" svg:y="5.325cm" svg:viewBox="0 0 118 164" svg:d="M0 0c0 61 43 120 118 164">
          <text:p/>
        </draw:path>
        <draw:path draw:style-name="gr8" draw:text-style-name="P1" draw:layer="layout" svg:width="0.168cm" svg:height="0.147cm" svg:x="8.206cm" svg:y="8.859cm" svg:viewBox="0 0 169 148" svg:d="M169 0c-58 34-117 85-169 148">
          <text:p/>
        </draw:path>
        <draw:line draw:style-name="gr8" draw:text-style-name="P1" draw:layer="layout" svg:x1="12.377cm" svg:y1="6.549cm" svg:x2="11.74cm" svg:y2="6.917cm">
          <text:p/>
        </draw:line>
        <draw:line draw:style-name="gr8" draw:text-style-name="P1" draw:layer="layout" svg:x1="12.376cm" svg:y1="6.549cm" svg:x2="12.376cm" svg:y2="7.079cm">
          <text:p/>
        </draw:line>
        <draw:line draw:style-name="gr8" draw:text-style-name="P1" draw:layer="layout" svg:x1="12.377cm" svg:y1="7.079cm" svg:x2="8.206cm" svg:y2="9.488cm">
          <text:p/>
        </draw:line>
        <draw:path draw:style-name="gr8" draw:text-style-name="P1" draw:layer="layout" svg:width="0.014cm" svg:height="0.016cm" svg:x="8.192cm" svg:y="9.006cm" svg:viewBox="0 0 15 17" svg:d="M15 0c-6 7-11 13-15 17">
          <text:p/>
        </draw:path>
        <draw:path draw:style-name="gr8" draw:text-style-name="P1" draw:layer="layout" svg:width="0.177cm" svg:height="0.166cm" svg:x="7.756cm" svg:y="8.604cm" svg:viewBox="0 0 178 167" svg:d="M178 0c-6 7-13 15-22 26-7 7-14 15-26 26-7 8-18 17-29 28-11 10-22 19-31 28-13 11-24 20-33 28-14 12-26 22-37 31">
          <text:p/>
        </draw:path>
        <draw:path draw:style-name="gr8" draw:text-style-name="P1" draw:layer="layout" svg:width="0.254cm" svg:height="0.181cm" svg:x="10.072cm" svg:y="3.16cm" svg:viewBox="0 0 255 182" svg:d="M0 182c0-162 114-229 255-147">
          <text:p/>
        </draw:path>
        <draw:path draw:style-name="gr8" draw:text-style-name="P1" draw:layer="layout" svg:width="0.255cm" svg:height="0.441cm" svg:x="10.326cm" svg:y="3.194cm" svg:viewBox="0 0 256 442" svg:d="M0 0c141 82 256 280 256 442">
          <text:p/>
        </draw:path>
        <draw:path draw:style-name="gr8" draw:text-style-name="P1" draw:layer="layout" svg:width="0.509cm" svg:height="0.476cm" svg:x="10.072cm" svg:y="3.341cm" svg:viewBox="0 0 510 477" svg:d="M510 295c0 162-114 228-256 147-140-81-254-279-254-442">
          <text:p/>
        </draw:path>
        <draw:line draw:style-name="gr8" draw:text-style-name="P1" draw:layer="layout" svg:x1="11.74cm" svg:y1="6.916cm" svg:x2="11.74cm" svg:y2="4.019cm">
          <text:p/>
        </draw:line>
        <draw:path draw:style-name="gr8" draw:text-style-name="P1" draw:layer="layout" svg:width="0.283cm" svg:height="0.49cm" svg:x="11.457cm" svg:y="3.529cm" svg:viewBox="0 0 284 491" svg:d="M284 491c0-181-128-401-284-491">
          <text:p/>
        </draw:path>
        <draw:line draw:style-name="gr8" draw:text-style-name="P1" draw:layer="layout" svg:x1="11.458cm" svg:y1="3.53cm" svg:x2="9.902cm" svg:y2="2.631cm">
          <text:p/>
        </draw:line>
        <draw:path draw:style-name="gr8" draw:text-style-name="P1" draw:layer="layout" svg:width="0.2cm" svg:height="0.038cm" svg:x="9.702cm" svg:y="2.593cm" svg:viewBox="0 0 201 39" svg:d="M201 39c-76-44-148-51-201-19">
          <text:p/>
        </draw:path>
        <draw:path draw:style-name="gr8" draw:text-style-name="P1" draw:layer="layout" svg:width="0.083cm" svg:height="0.183cm" svg:x="9.619cm" svg:y="2.612cm" svg:viewBox="0 0 84 184" svg:d="M84 0c-53 30-84 97-84 184">
          <text:p/>
        </draw:path>
        <draw:line draw:style-name="gr8" draw:text-style-name="P1" draw:layer="layout" svg:x1="9.619cm" svg:y1="5.692cm" svg:x2="9.619cm" svg:y2="2.795cm">
          <text:p/>
        </draw:line>
        <draw:path draw:style-name="gr8" draw:text-style-name="P1" draw:layer="layout" svg:width="0.254cm" svg:height="0.182cm" svg:x="10.072cm" svg:y="4.996cm" svg:viewBox="0 0 255 183" svg:d="M0 183c0-164 114-230 255-148">
          <text:p/>
        </draw:path>
        <draw:path draw:style-name="gr8" draw:text-style-name="P1" draw:layer="layout" svg:width="0.255cm" svg:height="0.441cm" svg:x="10.326cm" svg:y="5.031cm" svg:viewBox="0 0 256 442" svg:d="M0 0c141 82 256 279 256 442">
          <text:p/>
        </draw:path>
        <draw:path draw:style-name="gr8" draw:text-style-name="P1" draw:layer="layout" svg:width="0.509cm" svg:height="0.475cm" svg:x="10.072cm" svg:y="5.178cm" svg:viewBox="0 0 510 476" svg:d="M510 295c0 162-114 228-256 146-140-81-254-279-254-441">
          <text:p/>
        </draw:path>
        <draw:path draw:style-name="gr8" draw:text-style-name="P1" draw:layer="layout" svg:width="0.186cm" svg:height="0.16cm" svg:x="7.216cm" svg:y="8.298cm" svg:viewBox="0 0 187 161" svg:d="M187 0c-12 3-25 7-41 14-10 5-23 11-38 20-10 6-21 14-32 24-12 10-22 20-29 29-11 13-19 25-25 35-9 14-17 27-22 39">
          <text:p/>
        </draw:path>
        <draw:polyline draw:style-name="gr8" draw:text-style-name="P1" draw:layer="layout" svg:width="0.469cm" svg:height="0.132cm" svg:x="7.287cm" svg:y="8.77cm" svg:viewBox="0 0 470 133" draw:points="470,0 437,26 402,49 367,70 331,88 295,104 259,116 223,125 187,130 152,133 119,132 86,128 56,121 27,111 0,98">
          <text:p/>
        </draw:polyline>
        <draw:polyline draw:style-name="gr8" draw:text-style-name="P1" draw:layer="layout" svg:width="0.117cm" svg:height="0.221cm" svg:x="7.17cm" svg:y="8.646cm" svg:viewBox="0 0 118 222" draw:points="118,222 103,212 88,201 75,189 62,176 51,162 41,148 31,132 22,115 16,98 10,80 6,61 2,41 1,21 0,0">
          <text:p/>
        </draw:polyline>
        <draw:path draw:style-name="gr8" draw:text-style-name="P1" draw:layer="layout" svg:width="0.046cm" svg:height="0.188cm" svg:x="7.17cm" svg:y="8.458cm" svg:viewBox="0 0 47 189" svg:d="M0 189c0-60 17-125 47-189">
          <text:p/>
        </draw:path>
        <draw:path draw:style-name="gr8" draw:text-style-name="P1" draw:layer="layout" svg:width="0.705cm" svg:height="0.172cm" svg:x="7.183cm" svg:y="8.563cm" svg:viewBox="0 0 706 173" svg:d="M706 90c-93-70-247-103-397-86-151 17-270 82-309 169">
          <text:p/>
        </draw:path>
        <draw:path draw:style-name="gr8" draw:text-style-name="P1" draw:layer="layout" svg:width="0.177cm" svg:height="0.166cm" svg:x="5.989cm" svg:y="7.584cm" svg:viewBox="0 0 178 167" svg:d="M178 0c-6 7-13 15-22 25-7 8-14 16-26 27-7 7-18 16-29 27s-22 20-31 28c-13 11-24 21-33 29-14 12-26 22-37 31">
          <text:p/>
        </draw:path>
        <draw:path draw:style-name="gr8" draw:text-style-name="P1" draw:layer="layout" svg:width="0.186cm" svg:height="0.16cm" svg:x="5.449cm" svg:y="7.278cm" svg:viewBox="0 0 187 161" svg:d="M187 0c-12 4-25 8-41 15-10 5-22 11-37 20-10 6-21 14-32 24-12 10-22 20-29 29-12 13-20 24-26 34-9 14-17 27-22 39">
          <text:p/>
        </draw:path>
        <draw:polyline draw:style-name="gr8" draw:text-style-name="P1" draw:layer="layout" svg:width="0.469cm" svg:height="0.132cm" svg:x="5.52cm" svg:y="7.75cm" svg:viewBox="0 0 470 133" draw:points="470,0 437,25 403,50 368,70 332,88 295,103 259,115 223,124 187,130 152,133 119,132 86,128 56,121 27,111 0,98">
          <text:p/>
        </draw:polyline>
        <draw:polyline draw:style-name="gr8" draw:text-style-name="P1" draw:layer="layout" svg:width="0.117cm" svg:height="0.221cm" svg:x="5.403cm" svg:y="7.626cm" svg:viewBox="0 0 118 222" draw:points="118,222 103,212 88,201 75,189 62,175 51,161 40,146 30,131 22,114 16,97 10,79 6,60 2,40 1,20 0,0">
          <text:p/>
        </draw:polyline>
        <draw:path draw:style-name="gr8" draw:text-style-name="P1" draw:layer="layout" svg:width="0.046cm" svg:height="0.188cm" svg:x="5.403cm" svg:y="7.438cm" svg:viewBox="0 0 47 189" svg:d="M0 189c0-61 16-126 47-189">
          <text:p/>
        </draw:path>
        <draw:path draw:style-name="gr8" draw:text-style-name="P1" draw:layer="layout" svg:width="0.705cm" svg:height="0.173cm" svg:x="5.416cm" svg:y="7.543cm" svg:viewBox="0 0 706 174" svg:d="M706 91c-93-70-248-104-398-86-150 17-269 82-308 169">
          <text:p/>
        </draw:path>
        <draw:path draw:style-name="gr8" draw:text-style-name="P1" draw:layer="layout" svg:width="0.169cm" svg:height="0.147cm" svg:x="5.308cm" svg:y="7.186cm" svg:viewBox="0 0 170 148" svg:d="M170 0c-60 34-118 85-170 148">
          <text:p/>
        </draw:path>
        <draw:path draw:style-name="gr8" draw:text-style-name="P1" draw:layer="layout" svg:width="0.013cm" svg:height="0.016cm" svg:x="5.295cm" svg:y="7.333cm" svg:viewBox="0 0 14 17" svg:d="M14 0c-5 7-10 13-14 17">
          <text:p/>
        </draw:path>
        <draw:path draw:style-name="gr8" draw:text-style-name="P1" draw:layer="layout" svg:width="0.384cm" svg:height="0.088cm" svg:x="9.235cm" svg:y="5.38cm" svg:viewBox="0 0 385 89" svg:d="M385 4c-145-15-294 17-385 85">
          <text:p/>
        </draw:path>
        <draw:line draw:style-name="gr8" draw:text-style-name="P1" draw:layer="layout" svg:x1="12.376cm" svg:y1="6.549cm" svg:x2="12.376cm" svg:y2="3.652cm">
          <text:p/>
        </draw:line>
        <draw:path draw:style-name="gr8" draw:text-style-name="P1" draw:layer="layout" svg:width="0.566cm" svg:height="0.067cm" svg:x="7.64cm" svg:y="9.487cm" svg:viewBox="0 0 567 68" svg:d="M567 0c-157 91-410 91-567 0">
          <text:p/>
        </draw:path>
        <draw:polyline draw:style-name="gr8" draw:text-style-name="P1" draw:layer="layout" svg:width="0.552cm" svg:height="0.215cm" svg:x="7.64cm" svg:y="9.022cm" svg:viewBox="0 0 553 216" draw:points="553,0 520,37 483,72 444,104 403,132 361,157 317,177 274,194 230,206 188,213 146,216 106,214 68,207 33,196 0,180">
          <text:p/>
        </draw:polyline>
        <draw:line draw:style-name="gr8" draw:text-style-name="P1" draw:layer="layout" svg:x1="7.641cm" svg:y1="9.488cm" svg:x2="5.308cm" svg:y2="8.14cm">
          <text:p/>
        </draw:line>
        <draw:path draw:style-name="gr8" draw:text-style-name="P1" draw:layer="layout" svg:width="0.117cm" svg:height="0.163cm" svg:x="5.191cm" svg:y="7.977cm" svg:viewBox="0 0 118 164" svg:d="M118 164c-75-43-118-103-118-164">
          <text:p/>
        </draw:path>
        <draw:polyline draw:style-name="gr8" draw:text-style-name="P1" draw:layer="layout" svg:width="0.117cm" svg:height="0.221cm" svg:x="5.191cm" svg:y="7.634cm" svg:viewBox="0 0 118 222" draw:points="118,222 103,212 88,201 75,189 62,175 51,161 40,147 31,131 23,114 15,97 10,79 6,60 2,41 0,21 0,0">
          <text:p/>
        </draw:polyline>
        <draw:polyline draw:style-name="gr8" draw:text-style-name="P1" draw:layer="layout" svg:width="0.104cm" svg:height="0.285cm" svg:x="5.191cm" svg:y="7.349cm" svg:viewBox="0 0 105 286" draw:points="0,286 0,266 2,246 5,226 9,206 14,185 20,163 27,142 35,122 44,101 54,80 66,60 78,40 91,20 105,0">
          <text:p/>
        </draw:polyline>
        <draw:line draw:style-name="gr8" draw:text-style-name="P1" draw:layer="layout" svg:x1="5.308cm" svg:y1="7.855cm" svg:x2="7.641cm" svg:y2="9.202cm">
          <text:p/>
        </draw:line>
        <draw:path draw:style-name="gr8" draw:text-style-name="P1" draw:layer="layout" svg:width="0.054cm" svg:height="0.119cm" svg:x="10.213cm" svg:y="3.222cm" svg:viewBox="0 0 55 120" svg:d="M0 120c0-56 20-100 55-120">
          <text:p/>
        </draw:path>
        <draw:path draw:style-name="gr8" draw:text-style-name="P1" draw:layer="layout" svg:width="0.097cm" svg:height="0.012cm" svg:x="10.267cm" svg:y="3.21cm" svg:viewBox="0 0 98 13" svg:d="M0 13c27-16 61-17 98-2">
          <text:p/>
        </draw:path>
        <draw:path draw:style-name="gr8" draw:text-style-name="P1" draw:layer="layout" svg:width="0.051cm" svg:height="0.084cm" svg:x="10.527cm" svg:y="3.589cm" svg:viewBox="0 0 52 85" svg:d="M52 0c-8 40-26 69-52 85">
          <text:p/>
        </draw:path>
        <draw:path draw:style-name="gr8" draw:text-style-name="P1" draw:layer="layout" svg:width="0.314cm" svg:height="0.344cm" svg:x="10.213cm" svg:y="3.341cm" svg:viewBox="0 0 315 345" svg:d="M315 333c-54 30-133 2-201-70-69-74-114-177-114-263">
          <text:p/>
        </draw:path>
        <draw:path draw:style-name="gr8" draw:text-style-name="P1" draw:layer="layout" svg:width="0.283cm" svg:height="0.49cm" svg:x="12.093cm" svg:y="3.162cm" svg:viewBox="0 0 284 491" svg:d="M284 491c0-181-128-400-284-491">
          <text:p/>
        </draw:path>
        <draw:line draw:style-name="gr8" draw:text-style-name="P1" draw:layer="layout" svg:x1="10.538cm" svg:y1="2.264cm" svg:x2="12.094cm" svg:y2="3.163cm">
          <text:p/>
        </draw:line>
        <draw:path draw:style-name="gr8" draw:text-style-name="P1" draw:layer="layout" svg:width="0.2cm" svg:height="0.039cm" svg:x="10.338cm" svg:y="2.226cm" svg:viewBox="0 0 201 40" svg:d="M201 40c-75-45-148-52-201-21">
          <text:p/>
        </draw:path>
        <draw:path draw:style-name="gr8" draw:text-style-name="P1" draw:layer="layout" svg:width="0.054cm" svg:height="0.119cm" svg:x="10.213cm" svg:y="5.059cm" svg:viewBox="0 0 55 120" svg:d="M0 120c0-58 20-100 55-120">
          <text:p/>
        </draw:path>
        <draw:path draw:style-name="gr8" draw:text-style-name="P1" draw:layer="layout" svg:width="0.097cm" svg:height="0.013cm" svg:x="10.267cm" svg:y="5.047cm" svg:viewBox="0 0 98 14" svg:d="M0 14c27-18 61-18 98-4">
          <text:p/>
        </draw:path>
        <draw:path draw:style-name="gr8" draw:text-style-name="P1" draw:layer="layout" svg:width="0.051cm" svg:height="0.083cm" svg:x="10.527cm" svg:y="5.426cm" svg:viewBox="0 0 52 84" svg:d="M52 0c-8 40-26 69-52 84">
          <text:p/>
        </draw:path>
        <draw:path draw:style-name="gr8" draw:text-style-name="P1" draw:layer="layout" svg:width="0.314cm" svg:height="0.343cm" svg:x="10.213cm" svg:y="5.178cm" svg:viewBox="0 0 315 344" svg:d="M315 332c-54 30-133 3-201-70-69-72-114-176-114-262">
          <text:p/>
        </draw:path>
        <draw:path draw:style-name="gr8" draw:text-style-name="P1" draw:layer="layout" svg:width="0.011cm" svg:height="0.006cm" svg:x="7.393cm" svg:y="8.895cm" svg:viewBox="0 0 12 7" svg:d="M0 0c5 2 8 5 12 7">
          <text:p/>
        </draw:path>
        <draw:path draw:style-name="gr8" draw:text-style-name="P1" draw:layer="layout" svg:width="0.478cm" svg:height="0.144cm" svg:x="7.32cm" svg:y="8.649cm" svg:viewBox="0 0 479 145" svg:d="M479 87c-48-64-165-98-280-84-117 14-199 74-199 142">
          <text:p/>
        </draw:path>
        <draw:path draw:style-name="gr8" draw:text-style-name="P1" draw:layer="layout" svg:width="0.073cm" svg:height="0.102cm" svg:x="7.32cm" svg:y="8.793cm" svg:viewBox="0 0 74 103" svg:d="M0 0c0 40 27 76 74 103">
          <text:p/>
        </draw:path>
        <draw:path draw:style-name="gr8" draw:text-style-name="P1" draw:layer="layout" svg:width="0.011cm" svg:height="0.006cm" svg:x="5.626cm" svg:y="7.875cm" svg:viewBox="0 0 12 7" svg:d="M0 0c4 2 7 5 12 7">
          <text:p/>
        </draw:path>
        <draw:path draw:style-name="gr8" draw:text-style-name="P1" draw:layer="layout" svg:width="0.478cm" svg:height="0.144cm" svg:x="5.553cm" svg:y="7.629cm" svg:viewBox="0 0 479 145" svg:d="M479 86c-48-63-166-97-281-83-116 14-198 74-198 142">
          <text:p/>
        </draw:path>
        <draw:path draw:style-name="gr8" draw:text-style-name="P1" draw:layer="layout" svg:width="0.073cm" svg:height="0.102cm" svg:x="5.553cm" svg:y="7.773cm" svg:viewBox="0 0 74 103" svg:d="M0 0c0 39 26 76 74 103">
          <text:p/>
        </draw:path>
        <draw:path draw:style-name="gr8" draw:text-style-name="P1" draw:layer="layout" svg:width="0.271cm" svg:height="0.058cm" svg:x="9.348cm" svg:y="5.466cm" svg:viewBox="0 0 272 59" svg:d="M272 6c-100-17-208 4-272 53">
          <text:p/>
        </draw:path>
        <draw:path draw:style-name="gr8" draw:text-style-name="P1" draw:layer="layout" svg:width="0.031cm" svg:height="0.069cm" svg:x="8.1cm" svg:y="6.419cm" svg:viewBox="0 0 32 70" svg:d="M0 70c0-33 12-58 32-70">
          <text:p/>
        </draw:path>
        <draw:path draw:style-name="gr8" draw:text-style-name="P1" draw:layer="layout" svg:width="0.181cm" svg:height="0.267cm" svg:x="8.131cm" svg:y="6.412cm" svg:viewBox="0 0 182 268" svg:d="M0 7c41-24 109 15 151 87 41 72 41 150 0 174">
          <text:p/>
        </draw:path>
        <draw:path draw:style-name="gr8" draw:text-style-name="P1" draw:layer="layout" svg:width="0.181cm" svg:height="0.198cm" svg:x="8.1cm" svg:y="6.488cm" svg:viewBox="0 0 182 199" svg:d="M182 192c-30 17-76 1-117-40-39-43-65-103-65-152">
          <text:p/>
        </draw:path>
        <draw:path draw:style-name="gr8" draw:text-style-name="P1" draw:layer="layout" svg:width="0.057cm" svg:height="0.126cm" svg:x="8.011cm" svg:y="6.311cm" svg:viewBox="0 0 58 127" svg:d="M0 127c0-60 21-105 58-127">
          <text:p/>
        </draw:path>
        <draw:path draw:style-name="gr8" draw:text-style-name="P1" draw:layer="layout" svg:width="0.332cm" svg:height="0.489cm" svg:x="8.068cm" svg:y="6.298cm" svg:viewBox="0 0 333 490" svg:d="M0 13c77-44 200 27 276 158 76 132 76 275 0 319">
          <text:p/>
        </draw:path>
        <draw:path draw:style-name="gr8" draw:text-style-name="P1" draw:layer="layout" svg:width="0.332cm" svg:height="0.363cm" svg:x="8.011cm" svg:y="6.437cm" svg:viewBox="0 0 333 364" svg:d="M333 351c-55 32-139 3-212-75-73-76-121-186-121-276">
          <text:p/>
        </draw:path>
        <draw:path draw:style-name="gr8" draw:text-style-name="P1" draw:layer="layout" svg:width="0.333cm" svg:height="0.489cm" svg:x="8.104cm" svg:y="6.277cm" svg:viewBox="0 0 334 490" svg:d="M0 13c77-43 200 28 276 159 77 132 77 275 0 318">
          <text:p/>
        </draw:path>
        <draw:path draw:style-name="gr8" draw:text-style-name="P1" draw:layer="layout" svg:width="0.302cm" svg:height="0.444cm" svg:x="8.236cm" svg:y="6.231cm" svg:viewBox="0 0 303 445" svg:d="M0 12c70-40 182 24 251 144s69 250 0 289">
          <text:p/>
        </draw:path>
        <draw:path draw:style-name="gr8" draw:text-style-name="P1" draw:layer="layout" svg:width="0.03cm" svg:height="0.029cm" svg:x="8.209cm" svg:y="6.23cm" svg:viewBox="0 0 31 30" svg:d="M0 30c8-13 18-23 31-30">
          <text:p/>
        </draw:path>
        <draw:path draw:style-name="gr8" draw:text-style-name="P1" draw:layer="layout" svg:width="0.313cm" svg:height="0.461cm" svg:x="8.239cm" svg:y="6.218cm" svg:viewBox="0 0 314 462" svg:d="M0 12c72-42 188 26 260 150s72 258 0 300">
          <text:p/>
        </draw:path>
        <draw:path draw:style-name="gr8" draw:text-style-name="P1" draw:layer="layout" svg:width="0.039cm" svg:height="0.011cm" svg:x="8.459cm" svg:y="6.68cm" svg:viewBox="0 0 40 12" svg:d="M40 0c-12 7-26 11-40 12">
          <text:p/>
        </draw:path>
        <draw:path draw:style-name="gr8" draw:text-style-name="P1" draw:layer="layout" svg:width="0.313cm" svg:height="0.461cm" svg:x="8.274cm" svg:y="6.198cm" svg:viewBox="0 0 314 462" svg:d="M0 12c73-41 189 27 260 151 72 124 72 258 0 299">
          <text:p/>
        </draw:path>
        <draw:path draw:style-name="gr8" draw:text-style-name="P1" draw:layer="layout" svg:width="0.031cm" svg:height="0.068cm" svg:x="8.1cm" svg:y="4.583cm" svg:viewBox="0 0 32 69" svg:d="M0 69c0-32 12-57 32-69">
          <text:p/>
        </draw:path>
        <draw:path draw:style-name="gr8" draw:text-style-name="P1" draw:layer="layout" svg:width="0.181cm" svg:height="0.266cm" svg:x="8.131cm" svg:y="4.576cm" svg:viewBox="0 0 182 267" svg:d="M0 7c41-24 109 15 151 87 41 72 41 149 0 173">
          <text:p/>
        </draw:path>
        <draw:path draw:style-name="gr8" draw:text-style-name="P1" draw:layer="layout" svg:width="0.181cm" svg:height="0.199cm" svg:x="8.1cm" svg:y="4.651cm" svg:viewBox="0 0 182 200" svg:d="M182 192c-30 19-76 2-117-40-39-42-65-101-65-152">
          <text:p/>
        </draw:path>
        <draw:path draw:style-name="gr8" draw:text-style-name="P1" draw:layer="layout" svg:width="0.057cm" svg:height="0.126cm" svg:x="8.011cm" svg:y="4.474cm" svg:viewBox="0 0 58 127" svg:d="M0 127c0-60 21-105 58-127">
          <text:p/>
        </draw:path>
        <draw:path draw:style-name="gr8" draw:text-style-name="P1" draw:layer="layout" svg:width="0.332cm" svg:height="0.49cm" svg:x="8.068cm" svg:y="4.462cm" svg:viewBox="0 0 333 491" svg:d="M0 13c77-43 200 28 276 159 76 133 76 275 0 319">
          <text:p/>
        </draw:path>
        <draw:path draw:style-name="gr8" draw:text-style-name="P1" draw:layer="layout" svg:width="0.332cm" svg:height="0.364cm" svg:x="8.011cm" svg:y="4.6cm" svg:viewBox="0 0 333 365" svg:d="M333 352c-55 32-139 3-212-75-73-77-121-186-121-277">
          <text:p/>
        </draw:path>
        <draw:path draw:style-name="gr8" draw:text-style-name="P1" draw:layer="layout" svg:width="0.333cm" svg:height="0.489cm" svg:x="8.104cm" svg:y="4.441cm" svg:viewBox="0 0 334 490" svg:d="M0 13c77-44 200 27 276 159 77 132 77 274 0 318">
          <text:p/>
        </draw:path>
        <draw:path draw:style-name="gr8" draw:text-style-name="P1" draw:layer="layout" svg:width="0.302cm" svg:height="0.445cm" svg:x="8.236cm" svg:y="4.395cm" svg:viewBox="0 0 303 446" svg:d="M0 12c70-40 182 25 251 145s69 249 0 289">
          <text:p/>
        </draw:path>
        <draw:path draw:style-name="gr8" draw:text-style-name="P1" draw:layer="layout" svg:width="0.03cm" svg:height="0.028cm" svg:x="8.209cm" svg:y="4.394cm" svg:viewBox="0 0 31 29" svg:d="M0 29c8-12 18-22 31-29">
          <text:p/>
        </draw:path>
        <draw:path draw:style-name="gr8" draw:text-style-name="P1" draw:layer="layout" svg:width="0.313cm" svg:height="0.461cm" svg:x="8.239cm" svg:y="4.382cm" svg:viewBox="0 0 314 462" svg:d="M0 12c72-42 188 26 260 150s72 258 0 300">
          <text:p/>
        </draw:path>
        <draw:path draw:style-name="gr8" draw:text-style-name="P1" draw:layer="layout" svg:width="0.039cm" svg:height="0.012cm" svg:x="8.459cm" svg:y="4.843cm" svg:viewBox="0 0 40 13" svg:d="M40 0c-12 8-26 12-40 13">
          <text:p/>
        </draw:path>
        <draw:path draw:style-name="gr8" draw:text-style-name="P1" draw:layer="layout" svg:width="0.313cm" svg:height="0.461cm" svg:x="8.274cm" svg:y="4.361cm" svg:viewBox="0 0 314 462" svg:d="M0 12c73-42 189 26 260 150 72 124 72 259 0 300">
          <text:p/>
        </draw:path>
        <draw:path draw:style-name="gr8" draw:text-style-name="P1" draw:layer="layout" svg:width="0.234cm" svg:height="0.303cm" svg:x="10.762cm" svg:y="6.918cm" svg:viewBox="0 0 235 304" svg:d="M235 0c0 20-3 40-9 62-7 23-18 47-37 76-16 25-40 54-76 86-29 26-67 54-113 80">
          <text:p/>
        </draw:path>
        <draw:line draw:style-name="gr8" draw:text-style-name="P1" draw:layer="layout" svg:x1="10.763cm" svg:y1="7.221cm" svg:x2="9.03cm" svg:y2="8.222cm">
          <text:p/>
        </draw:line>
        <draw:path draw:style-name="gr8" draw:text-style-name="P1" draw:layer="layout" svg:width="1.33cm" svg:height="0.157cm" svg:x="7.7cm" svg:y="8.221cm" svg:viewBox="0 0 1331 158" svg:d="M1331 0c-21 12-46 26-76 40s-66 29-112 44c-54 18-122 38-226 55-33 5-70 10-111 13-42 4-87 6-134 6-45 0-91-1-132-5-41-3-78-7-111-12-103-15-172-35-227-52-51-16-90-32-122-47-32-14-58-29-80-42">
          <text:p/>
        </draw:path>
        <draw:line draw:style-name="gr8" draw:text-style-name="P1" draw:layer="layout" svg:x1="7.701cm" svg:y1="8.222cm" svg:x2="6.64cm" svg:y2="7.609cm">
          <text:p/>
        </draw:line>
        <draw:path draw:style-name="gr8" draw:text-style-name="P1" draw:layer="layout" svg:width="0.235cm" svg:height="0.303cm" svg:x="6.405cm" svg:y="7.306cm" svg:viewBox="0 0 236 304" svg:d="M236 304c-70-40-118-81-151-117-38-42-58-78-70-109-11-29-15-54-15-78">
          <text:p/>
        </draw:path>
        <draw:line draw:style-name="gr8" draw:text-style-name="P1" draw:layer="layout" svg:x1="9.702cm" svg:y1="2.613cm" svg:x2="10.339cm" svg:y2="2.244cm">
          <text:p/>
        </draw:line>
        <draw:line draw:style-name="gr8" draw:text-style-name="P1" draw:layer="layout" svg:x1="5.191cm" svg:y1="7.634cm" svg:x2="5.191cm" svg:y2="7.977cm">
          <text:p/>
        </draw:line>
        <draw:line draw:style-name="gr8" draw:text-style-name="P1" draw:layer="layout" svg:x1="9.701cm" svg:y1="6.305cm" svg:x2="10.763cm" svg:y2="6.918cm">
          <text:p/>
        </draw:line>
        <draw:path draw:style-name="gr8" draw:text-style-name="P1" draw:layer="layout" svg:width="1.245cm" svg:height="0.157cm" svg:x="8.456cm" svg:y="6.148cm" svg:viewBox="0 0 1246 158" svg:d="M0 115c28-13 61-26 103-40 55-18 122-39 225-56 33-5 70-10 112-13 41-4 87-6 133-6s91 1 132 4c41 4 78 8 112 13 104 15 172 34 228 53 50 16 89 32 121 47 33 14 58 28 80 41">
          <text:p/>
        </draw:path>
        <draw:path draw:style-name="gr8" draw:text-style-name="P1" draw:layer="layout" svg:width="0.179cm" svg:height="0.152cm" svg:x="10.762cm" svg:y="6.917cm" svg:viewBox="0 0 180 153" svg:d="M0 0c70 40 118 81 151 117 11 12 21 24 29 36">
          <text:p/>
        </draw:path>
        <draw:line draw:style-name="gr8" draw:text-style-name="P1" draw:layer="layout" svg:x1="6.64cm" svg:y1="7.306cm" svg:x2="8.021cm" svg:y2="6.508cm">
          <text:p/>
        </draw:line>
        <draw:path draw:style-name="gr8" draw:text-style-name="P1" draw:layer="layout" svg:width="0.18cm" svg:height="0.152cm" svg:x="6.46cm" svg:y="7.305cm" svg:viewBox="0 0 181 153" svg:d="M0 153c9-12 19-25 31-38 33-35 82-76 150-115">
          <text:p/>
        </draw:path>
        <draw:line draw:style-name="gr8" draw:text-style-name="P1" draw:layer="layout" svg:x1="8.068cm" svg:y1="6.312cm" svg:x2="8.105cm" svg:y2="6.29cm">
          <text:p/>
        </draw:line>
        <draw:line draw:style-name="gr8" draw:text-style-name="P1" draw:layer="layout" svg:x1="8.343cm" svg:y1="6.788cm" svg:x2="8.38cm" svg:y2="6.766cm">
          <text:p/>
        </draw:line>
        <draw:line draw:style-name="gr8" draw:text-style-name="P1" draw:layer="layout" svg:x1="8.174cm" svg:y1="6.28cm" svg:x2="8.237cm" svg:y2="6.243cm">
          <text:p/>
        </draw:line>
        <draw:line draw:style-name="gr8" draw:text-style-name="P1" draw:layer="layout" svg:x1="8.423cm" svg:y1="6.713cm" svg:x2="8.487cm" svg:y2="6.675cm">
          <text:p/>
        </draw:line>
        <draw:line draw:style-name="gr8" draw:text-style-name="P1" draw:layer="layout" svg:x1="8.239cm" svg:y1="6.231cm" svg:x2="8.275cm" svg:y2="6.21cm">
          <text:p/>
        </draw:line>
        <draw:line draw:style-name="gr8" draw:text-style-name="P1" draw:layer="layout" svg:x1="8.498cm" svg:y1="6.681cm" svg:x2="8.534cm" svg:y2="6.659cm">
          <text:p/>
        </draw:line>
        <draw:line draw:style-name="gr8" draw:text-style-name="P1" draw:layer="layout" svg:x1="8.068cm" svg:y1="4.475cm" svg:x2="8.105cm" svg:y2="4.454cm">
          <text:p/>
        </draw:line>
        <draw:line draw:style-name="gr8" draw:text-style-name="P1" draw:layer="layout" svg:x1="8.343cm" svg:y1="4.952cm" svg:x2="8.38cm" svg:y2="4.93cm">
          <text:p/>
        </draw:line>
        <draw:line draw:style-name="gr8" draw:text-style-name="P1" draw:layer="layout" svg:x1="8.174cm" svg:y1="4.444cm" svg:x2="8.237cm" svg:y2="4.406cm">
          <text:p/>
        </draw:line>
        <draw:line draw:style-name="gr8" draw:text-style-name="P1" draw:layer="layout" svg:x1="8.423cm" svg:y1="4.876cm" svg:x2="8.487cm" svg:y2="4.839cm">
          <text:p/>
        </draw:line>
        <draw:line draw:style-name="gr8" draw:text-style-name="P1" draw:layer="layout" svg:x1="8.239cm" svg:y1="4.395cm" svg:x2="8.275cm" svg:y2="4.374cm">
          <text:p/>
        </draw:line>
        <draw:line draw:style-name="gr8" draw:text-style-name="P1" draw:layer="layout" svg:x1="8.498cm" svg:y1="4.844cm" svg:x2="8.534cm" svg:y2="4.823cm">
          <text:p/>
        </draw:line>
        <draw:path draw:style-name="gr6" draw:text-style-name="P3" draw:layer="layout" svg:width="2.999cm" svg:height="4.188cm" svg:x="18.558cm" svg:y="4.232cm" svg:viewBox="0 0 3000 4189" svg:d="M2375 3950h625v-3550c0-221-179-400-400-400h-2200c-221 0-400 179-400 400v3550h24 60 116 1425c-4-1-9 0-13 1-5 3-11 6-11 18 0 10 3 21 7 29 3 8 7 16 11 23l12 20 15 20 18 19 21 17 24 17 26 15 28 14 30 12 32 10 33 9 35 7 35 4 36 3 36 1 37-1 35-3 36-4 34-7 33-9 32-10 30-12 29-14 26-15 23-17 21-17 18-19 16-20 12-20c4-7 7-15 11-23 3-8 7-19 7-29 0-12-6-15-11-18-4-1-9-2-14-1z">
          <text:p/>
        </draw:path>
        <draw:polygon draw:style-name="gr7" draw:text-style-name="P1" draw:layer="layout" svg:width="0cm" svg:height="0cm" svg:x="19.508cm" svg:y="6.521cm" svg:viewBox="0 0 0 0" draw:points="0,0">
          <text:p/>
        </draw:polygon>
        <draw:path draw:style-name="gr6" draw:text-style-name="P3" draw:layer="layout" svg:width="4.098cm" svg:height="4.598cm" svg:x="17.459cm" svg:y="4.232cm" svg:viewBox="0 0 4099 4599" svg:d="M0 4010c0 4 0 8 0 11l5 26 9 25 13 25 18 24 23 22 26 21 29 19 34 17 35 15 39 12 40 10 42 7 43 4 43 1h3300l44-1 42-4 42-7 41-10 38-12 36-15 33-17 30-19 26-21 22-22 18-24 14-25 9-25 4-26c1-3 1-7 1-11 0-39 0-60 0-60v-3550c0-221-179-400-400-400h-2199c-221 0-400 179-400 400v3550h-77-48c4-1 10 0 14 1 5 3 11 6 11 18 0 10-4 21-7 29-4 8-7 16-12 23l-12 20-15 20-19 19-21 17-23 17-26 15-29 14-30 12-31 10-34 9-34 7-35 4-36 3-37 1 37-1 36-3 35-4 34-7 34-9 31-10 30-12 29-14 26-15 23-17 21-17 19-19 15-20 12-20c5-7 8-15 12-23 3-8 7-19 7-29 0-12-6-15-11-18-4-1-10-2-14-1h-52-95-90-85-78-71-63-54-45-36-26-15-5-6-30c-4-1-9 0-13 1-5 3-11 6-11 18 0 10 4 21 7 29s7 16 11 23l12 20 15 20 19 19 21 17 23 17 26 15 28 14 30 12 32 10 34 9 34 7 35 4 36 3 36 1-36-1-36-3-35-4-34-7-34-9-32-10-30-12-28-14-26-15-23-17-21-17-19-19-15-20-12-20c-4-7-8-15-11-23s-7-19-7-29c0-12 6-15 11-18 4-1 9-2 13-1h-24-26-24-22-22-19-18-16-14-12-10-7-6-3-1v60-60h1 3 6 7 10 12 14 16 18 19 22 22 24 26 24 30 6 5 15 26 36 45 54 63 71 78 85 90 95 52 48 77 24 60 116 1424 30 40 49 57 63 67 69 70 67 63 57 49 40 29 625c0 0 0 21 0 60v589c-1 0-2 0-3 0-2 0-5 0-7 0-4 0-8 0-13 0s-11 0-17 0c-7 0-14 0-21 0-9 0-18 0-26 0-10 0-20 0-30 0-11 0-22 0-34 0s-24 0-36 0c-13 0-26 0-39 0-14 0-28 0-42 0s-29 0-43 0c-29 0-59 0-89 0h-3300-44-44-44-41-39-37-33-30-26-22-17-12-8-2z">
          <text:p/>
        </draw:path>
        <draw:polygon draw:style-name="gr7" draw:text-style-name="P1" draw:layer="layout" svg:width="0cm" svg:height="0cm" svg:x="19.508cm" svg:y="6.521cm" svg:viewBox="0 0 0 0" draw:points="0,0">
          <text:p/>
        </draw:polygon>
        <draw:path draw:style-name="gr6" draw:text-style-name="P3" draw:layer="layout" svg:width="4.098cm" svg:height="0.589cm" svg:x="17.459cm" svg:y="8.241cm" svg:viewBox="0 0 4099 590" svg:d="M4099 0v590c-1 0-2 0-3 0-2 0-5 0-7 0-4 0-8 0-13 0s-11 0-17 0c-7 0-14 0-21 0-9 0-18 0-26 0-10 0-20 0-30 0-11 0-22 0-34 0s-24 0-36 0c-13 0-26 0-39 0-14 0-28 0-42 0s-29 0-43 0c-29 0-59 0-89 0h-3300-44-44-44-41-39-37-33-30-26-22-17-12-8-2v-590c0 4 0 8 0 11l5 26 9 25 13 25 18 24 23 22 26 21 29 19 34 17 35 15 39 12 40 10 42 7 43 4 43 1h3300l44-1 42-4 42-7 41-10 38-12 36-15 33-17 30-19 26-21 22-22 18-24 14-25 9-25 4-26c1-3 1-7 1-11z">
          <text:p/>
        </draw:path>
        <draw:polygon draw:style-name="gr7" draw:text-style-name="P1" draw:layer="layout" svg:width="0cm" svg:height="0cm" svg:x="19.508cm" svg:y="6.521cm" svg:viewBox="0 0 0 0" draw:points="0,0">
          <text:p/>
        </draw:polygon>
        <draw:path draw:style-name="gr6" draw:text-style-name="P3" draw:layer="layout" svg:width="0.72cm" svg:height="0.72cm" svg:x="19.198cm" svg:y="4.622cm" svg:viewBox="0 0 721 721" svg:d="M721 361c0 199-162 360-361 360s-360-161-360-360 161-361 360-361 361 162 361 361z">
          <text:p/>
        </draw:path>
        <draw:polygon draw:style-name="gr7" draw:text-style-name="P1" draw:layer="layout" svg:width="0cm" svg:height="0cm" svg:x="19.508cm" svg:y="6.521cm" svg:viewBox="0 0 0 0" draw:points="0,0">
          <text:p/>
        </draw:polygon>
        <draw:path draw:style-name="gr6" draw:text-style-name="P3" draw:layer="layout" svg:width="0.72cm" svg:height="0.72cm" svg:x="19.198cm" svg:y="6.871cm" svg:viewBox="0 0 721 721" svg:d="M721 360c0 199-162 361-361 361s-360-162-360-361 161-360 360-360 361 161 361 360z">
          <text:p/>
        </draw:path>
        <draw:polygon draw:style-name="gr7" draw:text-style-name="P1" draw:layer="layout" svg:width="0cm" svg:height="0cm" svg:x="19.508cm" svg:y="6.521cm" svg:viewBox="0 0 0 0" draw:points="0,0">
          <text:p/>
        </draw:polygon>
        <draw:path draw:style-name="gr6" draw:text-style-name="P3" draw:layer="layout" svg:width="0.52cm" svg:height="0.52cm" svg:x="19.298cm" svg:y="4.722cm" svg:viewBox="0 0 521 521" svg:d="M521 261c0 143-117 260-260 260-145 0-261-117-261-260 0-145 116-261 261-261 143 0 260 116 260 261z">
          <text:p/>
        </draw:path>
        <draw:polygon draw:style-name="gr7" draw:text-style-name="P1" draw:layer="layout" svg:width="0cm" svg:height="0cm" svg:x="19.508cm" svg:y="6.521cm" svg:viewBox="0 0 0 0" draw:points="0,0">
          <text:p/>
        </draw:polygon>
        <draw:path draw:style-name="gr6" draw:text-style-name="P3" draw:layer="layout" svg:width="0.52cm" svg:height="0.52cm" svg:x="19.298cm" svg:y="6.971cm" svg:viewBox="0 0 521 521" svg:d="M521 261c0 143-117 260-260 260-145 0-261-117-261-260 0-144 116-261 261-261 143 0 260 117 260 261z">
          <text:p/>
        </draw:path>
        <draw:polygon draw:style-name="gr7" draw:text-style-name="P1" draw:layer="layout" svg:width="0cm" svg:height="0cm" svg:x="19.508cm" svg:y="6.521cm" svg:viewBox="0 0 0 0" draw:points="0,0">
          <text:p/>
        </draw:polygon>
        <draw:path draw:style-name="gr6" draw:text-style-name="P3" draw:layer="layout" svg:width="0.799cm" svg:height="0.239cm" svg:x="20.158cm" svg:y="8.181cm" svg:viewBox="0 0 800 240" svg:d="M775 0c5-1 10 0 14 1 5 3 11 6 11 18 0 10-4 21-7 29-4 8-7 16-11 24l-12 20-16 20-18 19-21 17-23 17-26 15-29 14-30 12-32 10-33 9-34 7-36 4-35 3-37 1-36-1-36-3-35-4-35-7-33-9-33-10-30-12-28-14-26-15-24-17-21-17-18-19-15-20-12-20c-4-8-8-16-11-24-4-8-7-19-7-29 0-12 6-15 11-18 4-1 9-2 13-1h30 40 49 57 64 67 69 70 67 63 57 49 40z">
          <text:p/>
        </draw:path>
        <draw:polygon draw:style-name="gr7" draw:text-style-name="P1" draw:layer="layout" svg:width="0cm" svg:height="0cm" svg:x="19.508cm" svg:y="6.521cm" svg:viewBox="0 0 0 0" draw:points="0,0">
          <text:p/>
        </draw:polygon>
        <draw:line draw:style-name="gr8" draw:text-style-name="P1" draw:layer="layout" svg:x1="20.932cm" svg:y1="8.181cm" svg:x2="21.557cm" svg:y2="8.181cm">
          <text:p/>
        </draw:line>
        <draw:polyline draw:style-name="gr8" draw:text-style-name="P1" draw:layer="layout" svg:width="0.749cm" svg:height="0cm" svg:x="20.182cm" svg:y="8.181cm" svg:viewBox="0 0 750 0" draw:points="750,0 721,0 681,0 632,0 575,0 512,0 445,0 375,0 306,0 239,0 176,0 119,0 70,0 30,0 0,0">
          <text:p/>
        </draw:polyline>
        <draw:line draw:style-name="gr8" draw:text-style-name="P1" draw:layer="layout" svg:x1="18.434cm" svg:y1="8.181cm" svg:x2="20.182cm" svg:y2="8.181cm">
          <text:p/>
        </draw:line>
        <draw:polyline draw:style-name="gr8" draw:text-style-name="P1" draw:layer="layout" svg:width="0.75cm" svg:height="0cm" svg:x="17.683cm" svg:y="8.181cm" svg:viewBox="0 0 751 0" draw:points="751,0 721,0 681,0 632,0 575,0 512,0 445,0 375,0 306,0 239,0 176,0 119,0 70,0 30,0 0,0">
          <text:p/>
        </draw:polyline>
        <draw:line draw:style-name="gr8" draw:text-style-name="P1" draw:layer="layout" svg:x1="17.459cm" svg:y1="8.181cm" svg:x2="17.683cm" svg:y2="8.181cm">
          <text:p/>
        </draw:line>
        <draw:polyline draw:style-name="gr8" draw:text-style-name="P1" draw:layer="layout" svg:width="1.038cm" svg:height="0cm" svg:x="17.719cm" svg:y="8.181cm" svg:viewBox="0 0 1039 0" draw:points="1039,0 923,0 808,0 696,0 588,0 486,0 391,0 304,0 226,0 159,0 103,0 58,0 26,0 6,0 0,0">
          <text:p/>
        </draw:polyline>
        <draw:polyline draw:style-name="gr8" draw:text-style-name="P1" draw:layer="layout" svg:width="0.199cm" svg:height="0cm" svg:x="17.459cm" svg:y="8.181cm" svg:viewBox="0 0 200 0" draw:points="0,0 1,0 4,0 10,0 17,0 27,0 39,0 53,0 69,0 87,0 106,0 128,0 150,0 174,0 200,0">
          <text:p/>
        </draw:polyline>
        <draw:polyline draw:style-name="gr8" draw:text-style-name="P1" draw:layer="layout" svg:width="0.862cm" svg:height="0cm" svg:x="17.719cm" svg:y="8.181cm" svg:viewBox="0 0 863 0" draw:points="0,0 5,0 20,0 46,0 82,0 127,0 181,0 244,0 315,0 393,0 478,0 568,0 663,0 762,0 863,0">
          <text:p/>
        </draw:polyline>
        <draw:path draw:style-name="gr8" draw:text-style-name="P1" draw:layer="layout" svg:width="0cm" svg:height="0.059cm" svg:x="21.557cm" svg:y="8.181cm" svg:viewBox="0 0 0 60" svg:d="M0 0c0 0 0 21 0 60">
          <text:p/>
        </draw:path>
        <draw:line draw:style-name="gr8" draw:text-style-name="P1" draw:layer="layout" svg:x1="21.557cm" svg:y1="8.241cm" svg:x2="21.557cm" svg:y2="8.83cm">
          <text:p/>
        </draw:line>
        <draw:path draw:style-name="gr8" draw:text-style-name="P1" draw:layer="layout" svg:width="0cm" svg:height="0.01cm" svg:x="21.556cm" svg:y="8.241cm" svg:viewBox="0 0 1 11" svg:d="M1 0c0 4 0 8-1 11">
          <text:p/>
        </draw:path>
        <draw:path draw:style-name="gr8" draw:text-style-name="P1" draw:layer="layout" svg:width="0.025cm" svg:height="0.019cm" svg:x="20.932cm" svg:y="8.181cm" svg:viewBox="0 0 26 20" svg:d="M0 0c5-1 11 0 15 1 5 3 11 6 11 19">
          <text:p/>
        </draw:path>
        <draw:path draw:style-name="gr8" draw:text-style-name="P1" draw:layer="layout" svg:width="0.018cm" svg:height="0.052cm" svg:x="20.939cm" svg:y="8.2cm" svg:viewBox="0 0 19 53" svg:d="M19 0c0 10-4 21-7 29-4 9-7 17-12 24">
          <text:p/>
        </draw:path>
        <draw:path draw:style-name="gr8" draw:text-style-name="P1" draw:layer="layout" svg:width="0.72cm" svg:height="0.72cm" svg:x="19.198cm" svg:y="4.622cm" svg:viewBox="0 0 721 721" svg:d="M721 361c0 199-162 360-361 360s-360-161-360-360 161-361 360-361 361 162 361 361z">
          <text:p/>
        </draw:path>
        <draw:line draw:style-name="gr8" draw:text-style-name="P1" draw:layer="layout" svg:x1="21.557cm" svg:y1="8.181cm" svg:x2="21.557cm" svg:y2="4.632cm">
          <text:p/>
        </draw:line>
        <draw:path draw:style-name="gr8" draw:text-style-name="P1" draw:layer="layout" svg:width="0.4cm" svg:height="0.4cm" svg:x="21.157cm" svg:y="4.232cm" svg:viewBox="0 0 401 401" svg:d="M401 401c0-222-179-401-401-401">
          <text:p/>
        </draw:path>
        <draw:line draw:style-name="gr8" draw:text-style-name="P1" draw:layer="layout" svg:x1="21.157cm" svg:y1="4.232cm" svg:x2="18.958cm" svg:y2="4.232cm">
          <text:p/>
        </draw:line>
        <draw:path draw:style-name="gr8" draw:text-style-name="P1" draw:layer="layout" svg:width="0.4cm" svg:height="0.4cm" svg:x="18.558cm" svg:y="4.232cm" svg:viewBox="0 0 401 401" svg:d="M401 0c-222 0-401 179-401 401">
          <text:p/>
        </draw:path>
        <draw:line draw:style-name="gr8" draw:text-style-name="P1" draw:layer="layout" svg:x1="18.558cm" svg:y1="8.181cm" svg:x2="18.558cm" svg:y2="4.632cm">
          <text:p/>
        </draw:line>
        <draw:path draw:style-name="gr8" draw:text-style-name="P1" draw:layer="layout" svg:width="0.72cm" svg:height="0.72cm" svg:x="19.198cm" svg:y="6.871cm" svg:viewBox="0 0 721 721" svg:d="M721 360c0 199-162 361-361 361s-360-162-360-361 161-360 360-360 361 161 361 360z">
          <text:p/>
        </draw:path>
        <draw:path draw:style-name="gr8" draw:text-style-name="P1" draw:layer="layout" svg:width="0.024cm" svg:height="0.019cm" svg:x="20.158cm" svg:y="8.181cm" svg:viewBox="0 0 25 20" svg:d="M25 0c-4-1-9 0-14 1-5 3-11 6-11 19">
          <text:p/>
        </draw:path>
        <draw:path draw:style-name="gr8" draw:text-style-name="P1" draw:layer="layout" svg:width="0.018cm" svg:height="0.052cm" svg:x="20.158cm" svg:y="8.2cm" svg:viewBox="0 0 19 53" svg:d="M0 0c0 10 3 21 7 29 3 9 8 17 12 24">
          <text:p/>
        </draw:path>
        <draw:polyline draw:style-name="gr8" draw:text-style-name="P1" draw:layer="layout" svg:width="0.382cm" svg:height="0.168cm" svg:x="20.557cm" svg:y="8.252cm" svg:viewBox="0 0 383 169" draw:points="383,0 371,20 355,40 337,59 316,77 293,94 267,109 238,123 207,135 175,145 142,154 108,161 72,165 37,168 0,169">
          <text:p/>
        </draw:polyline>
        <draw:polyline draw:style-name="gr8" draw:text-style-name="P1" draw:layer="layout" svg:width="0.381cm" svg:height="0.168cm" svg:x="20.176cm" svg:y="8.252cm" svg:viewBox="0 0 382 169" draw:points="382,169 346,168 310,165 275,161 240,154 206,145 174,135 144,123 116,109 90,94 66,77 45,59 27,40 12,20 0,0">
          <text:p/>
        </draw:polyline>
        <draw:path draw:style-name="gr8" draw:text-style-name="P1" draw:layer="layout" svg:width="0.024cm" svg:height="0.019cm" svg:x="18.434cm" svg:y="8.181cm" svg:viewBox="0 0 25 20" svg:d="M0 0c4-1 9 0 14 1 5 3 11 6 11 19">
          <text:p/>
        </draw:path>
        <draw:path draw:style-name="gr8" draw:text-style-name="P1" draw:layer="layout" svg:width="0.018cm" svg:height="0.052cm" svg:x="18.44cm" svg:y="8.2cm" svg:viewBox="0 0 19 53" svg:d="M19 0c0 10-4 21-7 29-4 9-7 17-12 24">
          <text:p/>
        </draw:path>
        <draw:path draw:style-name="gr8" draw:text-style-name="P1" draw:layer="layout" svg:width="0.024cm" svg:height="0.019cm" svg:x="17.659cm" svg:y="8.181cm" svg:viewBox="0 0 25 20" svg:d="M25 0c-4-1-10 0-14 1-5 3-11 6-11 19">
          <text:p/>
        </draw:path>
        <draw:path draw:style-name="gr8" draw:text-style-name="P1" draw:layer="layout" svg:width="0.018cm" svg:height="0.052cm" svg:x="17.659cm" svg:y="8.2cm" svg:viewBox="0 0 19 53" svg:d="M0 0c0 10 4 21 7 29 4 9 8 17 12 24">
          <text:p/>
        </draw:path>
        <draw:polyline draw:style-name="gr8" draw:text-style-name="P1" draw:layer="layout" svg:width="0.382cm" svg:height="0.168cm" svg:x="18.058cm" svg:y="8.252cm" svg:viewBox="0 0 383 169" draw:points="383,0 371,20 356,40 337,59 316,77 293,94 267,109 238,123 208,135 177,145 143,154 109,161 74,165 37,168 0,169">
          <text:p/>
        </draw:polyline>
        <draw:polyline draw:style-name="gr8" draw:text-style-name="P1" draw:layer="layout" svg:width="0.381cm" svg:height="0.168cm" svg:x="17.677cm" svg:y="8.252cm" svg:viewBox="0 0 382 169" draw:points="382,169 346,168 310,165 275,161 241,154 207,145 175,135 145,123 117,109 91,94 68,77 47,59 27,40 12,20 0,0">
          <text:p/>
        </draw:polyline>
        <draw:path draw:style-name="gr8" draw:text-style-name="P1" draw:layer="layout" svg:width="0cm" svg:height="0.059cm" svg:x="17.459cm" svg:y="8.181cm" svg:viewBox="0 0 0 60" svg:d="M0 0c0 0 0 21 0 60">
          <text:p/>
        </draw:path>
        <draw:path draw:style-name="gr8" draw:text-style-name="P1" draw:layer="layout" svg:width="0cm" svg:height="0.01cm" svg:x="17.459cm" svg:y="8.241cm" svg:viewBox="0 0 0 11" svg:d="M0 0c0 4 0 8 0 11">
          <text:p/>
        </draw:path>
        <draw:line draw:style-name="gr8" draw:text-style-name="P1" draw:layer="layout" svg:x1="17.459cm" svg:y1="8.181cm" svg:x2="17.459cm" svg:y2="8.241cm">
          <text:p/>
        </draw:line>
        <draw:line draw:style-name="gr8" draw:text-style-name="P1" draw:layer="layout" svg:x1="17.459cm" svg:y1="8.241cm" svg:x2="17.459cm" svg:y2="8.83cm">
          <text:p/>
        </draw:line>
        <draw:path draw:style-name="gr8" draw:text-style-name="P1" draw:layer="layout" svg:width="0.399cm" svg:height="0cm" svg:x="21.157cm" svg:y="8.83cm" svg:viewBox="0 0 400 0" svg:d="M400 0c-1 0-2 0-3 0-2 0-5 0-7 0-4 0-8 0-13 0s-11 0-17 0c-7 0-14 0-21 0-9 0-18 0-26 0-10 0-20 0-30 0-11 0-22 0-34 0s-24 0-36 0c-13 0-26 0-39 0-14 0-28 0-42 0s-29 0-43 0c-29 0-59 0-89 0">
          <text:p/>
        </draw:path>
        <draw:polyline draw:style-name="gr8" draw:text-style-name="P1" draw:layer="layout" svg:width="0.399cm" svg:height="0.228cm" svg:x="21.157cm" svg:y="8.252cm" svg:viewBox="0 0 400 229" draw:points="400,0 396,26 387,51 373,77 355,101 333,123 307,144 277,163 244,180 208,195 169,207 128,217 86,224 44,228 0,229">
          <text:p/>
        </draw:polyline>
        <draw:line draw:style-name="gr8" draw:text-style-name="P1" draw:layer="layout" svg:x1="21.157cm" svg:y1="8.83cm" svg:x2="17.858cm" svg:y2="8.83cm">
          <text:p/>
        </draw:line>
        <draw:polyline draw:style-name="gr8" draw:text-style-name="P1" draw:layer="layout" svg:width="0.398cm" svg:height="0cm" svg:x="17.459cm" svg:y="8.83cm" svg:viewBox="0 0 399 0" draw:points="399,0 355,0 311,0 267,0 226,0 187,0 150,0 117,0 87,0 61,0 39,0 22,0 10,0 2,0 0,0">
          <text:p/>
        </draw:polyline>
        <draw:polyline draw:style-name="gr8" draw:text-style-name="P1" draw:layer="layout" svg:width="0.399cm" svg:height="0.228cm" svg:x="17.459cm" svg:y="8.252cm" svg:viewBox="0 0 400 229" draw:points="400,229 357,228 314,224 271,217 231,207 192,195 157,180 123,163 94,144 68,123 45,101 27,77 14,51 5,26 0,0">
          <text:p/>
        </draw:polyline>
        <draw:line draw:style-name="gr8" draw:text-style-name="P1" draw:layer="layout" svg:x1="17.858cm" svg:y1="8.48cm" svg:x2="21.157cm" svg:y2="8.48cm">
          <text:p/>
        </draw:line>
        <draw:path draw:style-name="gr8" draw:text-style-name="P1" draw:layer="layout" svg:width="0.52cm" svg:height="0.52cm" svg:x="19.298cm" svg:y="4.722cm" svg:viewBox="0 0 521 521" svg:d="M521 261c0 143-117 260-260 260-145 0-261-117-261-260 0-145 116-261 261-261 143 0 260 116 260 261z">
          <text:p/>
        </draw:path>
        <draw:path draw:style-name="gr8" draw:text-style-name="P1" draw:layer="layout" svg:width="0.52cm" svg:height="0.52cm" svg:x="19.298cm" svg:y="6.971cm" svg:viewBox="0 0 521 521" svg:d="M521 261c0 143-117 260-260 260-145 0-261-117-261-260 0-144 116-261 261-261 143 0 260 117 260 261z">
          <text:p/>
        </draw:path>
        <draw:polygon draw:style-name="gr7" draw:text-style-name="P1" draw:layer="layout" svg:width="0cm" svg:height="0cm" svg:x="19.508cm" svg:y="6.521cm" svg:viewBox="0 0 0 0" draw:points="0,0">
          <text:p/>
        </draw:polygon>
        <draw:polyline draw:style-name="gr9" draw:text-style-name="P1" draw:layer="layout" svg:width="3.225cm" svg:height="5.92cm" svg:x="19.666cm" svg:y="5.218cm" svg:viewBox="0 0 3226 5921" draw:points="3226,5921 2726,5921 0,0">
          <text:p/>
        </draw:polyline>
        <draw:polygon draw:style-name="gr10" draw:text-style-name="P2" draw:layer="layout" svg:width="0.285cm" svg:height="0.489cm" svg:x="19.666cm" svg:y="5.218cm" svg:viewBox="0 0 286 490" draw:points="0,0 135,490 286,420">
          <text:p/>
        </draw:polygon>
        <draw:polygon draw:style-name="gr7" draw:text-style-name="P1" draw:layer="layout" svg:width="0cm" svg:height="0cm" svg:x="19.508cm" svg:y="6.521cm" svg:viewBox="0 0 0 0" draw:points="0,0">
          <text:p/>
        </draw:polygon>
        <draw:polyline draw:style-name="gr9" draw:text-style-name="P1" draw:layer="layout" svg:width="3.181cm" svg:height="3.697cm" svg:x="19.71cm" svg:y="7.441cm" svg:viewBox="0 0 3182 3698" draw:points="3182,3698 2682,3698 0,0">
          <text:p/>
        </draw:polyline>
        <draw:polygon draw:style-name="gr10" draw:text-style-name="P2" draw:layer="layout" svg:width="0.361cm" svg:height="0.454cm" svg:x="19.71cm" svg:y="7.441cm" svg:viewBox="0 0 362 455" draw:points="0,0 226,455 362,357">
          <text:p/>
        </draw:polygon>
        <draw:path draw:style-name="gr6" draw:text-style-name="P3" draw:layer="layout" svg:width="3.592cm" svg:height="3.665cm" svg:x="2.556cm" svg:y="14.321cm" svg:viewBox="0 0 3593 3666" svg:d="M3593 2162v266l-2086 1204c-78 45-204 45-282 0l-1167-673c-37-22-58-51-58-82v-172c0-45 19-97 52-142 2-2 4-5 6-8 26-31 55-57 85-74l1859-1074c56-32 139-43 212-27v-1095c0-44 15-77 42-92l318-183c26-16 62-12 100 9l778 449c78 45 141 155 141 245z">
          <text:p/>
        </draw:path>
        <draw:polygon draw:style-name="gr7" draw:text-style-name="P1" draw:layer="layout" svg:width="0cm" svg:height="0cm" svg:x="4.8cm" svg:y="16.326cm" svg:viewBox="0 0 0 0" draw:points="0,0">
          <text:p/>
        </draw:polygon>
        <draw:path draw:style-name="gr6" draw:text-style-name="P3" draw:layer="layout" svg:width="3.274cm" svg:height="3.322cm" svg:x="2.556cm" svg:y="14.505cm" svg:viewBox="0 0 3275 3323" svg:d="M3275 2162v-1448c0-90-63-200-141-245l-777-450c-39-22-75-25-101-10-27 15-42 48-42 92v1096 56c-58-6-118 3-163 25-46 22-72 54-72 89 0 26 15 51 43 71 5 4 10 7 16 10 12 7 26 13 41 19 41 13 89 18 135 13l4 73-4-73v-40-44-143-56c-73-16-156-5-212 27l-1859 1073c-30 17-59 43-85 74-2 3-4 6-6 8-33 45-52 97-52 142 0 7 0 14 1 21 1 6 2 13 4 19s4 12 6 18c1 2 3 5 4 8 3 5 6 10 10 15s8 9 12 13c4 5 9 8 14 12 2 1 5 3 7 5l1167 673 16 8 18 5 19 4 19 1 21-2 22-3 21-6 22-8 22-11 21-12 20-14 20-16 18-17 17-19c1-2 4-4 6-8 26-31 55-56 85-73l1683-972-397-229z">
          <text:p/>
        </draw:path>
        <draw:polygon draw:style-name="gr7" draw:text-style-name="P1" draw:layer="layout" svg:width="0cm" svg:height="0cm" svg:x="4.8cm" svg:y="16.326cm" svg:viewBox="0 0 0 0" draw:points="0,0">
          <text:p/>
        </draw:polygon>
        <draw:path draw:style-name="gr6" draw:text-style-name="P3" draw:layer="layout" svg:width="2.24cm" svg:height="1.115cm" svg:x="3.191cm" svg:y="16.282cm" svg:viewBox="0 0 2241 1116" svg:d="M2241 461c-16 22-43 49-90 76l-866 501c-21 12-48 26-93 42-28 9-62 18-113 27-33 5-75 9-123 9-45 1-88-3-121-8-52-8-86-17-114-26-50-17-78-31-101-44l-531-307c-34-20-59-41-75-58-6-7-10-13-14-18 4-6 9-13 15-19 16-18 40-38 74-57l867-500c21-12 48-26 94-42 27-9 61-19 113-27 32-5 75-10 122-10 46 0 89 4 122 9 51 8 86 17 113 26 51 16 79 31 101 44l530 306c35 20 59 40 75 58 6 6 11 12 15 18z">
          <text:p/>
        </draw:path>
        <draw:polygon draw:style-name="gr7" draw:text-style-name="P1" draw:layer="layout" svg:width="0cm" svg:height="0cm" svg:x="4.8cm" svg:y="16.326cm" svg:viewBox="0 0 0 0" draw:points="0,0">
          <text:p/>
        </draw:polygon>
        <draw:path draw:style-name="gr6" draw:text-style-name="P3" draw:layer="layout" svg:width="2.296cm" svg:height="1.115cm" svg:x="3.163cm" svg:y="16.282cm" svg:viewBox="0 0 2297 1116" svg:d="M2297 385c0 10-2 20-5 31-3 12-9 24-18 38-2 3-3 5-5 7-16 22-43 49-90 76l-866 501c-21 12-48 26-93 42-28 9-62 18-113 27-33 5-75 9-123 9-45 1-88-3-121-8-52-8-86-17-114-26-50-17-78-31-101-44l-531-307c-34-20-59-41-75-58-6-7-10-13-14-18-23-32-27-54-28-76 1 22 5 44 28 76 4-6 9-13 15-19 16-18 40-38 74-57l867-500c21-12 48-26 94-42 27-9 61-19 113-27 32-5 75-10 122-10 46 0 89 4 122 9 51 8 86 17 113 26 51 16 79 31 101 44l530 306c35 20 59 40 75 58 6 6 11 12 15 18 2-2 3-4 5-7 9-14 15-26 18-38 3-11 5-21 5-31z">
          <text:p/>
        </draw:path>
        <draw:polygon draw:style-name="gr7" draw:text-style-name="P1" draw:layer="layout" svg:width="0cm" svg:height="0cm" svg:x="4.8cm" svg:y="16.326cm" svg:viewBox="0 0 0 0" draw:points="0,0">
          <text:p/>
        </draw:polygon>
        <draw:path draw:style-name="gr6" draw:text-style-name="P3" draw:layer="layout" svg:width="1.336cm" svg:height="2.345cm" svg:x="4.812cm" svg:y="14.321cm" svg:viewBox="0 0 1337 2346" svg:d="M1337 2163v-1450c0-90-63-200-142-245l-777-449c-38-21-74-25-100-9l-318 183c26-15 62-12 100 10l777 449c78 45 141 155 141 245v1449z">
          <text:p/>
        </draw:path>
        <draw:polygon draw:style-name="gr7" draw:text-style-name="P1" draw:layer="layout" svg:width="0cm" svg:height="0cm" svg:x="4.8cm" svg:y="16.326cm" svg:viewBox="0 0 0 0" draw:points="0,0">
          <text:p/>
        </draw:polygon>
        <draw:path draw:style-name="gr6" draw:text-style-name="P3" draw:layer="layout" svg:width="3.592cm" svg:height="1.503cm" svg:x="2.556cm" svg:y="16.483cm" svg:viewBox="0 0 3593 1504" svg:d="M3593 0v265l-2086 1205c-78 45-204 45-282 0l-1167-673c-37-23-58-52-58-83v-172c0 7 0 14 1 21 1 6 2 13 4 19s4 12 6 18c1 2 3 5 4 8 3 5 6 10 10 15s8 9 12 13c4 5 9 8 14 12 2 1 5 3 7 5l1167 674 16 8 18 5 19 4 19 1 21-2 22-3 21-6 22-8 22-11 21-12 20-14 20-16 18-17 17-19c1-2 4-4 6-8 26-31 55-56 85-73l1683-973z">
          <text:p/>
        </draw:path>
        <draw:polygon draw:style-name="gr7" draw:text-style-name="P1" draw:layer="layout" svg:width="0cm" svg:height="0cm" svg:x="4.8cm" svg:y="16.326cm" svg:viewBox="0 0 0 0" draw:points="0,0">
          <text:p/>
        </draw:polygon>
        <draw:path draw:style-name="gr6" draw:text-style-name="P3" draw:layer="layout" svg:width="0.4cm" svg:height="0.312cm" svg:x="3.545cm" svg:y="17.347cm" svg:viewBox="0 0 401 313" svg:d="M383 163c12-15 18-31 18-48 0-39-34-76-92-97-57-21-130-24-192-8-6 2-13 4-21 7-5 3-11 6-18 10-5 3-11 7-17 13-5 5-10 9-14 14-5 6-9 12-13 17-4 7-8 13-11 20-15 31-23 64-23 93 1 7 1 14 2 21 1 6 2 13 3 19 2 6 4 12 7 18 1 2 2 5 4 8 3 5 6 10 9 15 4 5 8 9 12 14 5 5 9 8 14 12 3 1 5 3 8 5l13 6 15 5 15 4 16 2h17l18-1 17-3 18-4 18-6 19-8 17-9 19-11 17-12 16-13c6-5 14-11 21-17-24-31-83-49-141-42-57 8-99 37-99 71 0 19 14 38 37 52 2 1 4 2 5 3-1-1-3-2-5-3-23-14-37-33-37-52 0-34 42-63 99-71 58-7 117 11 141 42 8-7 18-15 30-26 6-6 11-11 15-15-46-35-124-52-199-43-75 8-135 41-154 84 19-43 79-76 154-84 75-9 153 8 199 43 13-12 18-19 23-25z">
          <text:p/>
        </draw:path>
        <draw:polygon draw:style-name="gr7" draw:text-style-name="P1" draw:layer="layout" svg:width="0cm" svg:height="0cm" svg:x="4.8cm" svg:y="16.326cm" svg:viewBox="0 0 0 0" draw:points="0,0">
          <text:p/>
        </draw:polygon>
        <draw:path draw:style-name="gr6" draw:text-style-name="P3" draw:layer="layout" svg:width="0.4cm" svg:height="0.312cm" svg:x="3.545cm" svg:y="17.347cm" svg:viewBox="0 0 401 313" svg:d="M383 163c12-15 18-31 18-48 0-39-34-76-92-97-57-21-130-24-192-8-6 2-13 4-21 7-5 3-11 6-18 10-5 3-11 7-17 13-5 5-10 9-14 14-5 6-9 12-13 17-4 7-8 13-11 20-15 31-23 64-23 93 1 7 1 14 2 21 1 6 2 13 3 19 2 6 4 12 7 18 1 2 2 5 4 8 3 5 6 10 9 15 4 5 8 9 12 14 5 5 9 8 14 12 3 1 5 3 8 5l13 6 15 5 15 4 16 2h17l18-1 17-3 18-4 18-6 19-8 17-9 19-11 17-12 16-13c6-5 14-11 21-17 8-7 18-15 30-26 6-6 11-11 15-15 13-12 18-19 23-25z">
          <text:p/>
        </draw:path>
        <draw:polygon draw:style-name="gr7" draw:text-style-name="P1" draw:layer="layout" svg:width="0cm" svg:height="0cm" svg:x="4.8cm" svg:y="16.326cm" svg:viewBox="0 0 0 0" draw:points="0,0">
          <text:p/>
        </draw:polygon>
        <draw:path draw:style-name="gr6" draw:text-style-name="P3" draw:layer="layout" svg:width="0.4cm" svg:height="0.312cm" svg:x="2.662cm" svg:y="16.837cm" svg:viewBox="0 0 401 313" svg:d="M382 163c12-15 19-31 19-48 0-39-35-76-93-97s-130-24-192-8c-6 2-13 4-20 7-6 3-12 6-19 10-5 3-10 7-16 12s-11 10-15 15c-5 6-9 12-12 17-5 7-8 13-11 19-15 32-23 65-23 95 0 7 0 14 1 21 1 6 2 12 4 19 2 6 4 12 6 17 1 3 3 6 4 9 3 5 6 10 10 15s8 9 12 13 9 8 14 12c2 1 5 3 7 5l14 6 14 5 16 4 16 2h17l17-1 18-3 18-4 18-6 18-8 18-9 17-10 17-12 17-13c6-5 13-11 21-17-24-32-82-49-140-42s-99 37-99 71c0 19 13 37 36 51 2 1 4 2 6 3-2-1-4-2-6-3-23-14-36-32-36-51 0-34 41-64 99-71s116 10 140 42c8-7 19-15 30-26 7-6 12-11 16-15-47-36-124-53-199-44-75 8-135 42-155 85 20-43 80-77 155-85 75-9 152 8 199 44 12-12 18-19 22-26z">
          <text:p/>
        </draw:path>
        <draw:polygon draw:style-name="gr7" draw:text-style-name="P1" draw:layer="layout" svg:width="0cm" svg:height="0cm" svg:x="4.8cm" svg:y="16.326cm" svg:viewBox="0 0 0 0" draw:points="0,0">
          <text:p/>
        </draw:polygon>
        <draw:path draw:style-name="gr6" draw:text-style-name="P3" draw:layer="layout" svg:width="0.4cm" svg:height="0.312cm" svg:x="2.662cm" svg:y="16.837cm" svg:viewBox="0 0 401 313" svg:d="M382 163c12-15 19-31 19-48 0-39-35-76-93-97s-130-24-192-8c-6 2-13 4-20 7-6 3-12 6-19 10-5 3-10 7-16 12s-11 10-15 15c-5 6-9 12-12 17-5 7-8 13-11 19-15 32-23 65-23 95 0 7 0 14 1 21 1 6 2 12 4 19 2 6 4 12 6 17 1 3 3 6 4 9 3 5 6 10 10 15s8 9 12 13 9 8 14 12c2 1 5 3 7 5l14 6 14 5 16 4 16 2h17l17-1 18-3 18-4 18-6 18-8 18-9 17-10 17-12 17-13c6-5 13-11 21-17 8-7 19-15 30-26 7-6 12-11 16-15 12-12 18-19 22-26z">
          <text:p/>
        </draw:path>
        <draw:polygon draw:style-name="gr7" draw:text-style-name="P1" draw:layer="layout" svg:width="0cm" svg:height="0cm" svg:x="4.8cm" svg:y="16.326cm" svg:viewBox="0 0 0 0" draw:points="0,0">
          <text:p/>
        </draw:polygon>
        <draw:path draw:style-name="gr6" draw:text-style-name="P3" draw:layer="layout" svg:width="0.255cm" svg:height="0.328cm" svg:x="4.996cm" svg:y="14.788cm" svg:viewBox="0 0 256 329" svg:d="M254 216c1 8 2 16 2 23 0 81-58 114-128 73-71-40-128-139-128-221 0-81 57-114 128-73 6 3 12 8 19 12 55 42 99 118 107 186z">
          <text:p/>
        </draw:path>
        <draw:polygon draw:style-name="gr7" draw:text-style-name="P1" draw:layer="layout" svg:width="0cm" svg:height="0cm" svg:x="4.8cm" svg:y="16.326cm" svg:viewBox="0 0 0 0" draw:points="0,0">
          <text:p/>
        </draw:polygon>
        <draw:path draw:style-name="gr6" draw:text-style-name="P3" draw:layer="layout" svg:width="0.255cm" svg:height="0.329cm" svg:x="4.996cm" svg:y="15.706cm" svg:viewBox="0 0 256 330" svg:d="M254 216c1 8 2 16 2 23 0 81-58 114-128 74-71-41-128-141-128-222s57-114 128-73c6 3 12 8 19 12 55 42 99 117 107 186z">
          <text:p/>
        </draw:path>
        <draw:polygon draw:style-name="gr7" draw:text-style-name="P1" draw:layer="layout" svg:width="0cm" svg:height="0cm" svg:x="4.8cm" svg:y="16.326cm" svg:viewBox="0 0 0 0" draw:points="0,0">
          <text:p/>
        </draw:polygon>
        <draw:path draw:style-name="gr6" draw:text-style-name="P3" draw:layer="layout" svg:width="0.235cm" svg:height="0.187cm" svg:x="4.535cm" svg:y="15.755cm" svg:viewBox="0 0 236 188" svg:d="M236 145v-143c-58-6-118 3-163 25-47 22-73 54-73 89 0 26 15 52 43 72 47-33 121-51 193-43z">
          <text:p/>
        </draw:path>
        <draw:polygon draw:style-name="gr7" draw:text-style-name="P1" draw:layer="layout" svg:width="0cm" svg:height="0cm" svg:x="4.8cm" svg:y="16.326cm" svg:viewBox="0 0 0 0" draw:points="0,0">
          <text:p/>
        </draw:polygon>
        <draw:path draw:style-name="gr6" draw:text-style-name="P3" draw:layer="layout" svg:width="0.255cm" svg:height="0.328cm" svg:x="4.996cm" svg:y="14.788cm" svg:viewBox="0 0 256 329" svg:d="M254 216c1 8 2 16 2 23 0 81-58 114-128 73-71-40-128-139-128-221 0-81 57-114 128-73 6 3 12 8 19 12-19-7-36-6-49 2-17 10-27 31-27 59 0 43 22 96 57 132 34 36 74 50 101 35 13-8 22-23 25-42z">
          <text:p/>
        </draw:path>
        <draw:polygon draw:style-name="gr7" draw:text-style-name="P1" draw:layer="layout" svg:width="0cm" svg:height="0cm" svg:x="4.8cm" svg:y="16.326cm" svg:viewBox="0 0 0 0" draw:points="0,0">
          <text:p/>
        </draw:polygon>
        <draw:path draw:style-name="gr6" draw:text-style-name="P3" draw:layer="layout" svg:width="0.255cm" svg:height="0.329cm" svg:x="4.996cm" svg:y="15.706cm" svg:viewBox="0 0 256 330" svg:d="M254 216c1 8 2 16 2 23 0 81-58 114-128 74-71-41-128-141-128-222s57-114 128-73c6 3 12 8 19 12-19-6-36-6-49 2-17 10-27 31-27 59 0 43 22 95 57 132 34 36 74 50 101 35 13-8 22-22 25-42z">
          <text:p/>
        </draw:path>
        <draw:polygon draw:style-name="gr7" draw:text-style-name="P1" draw:layer="layout" svg:width="0cm" svg:height="0cm" svg:x="4.8cm" svg:y="16.326cm" svg:viewBox="0 0 0 0" draw:points="0,0">
          <text:p/>
        </draw:polygon>
        <draw:path draw:style-name="gr6" draw:text-style-name="P3" draw:layer="layout" svg:width="0.182cm" svg:height="0.238cm" svg:x="5.067cm" svg:y="14.814cm" svg:viewBox="0 0 183 239" svg:d="M183 190c-3 19-12 34-25 42-26 16-67 1-101-35-35-36-57-88-57-131 0-28 10-49 27-59 13-9 30-10 49-2 56 42 99 117 107 185z">
          <text:p/>
        </draw:path>
        <draw:polygon draw:style-name="gr7" draw:text-style-name="P1" draw:layer="layout" svg:width="0cm" svg:height="0cm" svg:x="4.8cm" svg:y="16.326cm" svg:viewBox="0 0 0 0" draw:points="0,0">
          <text:p/>
        </draw:polygon>
        <draw:path draw:style-name="gr6" draw:text-style-name="P3" draw:layer="layout" svg:width="0.182cm" svg:height="0.237cm" svg:x="5.067cm" svg:y="15.732cm" svg:viewBox="0 0 183 238" svg:d="M183 190c-3 20-12 34-25 42-26 15-67 1-101-35-35-36-57-88-57-131 0-28 10-50 27-60 13-8 30-8 49-2 56 43 99 118 107 186z">
          <text:p/>
        </draw:path>
        <draw:polygon draw:style-name="gr7" draw:text-style-name="P1" draw:layer="layout" svg:width="0cm" svg:height="0cm" svg:x="4.8cm" svg:y="16.326cm" svg:viewBox="0 0 0 0" draw:points="0,0">
          <text:p/>
        </draw:polygon>
        <draw:path draw:style-name="gr6" draw:text-style-name="P3" draw:layer="layout" svg:width="0.192cm" svg:height="0.073cm" svg:x="4.578cm" svg:y="15.898cm" svg:viewBox="0 0 193 74" svg:d="M193 46v-44c-73-8-147 9-193 42 5 4 10 8 16 11 12 7 26 13 41 19 31-26 86-36 136-28z">
          <text:p/>
        </draw:path>
        <draw:polygon draw:style-name="gr7" draw:text-style-name="P1" draw:layer="layout" svg:width="0cm" svg:height="0cm" svg:x="4.8cm" svg:y="16.326cm" svg:viewBox="0 0 0 0" draw:points="0,0">
          <text:p/>
        </draw:polygon>
        <draw:path draw:style-name="gr6" draw:text-style-name="P3" draw:layer="layout" svg:width="0.135cm" svg:height="0.045cm" svg:x="4.635cm" svg:y="15.941cm" svg:viewBox="0 0 136 46" svg:d="M136 44v-41c-50-8-104 2-136 28 42 13 90 18 136 13z">
          <text:p/>
        </draw:path>
        <draw:polygon draw:style-name="gr7" draw:text-style-name="P1" draw:layer="layout" svg:width="0cm" svg:height="0cm" svg:x="4.8cm" svg:y="16.326cm" svg:viewBox="0 0 0 0" draw:points="0,0">
          <text:p/>
        </draw:polygon>
        <draw:line draw:style-name="gr8" draw:text-style-name="P1" draw:layer="layout" svg:x1="5.831cm" svg:y1="16.666cm" svg:x2="4.148cm" svg:y2="17.639cm">
          <text:p/>
        </draw:line>
        <draw:line draw:style-name="gr8" draw:text-style-name="P1" draw:layer="layout" svg:x1="5.831cm" svg:y1="16.667cm" svg:x2="5.433cm" svg:y2="16.437cm">
          <text:p/>
        </draw:line>
        <draw:path draw:style-name="gr8" draw:text-style-name="P1" draw:layer="layout" svg:width="0.018cm" svg:height="0.048cm" svg:x="3.927cm" svg:y="17.462cm" svg:viewBox="0 0 19 49" svg:d="M0 49c13-16 19-32 19-49">
          <text:p/>
        </draw:path>
        <draw:path draw:style-name="gr8" draw:text-style-name="P1" draw:layer="layout" svg:width="0.283cm" svg:height="0.115cm" svg:x="3.662cm" svg:y="17.347cm" svg:viewBox="0 0 284 116" svg:d="M284 116c0-39-34-77-92-98s-130-24-192-8">
          <text:p/>
        </draw:path>
        <draw:path draw:style-name="gr8" draw:text-style-name="P1" draw:layer="layout" svg:width="0.019cm" svg:height="0.048cm" svg:x="3.043cm" svg:y="16.952cm" svg:viewBox="0 0 20 49" svg:d="M0 49c13-15 20-31 20-49">
          <text:p/>
        </draw:path>
        <draw:path draw:style-name="gr8" draw:text-style-name="P1" draw:layer="layout" svg:width="0.284cm" svg:height="0.115cm" svg:x="2.778cm" svg:y="16.837cm" svg:viewBox="0 0 285 116" svg:d="M285 116c0-39-35-76-93-97-58-22-130-25-192-9">
          <text:p/>
        </draw:path>
        <draw:line draw:style-name="gr8" draw:text-style-name="P1" draw:layer="layout" svg:x1="2.699cm" svg:y1="16.802cm" svg:x2="4.559cm" svg:y2="15.728cm">
          <text:p/>
        </draw:line>
        <draw:path draw:style-name="gr8" draw:text-style-name="P1" draw:layer="layout" svg:width="0.212cm" svg:height="0.035cm" svg:x="4.558cm" svg:y="15.694cm" svg:viewBox="0 0 213 36" svg:d="M0 36c56-33 139-45 213-28">
          <text:p/>
        </draw:path>
        <draw:line draw:style-name="gr8" draw:text-style-name="P1" draw:layer="layout" svg:x1="4.78cm" svg:y1="16.06cm" svg:x2="4.77cm" svg:y2="16.054cm">
          <text:p/>
        </draw:line>
        <draw:path draw:style-name="gr8" draw:text-style-name="P1" draw:layer="layout" svg:width="0.176cm" svg:height="0.034cm" svg:x="4.594cm" svg:y="15.952cm" svg:viewBox="0 0 177 35" svg:d="M0 0c46 28 113 41 177 33">
          <text:p/>
        </draw:path>
        <draw:path draw:style-name="gr8" draw:text-style-name="P1" draw:layer="layout" svg:width="0.235cm" svg:height="0.116cm" svg:x="4.535cm" svg:y="15.755cm" svg:viewBox="0 0 236 117" svg:d="M236 2c-58-6-118 3-163 25-47 22-73 55-73 90">
          <text:p/>
        </draw:path>
        <draw:path draw:style-name="gr8" draw:text-style-name="P1" draw:layer="layout" svg:width="0.059cm" svg:height="0.081cm" svg:x="4.535cm" svg:y="15.871cm" svg:viewBox="0 0 60 82" svg:d="M0 0c0 30 22 61 60 82">
          <text:p/>
        </draw:path>
        <draw:path draw:style-name="gr8" draw:text-style-name="P1" draw:layer="layout" svg:width="0.085cm" svg:height="0.073cm" svg:x="4.063cm" svg:y="17.638cm" svg:viewBox="0 0 86 74" svg:d="M86 0c-30 17-59 42-86 74">
          <text:p/>
        </draw:path>
        <draw:line draw:style-name="gr8" draw:text-style-name="P1" draw:layer="layout" svg:x1="6.149cm" svg:y1="16.483cm" svg:x2="5.83cm" svg:y2="16.667cm">
          <text:p/>
        </draw:line>
        <draw:line draw:style-name="gr8" draw:text-style-name="P1" draw:layer="layout" svg:x1="6.148cm" svg:y1="16.483cm" svg:x2="6.148cm" svg:y2="16.748cm">
          <text:p/>
        </draw:line>
        <draw:line draw:style-name="gr8" draw:text-style-name="P1" draw:layer="layout" svg:x1="6.149cm" svg:y1="16.748cm" svg:x2="4.063cm" svg:y2="17.953cm">
          <text:p/>
        </draw:line>
        <draw:path draw:style-name="gr8" draw:text-style-name="P1" draw:layer="layout" svg:width="0.006cm" svg:height="0.008cm" svg:x="4.057cm" svg:y="17.711cm" svg:viewBox="0 0 7 9" svg:d="M7 0c-2 4-6 7-7 9">
          <text:p/>
        </draw:path>
        <draw:path draw:style-name="gr8" draw:text-style-name="P1" draw:layer="layout" svg:width="0.089cm" svg:height="0.083cm" svg:x="3.838cm" svg:y="17.51cm" svg:viewBox="0 0 90 84" svg:d="M90 0c-3 4-6 8-11 13-7 6-14 14-28 27-6 5-11 9-16 14-6 5-11 10-16 14-7 6-13 12-19 16">
          <text:p/>
        </draw:path>
        <draw:path draw:style-name="gr8" draw:text-style-name="P1" draw:layer="layout" svg:width="0.128cm" svg:height="0.09cm" svg:x="4.996cm" svg:y="14.788cm" svg:viewBox="0 0 129 91" svg:d="M0 91c0-82 58-115 129-73">
          <text:p/>
        </draw:path>
        <draw:path draw:style-name="gr8" draw:text-style-name="P1" draw:layer="layout" svg:width="0.127cm" svg:height="0.22cm" svg:x="5.124cm" svg:y="14.806cm" svg:viewBox="0 0 128 221" svg:d="M0 0c71 40 128 140 128 221">
          <text:p/>
        </draw:path>
        <draw:path draw:style-name="gr8" draw:text-style-name="P1" draw:layer="layout" svg:width="0.255cm" svg:height="0.238cm" svg:x="4.996cm" svg:y="14.879cm" svg:viewBox="0 0 256 239" svg:d="M256 147c0 82-58 115-128 74-71-40-128-140-128-221">
          <text:p/>
        </draw:path>
        <draw:line draw:style-name="gr8" draw:text-style-name="P1" draw:layer="layout" svg:x1="5.83cm" svg:y1="16.666cm" svg:x2="5.83cm" svg:y2="15.218cm">
          <text:p/>
        </draw:line>
        <draw:path draw:style-name="gr8" draw:text-style-name="P1" draw:layer="layout" svg:width="0.141cm" svg:height="0.245cm" svg:x="5.689cm" svg:y="14.973cm" svg:viewBox="0 0 142 246" svg:d="M142 246c0-90-63-200-142-246">
          <text:p/>
        </draw:path>
        <draw:line draw:style-name="gr8" draw:text-style-name="P1" draw:layer="layout" svg:x1="5.69cm" svg:y1="14.974cm" svg:x2="4.912cm" svg:y2="14.524cm">
          <text:p/>
        </draw:line>
        <draw:path draw:style-name="gr8" draw:text-style-name="P1" draw:layer="layout" svg:width="0.1cm" svg:height="0.019cm" svg:x="4.812cm" svg:y="14.505cm" svg:viewBox="0 0 101 20" svg:d="M101 20c-39-23-75-26-101-10">
          <text:p/>
        </draw:path>
        <draw:path draw:style-name="gr8" draw:text-style-name="P1" draw:layer="layout" svg:width="0.042cm" svg:height="0.093cm" svg:x="4.77cm" svg:y="14.514cm" svg:viewBox="0 0 43 94" svg:d="M43 0c-27 16-43 49-43 94">
          <text:p/>
        </draw:path>
        <draw:line draw:style-name="gr8" draw:text-style-name="P1" draw:layer="layout" svg:x1="4.77cm" svg:y1="16.054cm" svg:x2="4.77cm" svg:y2="14.606cm">
          <text:p/>
        </draw:line>
        <draw:path draw:style-name="gr8" draw:text-style-name="P1" draw:layer="layout" svg:width="0.128cm" svg:height="0.091cm" svg:x="4.996cm" svg:y="15.706cm" svg:viewBox="0 0 129 92" svg:d="M0 92c0-82 58-116 129-74">
          <text:p/>
        </draw:path>
        <draw:path draw:style-name="gr8" draw:text-style-name="P1" draw:layer="layout" svg:width="0.127cm" svg:height="0.22cm" svg:x="5.124cm" svg:y="15.724cm" svg:viewBox="0 0 128 221" svg:d="M0 0c71 41 128 140 128 221">
          <text:p/>
        </draw:path>
        <draw:path draw:style-name="gr8" draw:text-style-name="P1" draw:layer="layout" svg:width="0.255cm" svg:height="0.238cm" svg:x="4.996cm" svg:y="15.797cm" svg:viewBox="0 0 256 239" svg:d="M256 147c0 82-58 115-128 75-71-42-128-141-128-222">
          <text:p/>
        </draw:path>
        <draw:path draw:style-name="gr8" draw:text-style-name="P1" draw:layer="layout" svg:width="0.094cm" svg:height="0.081cm" svg:x="3.568cm" svg:y="17.357cm" svg:viewBox="0 0 95 82" svg:d="M95 0c-6 2-13 4-21 7-5 3-11 6-18 10-5 3-11 7-17 13-5 5-10 9-14 15-5 6-9 12-14 17-4 7-8 13-11 20">
          <text:p/>
        </draw:path>
        <draw:polyline draw:style-name="gr8" draw:text-style-name="P1" draw:layer="layout" svg:width="0.234cm" svg:height="0.066cm" svg:x="3.604cm" svg:y="17.593cm" svg:viewBox="0 0 235 67" draw:points="235,0 219,13 202,25 184,35 167,44 148,52 130,59 112,63 95,66 77,67 60,67 44,65 29,61 13,56 0,49">
          <text:p/>
        </draw:polyline>
        <draw:path draw:style-name="gr8" draw:text-style-name="P1" draw:layer="layout" svg:width="0.059cm" svg:height="0.111cm" svg:x="3.545cm" svg:y="17.531cm" svg:viewBox="0 0 60 112" svg:d="M60 112c-3-2-5-4-8-5-5-4-9-7-14-11-4-5-8-9-12-14s-7-10-10-15c-2-3-3-6-4-8-3-6-5-12-7-18-1-6-2-13-3-19-1-7-1-15-2-22">
          <text:p/>
        </draw:path>
        <draw:path draw:style-name="gr8" draw:text-style-name="P1" draw:layer="layout" svg:width="0.023cm" svg:height="0.093cm" svg:x="3.545cm" svg:y="17.438cm" svg:viewBox="0 0 24 94" svg:d="M0 94c0-30 9-63 24-94">
          <text:p/>
        </draw:path>
        <draw:path draw:style-name="gr8" draw:text-style-name="P1" draw:layer="layout" svg:width="0.352cm" svg:height="0.086cm" svg:x="3.552cm" svg:y="17.49cm" svg:viewBox="0 0 353 87" svg:d="M353 46c-46-36-123-53-198-44-76 8-136 42-155 85">
          <text:p/>
        </draw:path>
        <draw:path draw:style-name="gr8" draw:text-style-name="P1" draw:layer="layout" svg:width="0.088cm" svg:height="0.083cm" svg:x="2.955cm" svg:y="17cm" svg:viewBox="0 0 89 84" svg:d="M89 0c-2 4-6 8-12 13-5 7-12 15-27 28-5 5-10 9-15 14-6 5-12 10-17 14-7 6-13 11-18 15">
          <text:p/>
        </draw:path>
        <draw:path draw:style-name="gr8" draw:text-style-name="P1" draw:layer="layout" svg:width="0.093cm" svg:height="0.08cm" svg:x="2.685cm" svg:y="16.847cm" svg:viewBox="0 0 94 81" svg:d="M94 0c-6 2-13 4-20 7-6 3-12 6-20 10-5 3-10 7-16 12s-11 10-15 15c-5 6-9 12-12 17-5 7-8 14-11 20">
          <text:p/>
        </draw:path>
        <draw:polyline draw:style-name="gr8" draw:text-style-name="P1" draw:layer="layout" svg:width="0.235cm" svg:height="0.066cm" svg:x="2.72cm" svg:y="17.083cm" svg:viewBox="0 0 236 67" draw:points="236,0 219,13 201,25 184,35 166,44 148,53 130,59 112,63 94,66 77,67 60,67 44,65 28,61 14,56 0,50">
          <text:p/>
        </draw:polyline>
        <draw:path draw:style-name="gr8" draw:text-style-name="P1" draw:layer="layout" svg:width="0.058cm" svg:height="0.111cm" svg:x="2.662cm" svg:y="17.021cm" svg:viewBox="0 0 59 112" svg:d="M59 112c-2-2-5-4-7-5-5-4-10-8-14-12-5-4-9-8-13-14-4-5-7-10-10-15-1-3-3-6-4-9-2-5-4-11-6-17-2-7-3-13-4-19-1-7-1-14-1-21">
          <text:p/>
        </draw:path>
        <draw:path draw:style-name="gr8" draw:text-style-name="P1" draw:layer="layout" svg:width="0.023cm" svg:height="0.094cm" svg:x="2.662cm" svg:y="16.927cm" svg:viewBox="0 0 24 95" svg:d="M0 95c0-29 8-63 24-95">
          <text:p/>
        </draw:path>
        <draw:path draw:style-name="gr8" draw:text-style-name="P1" draw:layer="layout" svg:width="0.353cm" svg:height="0.086cm" svg:x="2.668cm" svg:y="16.98cm" svg:viewBox="0 0 354 87" svg:d="M354 46c-47-35-124-53-199-44s-135 42-155 85">
          <text:p/>
        </draw:path>
        <draw:path draw:style-name="gr8" draw:text-style-name="P1" draw:layer="layout" svg:width="0.085cm" svg:height="0.074cm" svg:x="2.614cm" svg:y="16.801cm" svg:viewBox="0 0 86 75" svg:d="M86 0c-30 17-60 44-86 75">
          <text:p/>
        </draw:path>
        <draw:path draw:style-name="gr8" draw:text-style-name="P1" draw:layer="layout" svg:width="0.006cm" svg:height="0.008cm" svg:x="2.608cm" svg:y="16.875cm" svg:viewBox="0 0 7 9" svg:d="M7 0c-3 4-5 7-7 9">
          <text:p/>
        </draw:path>
        <draw:path draw:style-name="gr8" draw:text-style-name="P1" draw:layer="layout" svg:width="0.192cm" svg:height="0.044cm" svg:x="4.578cm" svg:y="15.898cm" svg:viewBox="0 0 193 45" svg:d="M193 2c-73-8-147 9-193 43">
          <text:p/>
        </draw:path>
        <draw:line draw:style-name="gr8" draw:text-style-name="P1" draw:layer="layout" svg:x1="6.148cm" svg:y1="16.483cm" svg:x2="6.148cm" svg:y2="15.034cm">
          <text:p/>
        </draw:line>
        <draw:path draw:style-name="gr8" draw:text-style-name="P1" draw:layer="layout" svg:width="0.282cm" svg:height="0.034cm" svg:x="3.781cm" svg:y="17.952cm" svg:viewBox="0 0 283 35" svg:d="M283 0c-78 46-204 46-283 0">
          <text:p/>
        </draw:path>
        <draw:polyline draw:style-name="gr8" draw:text-style-name="P1" draw:layer="layout" svg:width="0.276cm" svg:height="0.108cm" svg:x="3.781cm" svg:y="17.719cm" svg:viewBox="0 0 277 109" draw:points="277,0 260,19 242,36 222,52 201,66 180,78 158,89 136,98 115,104 93,107 72,109 53,108 34,104 16,99 0,90">
          <text:p/>
        </draw:polyline>
        <draw:line draw:style-name="gr8" draw:text-style-name="P1" draw:layer="layout" svg:x1="3.782cm" svg:y1="17.953cm" svg:x2="2.614cm" svg:y2="17.279cm">
          <text:p/>
        </draw:line>
        <draw:path draw:style-name="gr8" draw:text-style-name="P1" draw:layer="layout" svg:width="0.058cm" svg:height="0.082cm" svg:x="2.556cm" svg:y="17.197cm" svg:viewBox="0 0 59 83" svg:d="M59 83c-38-22-59-51-59-83">
          <text:p/>
        </draw:path>
        <draw:path draw:style-name="gr8" draw:text-style-name="P1" draw:layer="layout" svg:width="0.058cm" svg:height="0.111cm" svg:x="2.556cm" svg:y="17.025cm" svg:viewBox="0 0 59 112" svg:d="M59 112c-2-2-5-4-7-5-5-4-10-7-14-12-4-4-8-8-12-13-5-6-8-11-11-16-1-3-3-6-4-8-2-6-4-12-6-18s-3-13-4-19c-1-7-1-14-1-21">
          <text:p/>
        </draw:path>
        <draw:path draw:style-name="gr8" draw:text-style-name="P1" draw:layer="layout" svg:width="0.052cm" svg:height="0.142cm" svg:x="2.556cm" svg:y="16.883cm" svg:viewBox="0 0 53 143" svg:d="M0 143c0-45 20-98 53-143">
          <text:p/>
        </draw:path>
        <draw:line draw:style-name="gr8" draw:text-style-name="P1" draw:layer="layout" svg:x1="2.614cm" svg:y1="17.136cm" svg:x2="3.782cm" svg:y2="17.81cm">
          <text:p/>
        </draw:line>
        <draw:path draw:style-name="gr8" draw:text-style-name="P1" draw:layer="layout" svg:width="0.027cm" svg:height="0.059cm" svg:x="5.067cm" svg:y="14.82cm" svg:viewBox="0 0 28 60" svg:d="M0 60c0-28 10-50 28-60">
          <text:p/>
        </draw:path>
        <draw:path draw:style-name="gr8" draw:text-style-name="P1" draw:layer="layout" svg:width="0.049cm" svg:height="0.006cm" svg:x="5.094cm" svg:y="14.814cm" svg:viewBox="0 0 50 7" svg:d="M0 7c13-9 31-10 50-2">
          <text:p/>
        </draw:path>
        <draw:path draw:style-name="gr8" draw:text-style-name="P1" draw:layer="layout" svg:width="0.025cm" svg:height="0.042cm" svg:x="5.224cm" svg:y="15.003cm" svg:viewBox="0 0 26 43" svg:d="M26 0c-3 19-13 35-26 43">
          <text:p/>
        </draw:path>
        <draw:path draw:style-name="gr8" draw:text-style-name="P1" draw:layer="layout" svg:width="0.157cm" svg:height="0.172cm" svg:x="5.067cm" svg:y="14.879cm" svg:viewBox="0 0 158 173" svg:d="M158 167c-26 15-66 1-100-35-35-36-58-89-58-132">
          <text:p/>
        </draw:path>
        <draw:path draw:style-name="gr8" draw:text-style-name="P1" draw:layer="layout" svg:width="0.141cm" svg:height="0.245cm" svg:x="6.007cm" svg:y="14.789cm" svg:viewBox="0 0 142 246" svg:d="M142 246c0-91-64-201-142-246">
          <text:p/>
        </draw:path>
        <draw:line draw:style-name="gr8" draw:text-style-name="P1" draw:layer="layout" svg:x1="5.23cm" svg:y1="14.34cm" svg:x2="6.008cm" svg:y2="14.79cm">
          <text:p/>
        </draw:line>
        <draw:path draw:style-name="gr8" draw:text-style-name="P1" draw:layer="layout" svg:width="0.1cm" svg:height="0.019cm" svg:x="5.13cm" svg:y="14.321cm" svg:viewBox="0 0 101 20" svg:d="M101 20c-39-22-75-27-101-10">
          <text:p/>
        </draw:path>
        <draw:path draw:style-name="gr8" draw:text-style-name="P1" draw:layer="layout" svg:width="0.027cm" svg:height="0.059cm" svg:x="5.067cm" svg:y="15.738cm" svg:viewBox="0 0 28 60" svg:d="M0 60c0-29 10-50 28-60">
          <text:p/>
        </draw:path>
        <draw:path draw:style-name="gr8" draw:text-style-name="P1" draw:layer="layout" svg:width="0.049cm" svg:height="0.006cm" svg:x="5.094cm" svg:y="15.732cm" svg:viewBox="0 0 50 7" svg:d="M0 7c13-9 31-9 50-2">
          <text:p/>
        </draw:path>
        <draw:path draw:style-name="gr8" draw:text-style-name="P1" draw:layer="layout" svg:width="0.025cm" svg:height="0.042cm" svg:x="5.224cm" svg:y="15.921cm" svg:viewBox="0 0 26 43" svg:d="M26 0c-3 21-13 35-26 43">
          <text:p/>
        </draw:path>
        <draw:path draw:style-name="gr8" draw:text-style-name="P1" draw:layer="layout" svg:width="0.157cm" svg:height="0.172cm" svg:x="5.067cm" svg:y="15.797cm" svg:viewBox="0 0 158 173" svg:d="M158 167c-26 15-66 1-100-35-35-36-58-88-58-132">
          <text:p/>
        </draw:path>
        <draw:path draw:style-name="gr8" draw:text-style-name="P1" draw:layer="layout" svg:width="0.005cm" svg:height="0.004cm" svg:x="3.657cm" svg:y="17.656cm" svg:viewBox="0 0 6 5" svg:d="M0 0c3 2 5 3 6 5">
          <text:p/>
        </draw:path>
        <draw:path draw:style-name="gr8" draw:text-style-name="P1" draw:layer="layout" svg:width="0.239cm" svg:height="0.073cm" svg:x="3.62cm" svg:y="17.533cm" svg:viewBox="0 0 240 74" svg:d="M240 44c-24-31-82-50-140-42s-100 37-100 72">
          <text:p/>
        </draw:path>
        <draw:path draw:style-name="gr8" draw:text-style-name="P1" draw:layer="layout" svg:width="0.037cm" svg:height="0.051cm" svg:x="3.62cm" svg:y="17.605cm" svg:viewBox="0 0 38 52" svg:d="M0 0c0 20 14 38 38 52">
          <text:p/>
        </draw:path>
        <draw:path draw:style-name="gr8" draw:text-style-name="P1" draw:layer="layout" svg:width="0.006cm" svg:height="0.004cm" svg:x="2.773cm" svg:y="17.146cm" svg:viewBox="0 0 7 5" svg:d="M0 0c2 2 4 3 7 5">
          <text:p/>
        </draw:path>
        <draw:path draw:style-name="gr8" draw:text-style-name="P1" draw:layer="layout" svg:width="0.239cm" svg:height="0.073cm" svg:x="2.737cm" svg:y="17.023cm" svg:viewBox="0 0 240 74" svg:d="M240 45c-24-32-82-50-140-43-58 8-100 38-100 72">
          <text:p/>
        </draw:path>
        <draw:path draw:style-name="gr8" draw:text-style-name="P1" draw:layer="layout" svg:width="0.036cm" svg:height="0.051cm" svg:x="2.737cm" svg:y="17.095cm" svg:viewBox="0 0 37 52" svg:d="M0 0c0 20 13 38 37 52">
          <text:p/>
        </draw:path>
        <draw:path draw:style-name="gr8" draw:text-style-name="P1" draw:layer="layout" svg:width="0.135cm" svg:height="0.03cm" svg:x="4.635cm" svg:y="15.941cm" svg:viewBox="0 0 136 31" svg:d="M136 3c-50-8-104 2-136 28">
          <text:p/>
        </draw:path>
        <draw:path draw:style-name="gr8" draw:text-style-name="P1" draw:layer="layout" svg:width="0.118cm" svg:height="0.152cm" svg:x="5.341cm" svg:y="16.667cm" svg:viewBox="0 0 119 153" svg:d="M119 0c-1 21-5 42-24 70-9 13-21 27-38 43-15 13-34 26-57 40">
          <text:p/>
        </draw:path>
        <draw:line draw:style-name="gr8" draw:text-style-name="P1" draw:layer="layout" svg:x1="5.342cm" svg:y1="16.819cm" svg:x2="4.475cm" svg:y2="17.32cm">
          <text:p/>
        </draw:line>
        <draw:path draw:style-name="gr8" draw:text-style-name="P1" draw:layer="layout" svg:width="0.665cm" svg:height="0.078cm" svg:x="3.81cm" svg:y="17.319cm" svg:viewBox="0 0 666 79" svg:d="M666 0c-21 12-48 26-93 43-28 9-63 18-114 27-33 5-75 9-123 9-45 1-88-3-121-8-52-8-86-17-114-26-50-18-78-32-101-45">
          <text:p/>
        </draw:path>
        <draw:line draw:style-name="gr8" draw:text-style-name="P1" draw:layer="layout" svg:x1="3.811cm" svg:y1="17.32cm" svg:x2="3.28cm" svg:y2="17.013cm">
          <text:p/>
        </draw:line>
        <draw:path draw:style-name="gr8" draw:text-style-name="P1" draw:layer="layout" svg:width="0.117cm" svg:height="0.152cm" svg:x="3.163cm" svg:y="16.861cm" svg:viewBox="0 0 118 153" svg:d="M118 153c-34-20-59-42-76-59-19-22-29-39-35-55-5-14-7-26-7-39">
          <text:p/>
        </draw:path>
        <draw:line draw:style-name="gr8" draw:text-style-name="P1" draw:layer="layout" svg:x1="4.812cm" svg:y1="14.515cm" svg:x2="5.131cm" svg:y2="14.331cm">
          <text:p/>
        </draw:line>
        <draw:line draw:style-name="gr8" draw:text-style-name="P1" draw:layer="layout" svg:x1="2.556cm" svg:y1="17.025cm" svg:x2="2.556cm" svg:y2="17.197cm">
          <text:p/>
        </draw:line>
        <draw:line draw:style-name="gr8" draw:text-style-name="P1" draw:layer="layout" svg:x1="4.811cm" svg:y1="16.361cm" svg:x2="5.342cm" svg:y2="16.668cm">
          <text:p/>
        </draw:line>
        <draw:path draw:style-name="gr8" draw:text-style-name="P1" draw:layer="layout" svg:width="0.665cm" svg:height="0.079cm" svg:x="4.146cm" svg:y="16.282cm" svg:viewBox="0 0 666 80" svg:d="M0 80c21-12 48-27 94-43 27-9 61-19 114-27 32-5 75-10 122-10 46 0 89 4 122 9 51 8 86 17 113 26 51 16 79 32 101 45">
          <text:p/>
        </draw:path>
        <draw:path draw:style-name="gr8" draw:text-style-name="P1" draw:layer="layout" svg:width="0.09cm" svg:height="0.076cm" svg:x="5.341cm" svg:y="16.667cm" svg:viewBox="0 0 91 77" svg:d="M0 0c35 21 60 41 76 59 6 6 11 12 15 18">
          <text:p/>
        </draw:path>
        <draw:line draw:style-name="gr8" draw:text-style-name="P1" draw:layer="layout" svg:x1="3.28cm" svg:y1="16.862cm" svg:x2="4.147cm" svg:y2="16.361cm">
          <text:p/>
        </draw:line>
        <draw:path draw:style-name="gr8" draw:text-style-name="P1" draw:layer="layout" svg:width="0.089cm" svg:height="0.076cm" svg:x="3.191cm" svg:y="16.861cm" svg:viewBox="0 0 90 77" svg:d="M0 77c4-6 9-13 15-19 16-19 40-39 75-58">
          <text:p/>
        </draw:path>
        <draw:frame draw:style-name="gr11" draw:text-style-name="P5" draw:layer="layout" svg:width="0.665cm" svg:height="0.78cm" svg:x="27.637cm" svg:y="19.214cm">
          <draw:text-box>
            <text:p text:style-name="P4"><text:span text:style-name="T1">X</text:span></text:p>
          </draw:text-box>
        </draw:frame>
        <draw:frame draw:style-name="gr12" draw:text-style-name="P6" draw:layer="layout" svg:width="0.119cm" svg:height="0.141cm" svg:x="28.047cm" svg:y="19.721cm">
          <draw:text-box>
            <text:p text:style-name="P4"><text:span text:style-name="T2"><text:s/></text:span></text:p>
          </draw:text-box>
        </draw:frame>
        <draw:frame draw:style-name="gr13" draw:text-style-name="P7" draw:layer="layout" svg:width="9.04cm" svg:height="0.623cm" svg:x="18.415cm" svg:y="11.43cm">
          <draw:text-box>
            <text:p text:style-name="P4"><text:span text:style-name="T3">2X M3 Brass Inserts [HD-MS0030]</text:span></text:p>
          </draw:text-box>
        </draw:frame>
        <draw:frame draw:style-name="gr12" draw:text-style-name="P6" draw:layer="layout" svg:width="0.119cm" svg:height="0.141cm" svg:x="25.417cm" svg:y="12.279cm">
          <draw:text-box>
            <text:p text:style-name="P4"><text:span text:style-name="T2"><text: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Sans1" svg:font-family="DejaVuSans"/>
    <style:font-face style:name="osifont1" svg:font-family="osifont"/>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osifont" svg:font-family="osifon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9.703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3-15T15:15:10.271343876</dc:date>
    <meta:editing-duration>PT30S</meta:editing-duration>
    <meta:editing-cycles>1</meta:editing-cycles>
    <meta:document-statistic meta:object-count="523"/>
    <meta:generator>LibreOffice/5.2.7.2$Linux_X86_64 LibreOffice_project/20m0$Build-2</meta:generator>
  </office:meta>
</office:document-meta>
</file>